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08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4" table:default-cell-style-name="Default"/>
        <table:table-column table:style-name="co3" table:number-columns-repeated="40" table:default-cell-style-name="Default"/>
        <table:table-row table:style-name="ro1">
          <table:table-cell office:value-type="string" calcext:value-type="string">
            <text:p>Clock frequency is approx. 3401.5 MHz</text:p>
          </table:table-cell>
          <table:table-cell table:style-name="ce1" table:number-columns-repeated="24"/>
          <table:table-cell table:number-columns-repeated="40"/>
        </table:table-row>
        <table:table-row table:style-name="ro1">
          <table:table-cell office:value-type="string" calcext:value-type="string">
            <text:p>Memory mountain (MB/sec)</text:p>
          </table:table-cell>
          <table:table-cell table:style-name="ce1" table:number-columns-repeated="24"/>
          <table:table-cell table:number-columns-repeated="4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16M</text:p>
          </table:table-cell>
          <table:table-cell office:value-type="float" office:value="4009.8" calcext:value-type="float">
            <text:p>4009.8</text:p>
          </table:table-cell>
          <table:table-cell office:value-type="float" office:value="3837" calcext:value-type="float">
            <text:p>3837</text:p>
          </table:table-cell>
          <table:table-cell office:value-type="float" office:value="3583.8" calcext:value-type="float">
            <text:p>3583.8</text:p>
          </table:table-cell>
          <table:table-cell office:value-type="float" office:value="3095.6" calcext:value-type="float">
            <text:p>3095.6</text:p>
          </table:table-cell>
          <table:table-cell office:value-type="float" office:value="2739.1" calcext:value-type="float">
            <text:p>2739.1</text:p>
          </table:table-cell>
          <table:table-cell office:value-type="float" office:value="2340.8" calcext:value-type="float">
            <text:p>2340.8</text:p>
          </table:table-cell>
          <table:table-cell office:value-type="float" office:value="2037.2" calcext:value-type="float">
            <text:p>2037.2</text:p>
          </table:table-cell>
          <table:table-cell office:value-type="float" office:value="1794.8" calcext:value-type="float">
            <text:p>1794.8</text:p>
          </table:table-cell>
          <table:table-cell office:value-type="float" office:value="1601.3" calcext:value-type="float">
            <text:p>1601.3</text:p>
          </table:table-cell>
          <table:table-cell office:value-type="float" office:value="1444.8" calcext:value-type="float">
            <text:p>1444.8</text:p>
          </table:table-cell>
          <table:table-cell office:value-type="float" office:value="1316.4" calcext:value-type="float">
            <text:p>1316.4</text:p>
          </table:table-cell>
          <table:table-cell office:value-type="float" office:value="1210.6" calcext:value-type="float">
            <text:p>1210.6</text:p>
          </table:table-cell>
          <table:table-cell office:value-type="float" office:value="1118.2" calcext:value-type="float">
            <text:p>1118.2</text:p>
          </table:table-cell>
          <table:table-cell office:value-type="float" office:value="1039" calcext:value-type="float">
            <text:p>1039</text:p>
          </table:table-cell>
          <table:table-cell office:value-type="float" office:value="971.6" calcext:value-type="float">
            <text:p>971.6</text:p>
          </table:table-cell>
          <table:table-cell office:value-type="float" office:value="908.7" calcext:value-type="float">
            <text:p>908.7</text:p>
          </table:table-cell>
          <table:table-cell office:value-type="float" office:value="871.8" calcext:value-type="float">
            <text:p>871.8</text:p>
          </table:table-cell>
          <table:table-cell office:value-type="float" office:value="833.8" calcext:value-type="float">
            <text:p>833.8</text:p>
          </table:table-cell>
          <table:table-cell office:value-type="float" office:value="801.4" calcext:value-type="float">
            <text:p>801.4</text:p>
          </table:table-cell>
          <table:table-cell office:value-type="float" office:value="772.5" calcext:value-type="float">
            <text:p>772.5</text:p>
          </table:table-cell>
          <table:table-cell office:value-type="float" office:value="746.3" calcext:value-type="float">
            <text:p>746.3</text:p>
          </table:table-cell>
          <table:table-cell office:value-type="float" office:value="724.3" calcext:value-type="float">
            <text:p>724.3</text:p>
          </table:table-cell>
          <table:table-cell office:value-type="float" office:value="704.8" calcext:value-type="float">
            <text:p>704.8</text:p>
          </table:table-cell>
          <table:table-cell office:value-type="float" office:value="686.8" calcext:value-type="float">
            <text:p>686.8</text:p>
          </table:table-cell>
          <table:table-cell office:value-type="float" office:value="670.6" calcext:value-type="float">
            <text:p>670.6</text:p>
          </table:table-cell>
          <table:table-cell office:value-type="float" office:value="657" calcext:value-type="float">
            <text:p>657</text:p>
          </table:table-cell>
          <table:table-cell office:value-type="float" office:value="645" calcext:value-type="float">
            <text:p>645</text:p>
          </table:table-cell>
          <table:table-cell office:value-type="float" office:value="635.5" calcext:value-type="float">
            <text:p>635.5</text:p>
          </table:table-cell>
          <table:table-cell office:value-type="float" office:value="628.4" calcext:value-type="float">
            <text:p>628.4</text:p>
          </table:table-cell>
          <table:table-cell office:value-type="float" office:value="619.4" calcext:value-type="float">
            <text:p>619.4</text:p>
          </table:table-cell>
          <table:table-cell office:value-type="float" office:value="611.7" calcext:value-type="float">
            <text:p>611.7</text:p>
          </table:table-cell>
          <table:table-cell office:value-type="float" office:value="587.4" calcext:value-type="float">
            <text:p>587.4</text:p>
          </table:table-cell>
          <table:table-cell office:value-type="float" office:value="601" calcext:value-type="float">
            <text:p>601</text:p>
          </table:table-cell>
          <table:table-cell office:value-type="float" office:value="598.1" calcext:value-type="float">
            <text:p>598.1</text:p>
          </table:table-cell>
          <table:table-cell office:value-type="float" office:value="595.1" calcext:value-type="float">
            <text:p>595.1</text:p>
          </table:table-cell>
          <table:table-cell office:value-type="float" office:value="593.9" calcext:value-type="float">
            <text:p>593.9</text:p>
          </table:table-cell>
          <table:table-cell office:value-type="float" office:value="591.8" calcext:value-type="float">
            <text:p>591.8</text:p>
          </table:table-cell>
          <table:table-cell office:value-type="float" office:value="591" calcext:value-type="float">
            <text:p>591</text:p>
          </table:table-cell>
          <table:table-cell office:value-type="float" office:value="588.4" calcext:value-type="float">
            <text:p>588.4</text:p>
          </table:table-cell>
          <table:table-cell office:value-type="float" office:value="587.9" calcext:value-type="float">
            <text:p>587.9</text:p>
          </table:table-cell>
          <table:table-cell office:value-type="float" office:value="589.5" calcext:value-type="float">
            <text:p>589.5</text:p>
          </table:table-cell>
          <table:table-cell office:value-type="float" office:value="590" calcext:value-type="float">
            <text:p>590</text:p>
          </table:table-cell>
          <table:table-cell office:value-type="float" office:value="647.3" calcext:value-type="float">
            <text:p>647.3</text:p>
          </table:table-cell>
          <table:table-cell office:value-type="float" office:value="659.1" calcext:value-type="float">
            <text:p>659.1</text:p>
          </table:table-cell>
          <table:table-cell office:value-type="float" office:value="661.5" calcext:value-type="float">
            <text:p>661.5</text:p>
          </table:table-cell>
          <table:table-cell office:value-type="float" office:value="673.1" calcext:value-type="float">
            <text:p>673.1</text:p>
          </table:table-cell>
          <table:table-cell office:value-type="float" office:value="677.5" calcext:value-type="float">
            <text:p>677.5</text:p>
          </table:table-cell>
          <table:table-cell office:value-type="float" office:value="687.3" calcext:value-type="float">
            <text:p>687.3</text:p>
          </table:table-cell>
          <table:table-cell office:value-type="float" office:value="661.2" calcext:value-type="float">
            <text:p>661.2</text:p>
          </table:table-cell>
          <table:table-cell office:value-type="float" office:value="667.5" calcext:value-type="float">
            <text:p>667.5</text:p>
          </table:table-cell>
          <table:table-cell office:value-type="float" office:value="676" calcext:value-type="float">
            <text:p>676</text:p>
          </table:table-cell>
          <table:table-cell office:value-type="float" office:value="630.3" calcext:value-type="float">
            <text:p>630.3</text:p>
          </table:table-cell>
          <table:table-cell office:value-type="float" office:value="631.3" calcext:value-type="float">
            <text:p>631.3</text:p>
          </table:table-cell>
          <table:table-cell office:value-type="float" office:value="642.4" calcext:value-type="float">
            <text:p>642.4</text:p>
          </table:table-cell>
          <table:table-cell office:value-type="float" office:value="648.9" calcext:value-type="float">
            <text:p>648.9</text:p>
          </table:table-cell>
          <table:table-cell office:value-type="float" office:value="661.7" calcext:value-type="float">
            <text:p>661.7</text:p>
          </table:table-cell>
          <table:table-cell office:value-type="float" office:value="666.1" calcext:value-type="float">
            <text:p>666.1</text:p>
          </table:table-cell>
          <table:table-cell office:value-type="float" office:value="681.2" calcext:value-type="float">
            <text:p>681.2</text:p>
          </table:table-cell>
          <table:table-cell office:value-type="float" office:value="705.6" calcext:value-type="float">
            <text:p>705.6</text:p>
          </table:table-cell>
          <table:table-cell office:value-type="float" office:value="691.3" calcext:value-type="float">
            <text:p>691.3</text:p>
          </table:table-cell>
          <table:table-cell office:value-type="float" office:value="700.1" calcext:value-type="float">
            <text:p>700.1</text:p>
          </table:table-cell>
          <table:table-cell office:value-type="float" office:value="717.6" calcext:value-type="float">
            <text:p>717.6</text:p>
          </table:table-cell>
          <table:table-cell office:value-type="float" office:value="721.7" calcext:value-type="float">
            <text:p>721.7</text:p>
          </table:table-cell>
          <table:table-cell office:value-type="float" office:value="504.1" calcext:value-type="float">
            <text:p>504.1</text:p>
          </table:table-cell>
        </table:table-row>
        <table:table-row table:style-name="ro2">
          <table:table-cell office:value-type="string" calcext:value-type="string">
            <text:p>8M</text:p>
          </table:table-cell>
          <table:table-cell office:value-type="float" office:value="4067.8" calcext:value-type="float">
            <text:p>4067.8</text:p>
          </table:table-cell>
          <table:table-cell office:value-type="float" office:value="3889.1" calcext:value-type="float">
            <text:p>3889.1</text:p>
          </table:table-cell>
          <table:table-cell office:value-type="float" office:value="3687.4" calcext:value-type="float">
            <text:p>3687.4</text:p>
          </table:table-cell>
          <table:table-cell office:value-type="float" office:value="3266.2" calcext:value-type="float">
            <text:p>3266.2</text:p>
          </table:table-cell>
          <table:table-cell office:value-type="float" office:value="2925.3" calcext:value-type="float">
            <text:p>2925.3</text:p>
          </table:table-cell>
          <table:table-cell office:value-type="float" office:value="2526" calcext:value-type="float">
            <text:p>2526</text:p>
          </table:table-cell>
          <table:table-cell office:value-type="float" office:value="2224" calcext:value-type="float">
            <text:p>2224</text:p>
          </table:table-cell>
          <table:table-cell office:value-type="float" office:value="1990.7" calcext:value-type="float">
            <text:p>1990.7</text:p>
          </table:table-cell>
          <table:table-cell office:value-type="float" office:value="1790.2" calcext:value-type="float">
            <text:p>1790.2</text:p>
          </table:table-cell>
          <table:table-cell office:value-type="float" office:value="1622.9" calcext:value-type="float">
            <text:p>1622.9</text:p>
          </table:table-cell>
          <table:table-cell office:value-type="float" office:value="1481.4" calcext:value-type="float">
            <text:p>1481.4</text:p>
          </table:table-cell>
          <table:table-cell office:value-type="float" office:value="1364.4" calcext:value-type="float">
            <text:p>1364.4</text:p>
          </table:table-cell>
          <table:table-cell office:value-type="float" office:value="1264" calcext:value-type="float">
            <text:p>1264</text:p>
          </table:table-cell>
          <table:table-cell office:value-type="float" office:value="1178" calcext:value-type="float">
            <text:p>1178</text:p>
          </table:table-cell>
          <table:table-cell office:value-type="float" office:value="1098.1" calcext:value-type="float">
            <text:p>1098.1</text:p>
          </table:table-cell>
          <table:table-cell office:value-type="float" office:value="1030.1" calcext:value-type="float">
            <text:p>1030.1</text:p>
          </table:table-cell>
          <table:table-cell office:value-type="float" office:value="995" calcext:value-type="float">
            <text:p>995</text:p>
          </table:table-cell>
          <table:table-cell office:value-type="float" office:value="963.1" calcext:value-type="float">
            <text:p>963.1</text:p>
          </table:table-cell>
          <table:table-cell office:value-type="float" office:value="934.6" calcext:value-type="float">
            <text:p>934.6</text:p>
          </table:table-cell>
          <table:table-cell office:value-type="float" office:value="913.2" calcext:value-type="float">
            <text:p>913.2</text:p>
          </table:table-cell>
          <table:table-cell office:value-type="float" office:value="890.4" calcext:value-type="float">
            <text:p>890.4</text:p>
          </table:table-cell>
          <table:table-cell office:value-type="float" office:value="874" calcext:value-type="float">
            <text:p>874</text:p>
          </table:table-cell>
          <table:table-cell office:value-type="float" office:value="860.9" calcext:value-type="float">
            <text:p>860.9</text:p>
          </table:table-cell>
          <table:table-cell office:value-type="float" office:value="850.6" calcext:value-type="float">
            <text:p>850.6</text:p>
          </table:table-cell>
          <table:table-cell office:value-type="float" office:value="841.8" calcext:value-type="float">
            <text:p>841.8</text:p>
          </table:table-cell>
          <table:table-cell office:value-type="float" office:value="845.1" calcext:value-type="float">
            <text:p>845.1</text:p>
          </table:table-cell>
          <table:table-cell office:value-type="float" office:value="847.5" calcext:value-type="float">
            <text:p>847.5</text:p>
          </table:table-cell>
          <table:table-cell office:value-type="float" office:value="855.4" calcext:value-type="float">
            <text:p>855.4</text:p>
          </table:table-cell>
          <table:table-cell office:value-type="float" office:value="867" calcext:value-type="float">
            <text:p>867</text:p>
          </table:table-cell>
          <table:table-cell office:value-type="float" office:value="879.7" calcext:value-type="float">
            <text:p>879.7</text:p>
          </table:table-cell>
          <table:table-cell office:value-type="float" office:value="897.2" calcext:value-type="float">
            <text:p>897.2</text:p>
          </table:table-cell>
          <table:table-cell office:value-type="float" office:value="712.8" calcext:value-type="float">
            <text:p>712.8</text:p>
          </table:table-cell>
          <table:table-cell office:value-type="float" office:value="937.5" calcext:value-type="float">
            <text:p>937.5</text:p>
          </table:table-cell>
          <table:table-cell office:value-type="float" office:value="955.1" calcext:value-type="float">
            <text:p>955.1</text:p>
          </table:table-cell>
          <table:table-cell office:value-type="float" office:value="966.9" calcext:value-type="float">
            <text:p>966.9</text:p>
          </table:table-cell>
          <table:table-cell office:value-type="float" office:value="1010.1" calcext:value-type="float">
            <text:p>1010.1</text:p>
          </table:table-cell>
          <table:table-cell office:value-type="float" office:value="1018.4" calcext:value-type="float">
            <text:p>1018.4</text:p>
          </table:table-cell>
          <table:table-cell office:value-type="float" office:value="1062.4" calcext:value-type="float">
            <text:p>1062.4</text:p>
          </table:table-cell>
          <table:table-cell office:value-type="float" office:value="1071.3" calcext:value-type="float">
            <text:p>1071.3</text:p>
          </table:table-cell>
          <table:table-cell table:number-columns-repeated="2" office:value-type="float" office:value="1127.3" calcext:value-type="float">
            <text:p>1127.3</text:p>
          </table:table-cell>
          <table:table-cell office:value-type="float" office:value="1169.6" calcext:value-type="float">
            <text:p>1169.6</text:p>
          </table:table-cell>
          <table:table-cell office:value-type="float" office:value="1200.8" calcext:value-type="float">
            <text:p>1200.8</text:p>
          </table:table-cell>
          <table:table-cell office:value-type="float" office:value="1242.6" calcext:value-type="float">
            <text:p>1242.6</text:p>
          </table:table-cell>
          <table:table-cell office:value-type="float" office:value="1281.8" calcext:value-type="float">
            <text:p>1281.8</text:p>
          </table:table-cell>
          <table:table-cell office:value-type="float" office:value="1308.2" calcext:value-type="float">
            <text:p>1308.2</text:p>
          </table:table-cell>
          <table:table-cell office:value-type="float" office:value="1359.5" calcext:value-type="float">
            <text:p>1359.5</text:p>
          </table:table-cell>
          <table:table-cell office:value-type="float" office:value="1399.9" calcext:value-type="float">
            <text:p>1399.9</text:p>
          </table:table-cell>
          <table:table-cell office:value-type="float" office:value="1407.8" calcext:value-type="float">
            <text:p>1407.8</text:p>
          </table:table-cell>
          <table:table-cell office:value-type="float" office:value="1432.5" calcext:value-type="float">
            <text:p>1432.5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86.8" calcext:value-type="float">
            <text:p>1486.8</text:p>
          </table:table-cell>
          <table:table-cell office:value-type="float" office:value="1492.6" calcext:value-type="float">
            <text:p>1492.6</text:p>
          </table:table-cell>
          <table:table-cell office:value-type="float" office:value="1543.9" calcext:value-type="float">
            <text:p>1543.9</text:p>
          </table:table-cell>
          <table:table-cell office:value-type="float" office:value="1527.4" calcext:value-type="float">
            <text:p>1527.4</text:p>
          </table:table-cell>
          <table:table-cell office:value-type="float" office:value="1553" calcext:value-type="float">
            <text:p>1553</text:p>
          </table:table-cell>
          <table:table-cell office:value-type="float" office:value="1571.3" calcext:value-type="float">
            <text:p>1571.3</text:p>
          </table:table-cell>
          <table:table-cell office:value-type="float" office:value="1573.4" calcext:value-type="float">
            <text:p>1573.4</text:p>
          </table:table-cell>
          <table:table-cell office:value-type="float" office:value="1577.8" calcext:value-type="float">
            <text:p>1577.8</text:p>
          </table:table-cell>
          <table:table-cell office:value-type="float" office:value="1613.1" calcext:value-type="float">
            <text:p>1613.1</text:p>
          </table:table-cell>
          <table:table-cell office:value-type="float" office:value="1598.9" calcext:value-type="float">
            <text:p>1598.9</text:p>
          </table:table-cell>
          <table:table-cell office:value-type="float" office:value="1614.9" calcext:value-type="float">
            <text:p>1614.9</text:p>
          </table:table-cell>
          <table:table-cell office:value-type="float" office:value="1627.9" calcext:value-type="float">
            <text:p>1627.9</text:p>
          </table:table-cell>
          <table:table-cell office:value-type="float" office:value="617.5" calcext:value-type="float">
            <text:p>617.5</text:p>
          </table:table-cell>
        </table:table-row>
        <table:table-row table:style-name="ro2">
          <table:table-cell office:value-type="string" calcext:value-type="string">
            <text:p>4M</text:p>
          </table:table-cell>
          <table:table-cell office:value-type="float" office:value="4227.9" calcext:value-type="float">
            <text:p>4227.9</text:p>
          </table:table-cell>
          <table:table-cell office:value-type="float" office:value="4203.1" calcext:value-type="float">
            <text:p>4203.1</text:p>
          </table:table-cell>
          <table:table-cell office:value-type="float" office:value="4187.4" calcext:value-type="float">
            <text:p>4187.4</text:p>
          </table:table-cell>
          <table:table-cell office:value-type="float" office:value="4129.1" calcext:value-type="float">
            <text:p>4129.1</text:p>
          </table:table-cell>
          <table:table-cell office:value-type="float" office:value="3803.2" calcext:value-type="float">
            <text:p>3803.2</text:p>
          </table:table-cell>
          <table:table-cell office:value-type="float" office:value="3352.7" calcext:value-type="float">
            <text:p>3352.7</text:p>
          </table:table-cell>
          <table:table-cell office:value-type="float" office:value="3058.9" calcext:value-type="float">
            <text:p>3058.9</text:p>
          </table:table-cell>
          <table:table-cell office:value-type="float" office:value="3026.1" calcext:value-type="float">
            <text:p>3026.1</text:p>
          </table:table-cell>
          <table:table-cell office:value-type="float" office:value="2878.4" calcext:value-type="float">
            <text:p>2878.4</text:p>
          </table:table-cell>
          <table:table-cell office:value-type="float" office:value="2666" calcext:value-type="float">
            <text:p>2666</text:p>
          </table:table-cell>
          <table:table-cell office:value-type="float" office:value="2449" calcext:value-type="float">
            <text:p>2449</text:p>
          </table:table-cell>
          <table:table-cell office:value-type="float" office:value="2260.5" calcext:value-type="float">
            <text:p>2260.5</text:p>
          </table:table-cell>
          <table:table-cell office:value-type="float" office:value="2103.5" calcext:value-type="float">
            <text:p>2103.5</text:p>
          </table:table-cell>
          <table:table-cell office:value-type="float" office:value="1966.2" calcext:value-type="float">
            <text:p>1966.2</text:p>
          </table:table-cell>
          <table:table-cell office:value-type="float" office:value="1846" calcext:value-type="float">
            <text:p>1846</text:p>
          </table:table-cell>
          <table:table-cell office:value-type="float" office:value="1739.8" calcext:value-type="float">
            <text:p>1739.8</text:p>
          </table:table-cell>
          <table:table-cell office:value-type="float" office:value="1732" calcext:value-type="float">
            <text:p>1732</text:p>
          </table:table-cell>
          <table:table-cell office:value-type="float" office:value="1724.9" calcext:value-type="float">
            <text:p>1724.9</text:p>
          </table:table-cell>
          <table:table-cell office:value-type="float" office:value="1716.2" calcext:value-type="float">
            <text:p>1716.2</text:p>
          </table:table-cell>
          <table:table-cell office:value-type="float" office:value="1706" calcext:value-type="float">
            <text:p>1706</text:p>
          </table:table-cell>
          <table:table-cell office:value-type="float" office:value="1712.4" calcext:value-type="float">
            <text:p>1712.4</text:p>
          </table:table-cell>
          <table:table-cell office:value-type="float" office:value="1714.2" calcext:value-type="float">
            <text:p>1714.2</text:p>
          </table:table-cell>
          <table:table-cell office:value-type="float" office:value="1717.1" calcext:value-type="float">
            <text:p>1717.1</text:p>
          </table:table-cell>
          <table:table-cell office:value-type="float" office:value="1720.7" calcext:value-type="float">
            <text:p>1720.7</text:p>
          </table:table-cell>
          <table:table-cell office:value-type="float" office:value="1725.8" calcext:value-type="float">
            <text:p>1725.8</text:p>
          </table:table-cell>
          <table:table-cell office:value-type="float" office:value="1715.4" calcext:value-type="float">
            <text:p>1715.4</text:p>
          </table:table-cell>
          <table:table-cell office:value-type="float" office:value="1717.6" calcext:value-type="float">
            <text:p>1717.6</text:p>
          </table:table-cell>
          <table:table-cell office:value-type="float" office:value="1726.9" calcext:value-type="float">
            <text:p>1726.9</text:p>
          </table:table-cell>
          <table:table-cell office:value-type="float" office:value="1729.1" calcext:value-type="float">
            <text:p>1729.1</text:p>
          </table:table-cell>
          <table:table-cell office:value-type="float" office:value="1734.7" calcext:value-type="float">
            <text:p>1734.7</text:p>
          </table:table-cell>
          <table:table-cell office:value-type="float" office:value="1736.9" calcext:value-type="float">
            <text:p>1736.9</text:p>
          </table:table-cell>
          <table:table-cell office:value-type="float" office:value="1573.4" calcext:value-type="float">
            <text:p>1573.4</text:p>
          </table:table-cell>
          <table:table-cell office:value-type="float" office:value="1739.2" calcext:value-type="float">
            <text:p>1739.2</text:p>
          </table:table-cell>
          <table:table-cell office:value-type="float" office:value="1740.3" calcext:value-type="float">
            <text:p>1740.3</text:p>
          </table:table-cell>
          <table:table-cell office:value-type="float" office:value="1733.9" calcext:value-type="float">
            <text:p>1733.9</text:p>
          </table:table-cell>
          <table:table-cell office:value-type="float" office:value="1741.3" calcext:value-type="float">
            <text:p>1741.3</text:p>
          </table:table-cell>
          <table:table-cell office:value-type="float" office:value="1729.3" calcext:value-type="float">
            <text:p>1729.3</text:p>
          </table:table-cell>
          <table:table-cell office:value-type="float" office:value="1743.1" calcext:value-type="float">
            <text:p>1743.1</text:p>
          </table:table-cell>
          <table:table-cell office:value-type="float" office:value="1738.1" calcext:value-type="float">
            <text:p>1738.1</text:p>
          </table:table-cell>
          <table:table-cell office:value-type="float" office:value="1737.3" calcext:value-type="float">
            <text:p>1737.3</text:p>
          </table:table-cell>
          <table:table-cell office:value-type="float" office:value="1736.8" calcext:value-type="float">
            <text:p>1736.8</text:p>
          </table:table-cell>
          <table:table-cell office:value-type="float" office:value="1732.7" calcext:value-type="float">
            <text:p>1732.7</text:p>
          </table:table-cell>
          <table:table-cell office:value-type="float" office:value="1730.3" calcext:value-type="float">
            <text:p>1730.3</text:p>
          </table:table-cell>
          <table:table-cell office:value-type="float" office:value="1732.6" calcext:value-type="float">
            <text:p>1732.6</text:p>
          </table:table-cell>
          <table:table-cell office:value-type="float" office:value="1729.1" calcext:value-type="float">
            <text:p>1729.1</text:p>
          </table:table-cell>
          <table:table-cell office:value-type="float" office:value="1727.7" calcext:value-type="float">
            <text:p>1727.7</text:p>
          </table:table-cell>
          <table:table-cell office:value-type="float" office:value="1728.7" calcext:value-type="float">
            <text:p>1728.7</text:p>
          </table:table-cell>
          <table:table-cell office:value-type="float" office:value="1734.4" calcext:value-type="float">
            <text:p>1734.4</text:p>
          </table:table-cell>
          <table:table-cell office:value-type="float" office:value="1727" calcext:value-type="float">
            <text:p>1727</text:p>
          </table:table-cell>
          <table:table-cell office:value-type="float" office:value="1725.3" calcext:value-type="float">
            <text:p>1725.3</text:p>
          </table:table-cell>
          <table:table-cell office:value-type="float" office:value="1733.3" calcext:value-type="float">
            <text:p>1733.3</text:p>
          </table:table-cell>
          <table:table-cell office:value-type="float" office:value="1731.1" calcext:value-type="float">
            <text:p>1731.1</text:p>
          </table:table-cell>
          <table:table-cell office:value-type="float" office:value="1728.7" calcext:value-type="float">
            <text:p>1728.7</text:p>
          </table:table-cell>
          <table:table-cell office:value-type="float" office:value="1727.1" calcext:value-type="float">
            <text:p>1727.1</text:p>
          </table:table-cell>
          <table:table-cell table:number-columns-repeated="2" office:value-type="float" office:value="1724.4" calcext:value-type="float">
            <text:p>1724.4</text:p>
          </table:table-cell>
          <table:table-cell office:value-type="float" office:value="1713.8" calcext:value-type="float">
            <text:p>1713.8</text:p>
          </table:table-cell>
          <table:table-cell office:value-type="float" office:value="1719.4" calcext:value-type="float">
            <text:p>1719.4</text:p>
          </table:table-cell>
          <table:table-cell office:value-type="float" office:value="1718.6" calcext:value-type="float">
            <text:p>1718.6</text:p>
          </table:table-cell>
          <table:table-cell office:value-type="float" office:value="1718.7" calcext:value-type="float">
            <text:p>1718.7</text:p>
          </table:table-cell>
          <table:table-cell office:value-type="float" office:value="1717.5" calcext:value-type="float">
            <text:p>1717.5</text:p>
          </table:table-cell>
          <table:table-cell office:value-type="float" office:value="1714.4" calcext:value-type="float">
            <text:p>1714.4</text:p>
          </table:table-cell>
          <table:table-cell office:value-type="float" office:value="1713.3" calcext:value-type="float">
            <text:p>1713.3</text:p>
          </table:table-cell>
          <table:table-cell office:value-type="float" office:value="1495.4" calcext:value-type="float">
            <text:p>1495.4</text:p>
          </table:table-cell>
        </table:table-row>
        <table:table-row table:style-name="ro2">
          <table:table-cell office:value-type="string" calcext:value-type="string">
            <text:p>2M</text:p>
          </table:table-cell>
          <table:table-cell office:value-type="float" office:value="4258.2" calcext:value-type="float">
            <text:p>4258.2</text:p>
          </table:table-cell>
          <table:table-cell office:value-type="float" office:value="4254.6" calcext:value-type="float">
            <text:p>4254.6</text:p>
          </table:table-cell>
          <table:table-cell office:value-type="float" office:value="4311.2" calcext:value-type="float">
            <text:p>4311.2</text:p>
          </table:table-cell>
          <table:table-cell office:value-type="float" office:value="4303.8" calcext:value-type="float">
            <text:p>4303.8</text:p>
          </table:table-cell>
          <table:table-cell office:value-type="float" office:value="3954.9" calcext:value-type="float">
            <text:p>3954.9</text:p>
          </table:table-cell>
          <table:table-cell office:value-type="float" office:value="3516.2" calcext:value-type="float">
            <text:p>3516.2</text:p>
          </table:table-cell>
          <table:table-cell office:value-type="float" office:value="3202" calcext:value-type="float">
            <text:p>3202</text:p>
          </table:table-cell>
          <table:table-cell office:value-type="float" office:value="3306.9" calcext:value-type="float">
            <text:p>3306.9</text:p>
          </table:table-cell>
          <table:table-cell office:value-type="float" office:value="3130" calcext:value-type="float">
            <text:p>3130</text:p>
          </table:table-cell>
          <table:table-cell office:value-type="float" office:value="2891" calcext:value-type="float">
            <text:p>2891</text:p>
          </table:table-cell>
          <table:table-cell office:value-type="float" office:value="2648.5" calcext:value-type="float">
            <text:p>2648.5</text:p>
          </table:table-cell>
          <table:table-cell office:value-type="float" office:value="2443" calcext:value-type="float">
            <text:p>2443</text:p>
          </table:table-cell>
          <table:table-cell office:value-type="float" office:value="2261.9" calcext:value-type="float">
            <text:p>2261.9</text:p>
          </table:table-cell>
          <table:table-cell office:value-type="float" office:value="2114.3" calcext:value-type="float">
            <text:p>2114.3</text:p>
          </table:table-cell>
          <table:table-cell office:value-type="float" office:value="1984.7" calcext:value-type="float">
            <text:p>1984.7</text:p>
          </table:table-cell>
          <table:table-cell office:value-type="float" office:value="1875.5" calcext:value-type="float">
            <text:p>1875.5</text:p>
          </table:table-cell>
          <table:table-cell office:value-type="float" office:value="1866.5" calcext:value-type="float">
            <text:p>1866.5</text:p>
          </table:table-cell>
          <table:table-cell office:value-type="float" office:value="1860" calcext:value-type="float">
            <text:p>1860</text:p>
          </table:table-cell>
          <table:table-cell office:value-type="float" office:value="1853.6" calcext:value-type="float">
            <text:p>1853.6</text:p>
          </table:table-cell>
          <table:table-cell office:value-type="float" office:value="1846.9" calcext:value-type="float">
            <text:p>1846.9</text:p>
          </table:table-cell>
          <table:table-cell office:value-type="float" office:value="1847" calcext:value-type="float">
            <text:p>1847</text:p>
          </table:table-cell>
          <table:table-cell office:value-type="float" office:value="1841.5" calcext:value-type="float">
            <text:p>1841.5</text:p>
          </table:table-cell>
          <table:table-cell office:value-type="float" office:value="1835.6" calcext:value-type="float">
            <text:p>1835.6</text:p>
          </table:table-cell>
          <table:table-cell office:value-type="float" office:value="1834.3" calcext:value-type="float">
            <text:p>1834.3</text:p>
          </table:table-cell>
          <table:table-cell office:value-type="float" office:value="1832.1" calcext:value-type="float">
            <text:p>1832.1</text:p>
          </table:table-cell>
          <table:table-cell office:value-type="float" office:value="1826.7" calcext:value-type="float">
            <text:p>1826.7</text:p>
          </table:table-cell>
          <table:table-cell office:value-type="float" office:value="1825.4" calcext:value-type="float">
            <text:p>1825.4</text:p>
          </table:table-cell>
          <table:table-cell office:value-type="float" office:value="1826.4" calcext:value-type="float">
            <text:p>1826.4</text:p>
          </table:table-cell>
          <table:table-cell office:value-type="float" office:value="1824.2" calcext:value-type="float">
            <text:p>1824.2</text:p>
          </table:table-cell>
          <table:table-cell office:value-type="float" office:value="1825.2" calcext:value-type="float">
            <text:p>1825.2</text:p>
          </table:table-cell>
          <table:table-cell office:value-type="float" office:value="1823.4" calcext:value-type="float">
            <text:p>1823.4</text:p>
          </table:table-cell>
          <table:table-cell office:value-type="float" office:value="1828.3" calcext:value-type="float">
            <text:p>1828.3</text:p>
          </table:table-cell>
          <table:table-cell office:value-type="float" office:value="1827.7" calcext:value-type="float">
            <text:p>1827.7</text:p>
          </table:table-cell>
          <table:table-cell office:value-type="float" office:value="1818" calcext:value-type="float">
            <text:p>1818</text:p>
          </table:table-cell>
          <table:table-cell office:value-type="float" office:value="1818.8" calcext:value-type="float">
            <text:p>1818.8</text:p>
          </table:table-cell>
          <table:table-cell office:value-type="float" office:value="1817.1" calcext:value-type="float">
            <text:p>1817.1</text:p>
          </table:table-cell>
          <table:table-cell office:value-type="float" office:value="1807.6" calcext:value-type="float">
            <text:p>1807.6</text:p>
          </table:table-cell>
          <table:table-cell office:value-type="float" office:value="1809.4" calcext:value-type="float">
            <text:p>1809.4</text:p>
          </table:table-cell>
          <table:table-cell office:value-type="float" office:value="1808.4" calcext:value-type="float">
            <text:p>1808.4</text:p>
          </table:table-cell>
          <table:table-cell office:value-type="float" office:value="1807" calcext:value-type="float">
            <text:p>1807</text:p>
          </table:table-cell>
          <table:table-cell office:value-type="float" office:value="1801" calcext:value-type="float">
            <text:p>1801</text:p>
          </table:table-cell>
          <table:table-cell office:value-type="float" office:value="1804.3" calcext:value-type="float">
            <text:p>1804.3</text:p>
          </table:table-cell>
          <table:table-cell office:value-type="float" office:value="1805.7" calcext:value-type="float">
            <text:p>1805.7</text:p>
          </table:table-cell>
          <table:table-cell office:value-type="float" office:value="1800.7" calcext:value-type="float">
            <text:p>1800.7</text:p>
          </table:table-cell>
          <table:table-cell office:value-type="float" office:value="1803.2" calcext:value-type="float">
            <text:p>1803.2</text:p>
          </table:table-cell>
          <table:table-cell office:value-type="float" office:value="1802.6" calcext:value-type="float">
            <text:p>1802.6</text:p>
          </table:table-cell>
          <table:table-cell office:value-type="float" office:value="1800.7" calcext:value-type="float">
            <text:p>1800.7</text:p>
          </table:table-cell>
          <table:table-cell office:value-type="float" office:value="1804.7" calcext:value-type="float">
            <text:p>1804.7</text:p>
          </table:table-cell>
          <table:table-cell office:value-type="float" office:value="1807" calcext:value-type="float">
            <text:p>1807</text:p>
          </table:table-cell>
          <table:table-cell office:value-type="float" office:value="1802.9" calcext:value-type="float">
            <text:p>1802.9</text:p>
          </table:table-cell>
          <table:table-cell office:value-type="float" office:value="1802.4" calcext:value-type="float">
            <text:p>1802.4</text:p>
          </table:table-cell>
          <table:table-cell office:value-type="float" office:value="1799.7" calcext:value-type="float">
            <text:p>1799.7</text:p>
          </table:table-cell>
          <table:table-cell office:value-type="float" office:value="1806.2" calcext:value-type="float">
            <text:p>1806.2</text:p>
          </table:table-cell>
          <table:table-cell office:value-type="float" office:value="1810.4" calcext:value-type="float">
            <text:p>1810.4</text:p>
          </table:table-cell>
          <table:table-cell office:value-type="float" office:value="1807.2" calcext:value-type="float">
            <text:p>1807.2</text:p>
          </table:table-cell>
          <table:table-cell office:value-type="float" office:value="1809.1" calcext:value-type="float">
            <text:p>1809.1</text:p>
          </table:table-cell>
          <table:table-cell office:value-type="float" office:value="1804.2" calcext:value-type="float">
            <text:p>1804.2</text:p>
          </table:table-cell>
          <table:table-cell office:value-type="float" office:value="1800" calcext:value-type="float">
            <text:p>1800</text:p>
          </table:table-cell>
          <table:table-cell office:value-type="float" office:value="1806.6" calcext:value-type="float">
            <text:p>1806.6</text:p>
          </table:table-cell>
          <table:table-cell office:value-type="float" office:value="1812.3" calcext:value-type="float">
            <text:p>1812.3</text:p>
          </table:table-cell>
          <table:table-cell office:value-type="float" office:value="1810.5" calcext:value-type="float">
            <text:p>1810.5</text:p>
          </table:table-cell>
          <table:table-cell office:value-type="float" office:value="1805" calcext:value-type="float">
            <text:p>1805</text:p>
          </table:table-cell>
          <table:table-cell office:value-type="float" office:value="1808.2" calcext:value-type="float">
            <text:p>1808.2</text:p>
          </table:table-cell>
          <table:table-cell office:value-type="float" office:value="1810.9" calcext:value-type="float">
            <text:p>1810.9</text:p>
          </table:table-cell>
        </table:table-row>
        <table:table-row table:style-name="ro2">
          <table:table-cell office:value-type="string" calcext:value-type="string">
            <text:p>1M</text:p>
          </table:table-cell>
          <table:table-cell office:value-type="float" office:value="4259.4" calcext:value-type="float">
            <text:p>4259.4</text:p>
          </table:table-cell>
          <table:table-cell office:value-type="float" office:value="4257.2" calcext:value-type="float">
            <text:p>4257.2</text:p>
          </table:table-cell>
          <table:table-cell office:value-type="float" office:value="4329.6" calcext:value-type="float">
            <text:p>4329.6</text:p>
          </table:table-cell>
          <table:table-cell office:value-type="float" office:value="4310.8" calcext:value-type="float">
            <text:p>4310.8</text:p>
          </table:table-cell>
          <table:table-cell office:value-type="float" office:value="3977.3" calcext:value-type="float">
            <text:p>3977.3</text:p>
          </table:table-cell>
          <table:table-cell office:value-type="float" office:value="3534.4" calcext:value-type="float">
            <text:p>3534.4</text:p>
          </table:table-cell>
          <table:table-cell office:value-type="float" office:value="3210.1" calcext:value-type="float">
            <text:p>3210.1</text:p>
          </table:table-cell>
          <table:table-cell office:value-type="float" office:value="3325.4" calcext:value-type="float">
            <text:p>3325.4</text:p>
          </table:table-cell>
          <table:table-cell office:value-type="float" office:value="3137.8" calcext:value-type="float">
            <text:p>3137.8</text:p>
          </table:table-cell>
          <table:table-cell office:value-type="float" office:value="2897.9" calcext:value-type="float">
            <text:p>2897.9</text:p>
          </table:table-cell>
          <table:table-cell office:value-type="float" office:value="2661.6" calcext:value-type="float">
            <text:p>2661.6</text:p>
          </table:table-cell>
          <table:table-cell office:value-type="float" office:value="2450.3" calcext:value-type="float">
            <text:p>2450.3</text:p>
          </table:table-cell>
          <table:table-cell office:value-type="float" office:value="2270.2" calcext:value-type="float">
            <text:p>2270.2</text:p>
          </table:table-cell>
          <table:table-cell office:value-type="float" office:value="2125.3" calcext:value-type="float">
            <text:p>2125.3</text:p>
          </table:table-cell>
          <table:table-cell office:value-type="float" office:value="1992.2" calcext:value-type="float">
            <text:p>1992.2</text:p>
          </table:table-cell>
          <table:table-cell office:value-type="float" office:value="1879.8" calcext:value-type="float">
            <text:p>1879.8</text:p>
          </table:table-cell>
          <table:table-cell office:value-type="float" office:value="1874.9" calcext:value-type="float">
            <text:p>1874.9</text:p>
          </table:table-cell>
          <table:table-cell office:value-type="float" office:value="1865.9" calcext:value-type="float">
            <text:p>1865.9</text:p>
          </table:table-cell>
          <table:table-cell table:number-columns-repeated="2" office:value-type="float" office:value="1857.9" calcext:value-type="float">
            <text:p>1857.9</text:p>
          </table:table-cell>
          <table:table-cell office:value-type="float" office:value="1847.2" calcext:value-type="float">
            <text:p>1847.2</text:p>
          </table:table-cell>
          <table:table-cell office:value-type="float" office:value="1848.4" calcext:value-type="float">
            <text:p>1848.4</text:p>
          </table:table-cell>
          <table:table-cell office:value-type="float" office:value="1848" calcext:value-type="float">
            <text:p>1848</text:p>
          </table:table-cell>
          <table:table-cell office:value-type="float" office:value="1841.5" calcext:value-type="float">
            <text:p>1841.5</text:p>
          </table:table-cell>
          <table:table-cell office:value-type="float" office:value="1838.9" calcext:value-type="float">
            <text:p>1838.9</text:p>
          </table:table-cell>
          <table:table-cell office:value-type="float" office:value="1837" calcext:value-type="float">
            <text:p>1837</text:p>
          </table:table-cell>
          <table:table-cell office:value-type="float" office:value="1833.9" calcext:value-type="float">
            <text:p>1833.9</text:p>
          </table:table-cell>
          <table:table-cell office:value-type="float" office:value="1836.1" calcext:value-type="float">
            <text:p>1836.1</text:p>
          </table:table-cell>
          <table:table-cell office:value-type="float" office:value="1827.6" calcext:value-type="float">
            <text:p>1827.6</text:p>
          </table:table-cell>
          <table:table-cell office:value-type="float" office:value="1839.3" calcext:value-type="float">
            <text:p>1839.3</text:p>
          </table:table-cell>
          <table:table-cell office:value-type="float" office:value="1838.2" calcext:value-type="float">
            <text:p>1838.2</text:p>
          </table:table-cell>
          <table:table-cell office:value-type="float" office:value="1836" calcext:value-type="float">
            <text:p>1836</text:p>
          </table:table-cell>
          <table:table-cell office:value-type="float" office:value="1837.3" calcext:value-type="float">
            <text:p>1837.3</text:p>
          </table:table-cell>
          <table:table-cell office:value-type="float" office:value="1836.8" calcext:value-type="float">
            <text:p>1836.8</text:p>
          </table:table-cell>
          <table:table-cell office:value-type="float" office:value="1834.6" calcext:value-type="float">
            <text:p>1834.6</text:p>
          </table:table-cell>
          <table:table-cell office:value-type="float" office:value="1835.3" calcext:value-type="float">
            <text:p>1835.3</text:p>
          </table:table-cell>
          <table:table-cell office:value-type="float" office:value="1833.1" calcext:value-type="float">
            <text:p>1833.1</text:p>
          </table:table-cell>
          <table:table-cell office:value-type="float" office:value="1836" calcext:value-type="float">
            <text:p>1836</text:p>
          </table:table-cell>
          <table:table-cell office:value-type="float" office:value="1834.1" calcext:value-type="float">
            <text:p>1834.1</text:p>
          </table:table-cell>
          <table:table-cell office:value-type="float" office:value="1836" calcext:value-type="float">
            <text:p>1836</text:p>
          </table:table-cell>
          <table:table-cell office:value-type="float" office:value="1834.9" calcext:value-type="float">
            <text:p>1834.9</text:p>
          </table:table-cell>
          <table:table-cell office:value-type="float" office:value="1840" calcext:value-type="float">
            <text:p>1840</text:p>
          </table:table-cell>
          <table:table-cell office:value-type="float" office:value="1839.4" calcext:value-type="float">
            <text:p>1839.4</text:p>
          </table:table-cell>
          <table:table-cell office:value-type="float" office:value="1841.7" calcext:value-type="float">
            <text:p>1841.7</text:p>
          </table:table-cell>
          <table:table-cell office:value-type="float" office:value="1845.6" calcext:value-type="float">
            <text:p>1845.6</text:p>
          </table:table-cell>
          <table:table-cell office:value-type="float" office:value="1853.1" calcext:value-type="float">
            <text:p>1853.1</text:p>
          </table:table-cell>
          <table:table-cell office:value-type="float" office:value="1844.9" calcext:value-type="float">
            <text:p>1844.9</text:p>
          </table:table-cell>
          <table:table-cell office:value-type="float" office:value="1849" calcext:value-type="float">
            <text:p>1849</text:p>
          </table:table-cell>
          <table:table-cell office:value-type="float" office:value="1857.5" calcext:value-type="float">
            <text:p>1857.5</text:p>
          </table:table-cell>
          <table:table-cell office:value-type="float" office:value="1868.7" calcext:value-type="float">
            <text:p>1868.7</text:p>
          </table:table-cell>
          <table:table-cell office:value-type="float" office:value="1866.9" calcext:value-type="float">
            <text:p>1866.9</text:p>
          </table:table-cell>
          <table:table-cell office:value-type="float" office:value="1863.6" calcext:value-type="float">
            <text:p>1863.6</text:p>
          </table:table-cell>
          <table:table-cell office:value-type="float" office:value="1881.6" calcext:value-type="float">
            <text:p>1881.6</text:p>
          </table:table-cell>
          <table:table-cell office:value-type="float" office:value="1892.6" calcext:value-type="float">
            <text:p>1892.6</text:p>
          </table:table-cell>
          <table:table-cell office:value-type="float" office:value="1888" calcext:value-type="float">
            <text:p>1888</text:p>
          </table:table-cell>
          <table:table-cell office:value-type="float" office:value="1878.4" calcext:value-type="float">
            <text:p>1878.4</text:p>
          </table:table-cell>
          <table:table-cell office:value-type="float" office:value="1900" calcext:value-type="float">
            <text:p>1900</text:p>
          </table:table-cell>
          <table:table-cell office:value-type="float" office:value="1907.9" calcext:value-type="float">
            <text:p>1907.9</text:p>
          </table:table-cell>
          <table:table-cell office:value-type="float" office:value="1896.6" calcext:value-type="float">
            <text:p>1896.6</text:p>
          </table:table-cell>
          <table:table-cell office:value-type="float" office:value="1909.7" calcext:value-type="float">
            <text:p>1909.7</text:p>
          </table:table-cell>
          <table:table-cell office:value-type="float" office:value="1918.6" calcext:value-type="float">
            <text:p>1918.6</text:p>
          </table:table-cell>
          <table:table-cell office:value-type="float" office:value="1917.7" calcext:value-type="float">
            <text:p>1917.7</text:p>
          </table:table-cell>
          <table:table-cell office:value-type="float" office:value="1939.1" calcext:value-type="float">
            <text:p>1939.1</text:p>
          </table:table-cell>
          <table:table-cell office:value-type="float" office:value="1821.1" calcext:value-type="float">
            <text:p>1821.1</text:p>
          </table:table-cell>
        </table:table-row>
        <table:table-row table:style-name="ro2">
          <table:table-cell office:value-type="string" calcext:value-type="string">
            <text:p>512K</text:p>
          </table:table-cell>
          <table:table-cell office:value-type="float" office:value="4259" calcext:value-type="float">
            <text:p>4259</text:p>
          </table:table-cell>
          <table:table-cell office:value-type="float" office:value="4264" calcext:value-type="float">
            <text:p>4264</text:p>
          </table:table-cell>
          <table:table-cell office:value-type="float" office:value="4315.3" calcext:value-type="float">
            <text:p>4315.3</text:p>
          </table:table-cell>
          <table:table-cell office:value-type="float" office:value="4327.3" calcext:value-type="float">
            <text:p>4327.3</text:p>
          </table:table-cell>
          <table:table-cell office:value-type="float" office:value="4023.9" calcext:value-type="float">
            <text:p>4023.9</text:p>
          </table:table-cell>
          <table:table-cell office:value-type="float" office:value="3573.7" calcext:value-type="float">
            <text:p>3573.7</text:p>
          </table:table-cell>
          <table:table-cell office:value-type="float" office:value="3271" calcext:value-type="float">
            <text:p>3271</text:p>
          </table:table-cell>
          <table:table-cell office:value-type="float" office:value="3361.3" calcext:value-type="float">
            <text:p>3361.3</text:p>
          </table:table-cell>
          <table:table-cell office:value-type="float" office:value="3183.4" calcext:value-type="float">
            <text:p>3183.4</text:p>
          </table:table-cell>
          <table:table-cell office:value-type="float" office:value="2948.1" calcext:value-type="float">
            <text:p>2948.1</text:p>
          </table:table-cell>
          <table:table-cell office:value-type="float" office:value="2711.5" calcext:value-type="float">
            <text:p>2711.5</text:p>
          </table:table-cell>
          <table:table-cell office:value-type="float" office:value="2495.6" calcext:value-type="float">
            <text:p>2495.6</text:p>
          </table:table-cell>
          <table:table-cell office:value-type="float" office:value="2320.4" calcext:value-type="float">
            <text:p>2320.4</text:p>
          </table:table-cell>
          <table:table-cell office:value-type="float" office:value="2167.5" calcext:value-type="float">
            <text:p>2167.5</text:p>
          </table:table-cell>
          <table:table-cell office:value-type="float" office:value="2032.6" calcext:value-type="float">
            <text:p>2032.6</text:p>
          </table:table-cell>
          <table:table-cell office:value-type="float" office:value="1922.5" calcext:value-type="float">
            <text:p>1922.5</text:p>
          </table:table-cell>
          <table:table-cell office:value-type="float" office:value="1913.6" calcext:value-type="float">
            <text:p>1913.6</text:p>
          </table:table-cell>
          <table:table-cell table:number-columns-repeated="2" office:value-type="float" office:value="1901.8" calcext:value-type="float">
            <text:p>1901.8</text:p>
          </table:table-cell>
          <table:table-cell office:value-type="float" office:value="1896.4" calcext:value-type="float">
            <text:p>1896.4</text:p>
          </table:table-cell>
          <table:table-cell office:value-type="float" office:value="1888.3" calcext:value-type="float">
            <text:p>1888.3</text:p>
          </table:table-cell>
          <table:table-cell office:value-type="float" office:value="1890.8" calcext:value-type="float">
            <text:p>1890.8</text:p>
          </table:table-cell>
          <table:table-cell office:value-type="float" office:value="1885.6" calcext:value-type="float">
            <text:p>1885.6</text:p>
          </table:table-cell>
          <table:table-cell office:value-type="float" office:value="1882.7" calcext:value-type="float">
            <text:p>1882.7</text:p>
          </table:table-cell>
          <table:table-cell office:value-type="float" office:value="1889.8" calcext:value-type="float">
            <text:p>1889.8</text:p>
          </table:table-cell>
          <table:table-cell office:value-type="float" office:value="1883.7" calcext:value-type="float">
            <text:p>1883.7</text:p>
          </table:table-cell>
          <table:table-cell office:value-type="float" office:value="1887.3" calcext:value-type="float">
            <text:p>1887.3</text:p>
          </table:table-cell>
          <table:table-cell office:value-type="float" office:value="1896.3" calcext:value-type="float">
            <text:p>1896.3</text:p>
          </table:table-cell>
          <table:table-cell office:value-type="float" office:value="1891.4" calcext:value-type="float">
            <text:p>1891.4</text:p>
          </table:table-cell>
          <table:table-cell office:value-type="float" office:value="1931.1" calcext:value-type="float">
            <text:p>1931.1</text:p>
          </table:table-cell>
          <table:table-cell office:value-type="float" office:value="1972.6" calcext:value-type="float">
            <text:p>1972.6</text:p>
          </table:table-cell>
          <table:table-cell office:value-type="float" office:value="1891.4" calcext:value-type="float">
            <text:p>1891.4</text:p>
          </table:table-cell>
          <table:table-cell office:value-type="float" office:value="2010.8" calcext:value-type="float">
            <text:p>2010.8</text:p>
          </table:table-cell>
          <table:table-cell office:value-type="float" office:value="2035.7" calcext:value-type="float">
            <text:p>2035.7</text:p>
          </table:table-cell>
          <table:table-cell office:value-type="float" office:value="2034.3" calcext:value-type="float">
            <text:p>2034.3</text:p>
          </table:table-cell>
          <table:table-cell office:value-type="float" office:value="2067.2" calcext:value-type="float">
            <text:p>2067.2</text:p>
          </table:table-cell>
          <table:table-cell office:value-type="float" office:value="2120.6" calcext:value-type="float">
            <text:p>2120.6</text:p>
          </table:table-cell>
          <table:table-cell office:value-type="float" office:value="2160.1" calcext:value-type="float">
            <text:p>2160.1</text:p>
          </table:table-cell>
          <table:table-cell office:value-type="float" office:value="2135.3" calcext:value-type="float">
            <text:p>2135.3</text:p>
          </table:table-cell>
          <table:table-cell office:value-type="float" office:value="2167.3" calcext:value-type="float">
            <text:p>2167.3</text:p>
          </table:table-cell>
          <table:table-cell office:value-type="float" office:value="2207.7" calcext:value-type="float">
            <text:p>2207.7</text:p>
          </table:table-cell>
          <table:table-cell office:value-type="float" office:value="2244" calcext:value-type="float">
            <text:p>2244</text:p>
          </table:table-cell>
          <table:table-cell office:value-type="float" office:value="2329.1" calcext:value-type="float">
            <text:p>2329.1</text:p>
          </table:table-cell>
          <table:table-cell office:value-type="float" office:value="2317.3" calcext:value-type="float">
            <text:p>2317.3</text:p>
          </table:table-cell>
          <table:table-cell office:value-type="float" office:value="2293.7" calcext:value-type="float">
            <text:p>2293.7</text:p>
          </table:table-cell>
          <table:table-cell office:value-type="float" office:value="2348.7" calcext:value-type="float">
            <text:p>2348.7</text:p>
          </table:table-cell>
          <table:table-cell office:value-type="float" office:value="2403.1" calcext:value-type="float">
            <text:p>2403.1</text:p>
          </table:table-cell>
          <table:table-cell office:value-type="float" office:value="2446" calcext:value-type="float">
            <text:p>2446</text:p>
          </table:table-cell>
          <table:table-cell office:value-type="float" office:value="2432.9" calcext:value-type="float">
            <text:p>2432.9</text:p>
          </table:table-cell>
          <table:table-cell office:value-type="float" office:value="2482.6" calcext:value-type="float">
            <text:p>2482.6</text:p>
          </table:table-cell>
          <table:table-cell office:value-type="float" office:value="2508.4" calcext:value-type="float">
            <text:p>2508.4</text:p>
          </table:table-cell>
          <table:table-cell office:value-type="float" office:value="2568.5" calcext:value-type="float">
            <text:p>2568.5</text:p>
          </table:table-cell>
          <table:table-cell office:value-type="float" office:value="2508.9" calcext:value-type="float">
            <text:p>2508.9</text:p>
          </table:table-cell>
          <table:table-cell office:value-type="float" office:value="2486.2" calcext:value-type="float">
            <text:p>2486.2</text:p>
          </table:table-cell>
          <table:table-cell office:value-type="float" office:value="2651.8" calcext:value-type="float">
            <text:p>2651.8</text:p>
          </table:table-cell>
          <table:table-cell office:value-type="float" office:value="2623.7" calcext:value-type="float">
            <text:p>2623.7</text:p>
          </table:table-cell>
          <table:table-cell office:value-type="float" office:value="2535" calcext:value-type="float">
            <text:p>2535</text:p>
          </table:table-cell>
          <table:table-cell office:value-type="float" office:value="2708.2" calcext:value-type="float">
            <text:p>2708.2</text:p>
          </table:table-cell>
          <table:table-cell office:value-type="float" office:value="2831.3" calcext:value-type="float">
            <text:p>2831.3</text:p>
          </table:table-cell>
          <table:table-cell office:value-type="float" office:value="2628.8" calcext:value-type="float">
            <text:p>2628.8</text:p>
          </table:table-cell>
          <table:table-cell office:value-type="float" office:value="2803.2" calcext:value-type="float">
            <text:p>2803.2</text:p>
          </table:table-cell>
          <table:table-cell office:value-type="float" office:value="2799.4" calcext:value-type="float">
            <text:p>2799.4</text:p>
          </table:table-cell>
          <table:table-cell office:value-type="float" office:value="2825.3" calcext:value-type="float">
            <text:p>2825.3</text:p>
          </table:table-cell>
          <table:table-cell office:value-type="float" office:value="1866.6" calcext:value-type="float">
            <text:p>1866.6</text:p>
          </table:table-cell>
        </table:table-row>
        <table:table-row table:style-name="ro2">
          <table:table-cell office:value-type="string" calcext:value-type="string">
            <text:p>256K</text:p>
          </table:table-cell>
          <table:table-cell office:value-type="float" office:value="4281.5" calcext:value-type="float">
            <text:p>4281.5</text:p>
          </table:table-cell>
          <table:table-cell office:value-type="float" office:value="4315.1" calcext:value-type="float">
            <text:p>4315.1</text:p>
          </table:table-cell>
          <table:table-cell office:value-type="float" office:value="4304.9" calcext:value-type="float">
            <text:p>4304.9</text:p>
          </table:table-cell>
          <table:table-cell office:value-type="float" office:value="4390.5" calcext:value-type="float">
            <text:p>4390.5</text:p>
          </table:table-cell>
          <table:table-cell office:value-type="float" office:value="4173.3" calcext:value-type="float">
            <text:p>4173.3</text:p>
          </table:table-cell>
          <table:table-cell office:value-type="float" office:value="3935.8" calcext:value-type="float">
            <text:p>3935.8</text:p>
          </table:table-cell>
          <table:table-cell office:value-type="float" office:value="3766.4" calcext:value-type="float">
            <text:p>3766.4</text:p>
          </table:table-cell>
          <table:table-cell office:value-type="float" office:value="3741.1" calcext:value-type="float">
            <text:p>3741.1</text:p>
          </table:table-cell>
          <table:table-cell office:value-type="float" office:value="3708.4" calcext:value-type="float">
            <text:p>3708.4</text:p>
          </table:table-cell>
          <table:table-cell office:value-type="float" office:value="3528.3" calcext:value-type="float">
            <text:p>3528.3</text:p>
          </table:table-cell>
          <table:table-cell office:value-type="float" office:value="3286.8" calcext:value-type="float">
            <text:p>3286.8</text:p>
          </table:table-cell>
          <table:table-cell office:value-type="float" office:value="3053.6" calcext:value-type="float">
            <text:p>3053.6</text:p>
          </table:table-cell>
          <table:table-cell office:value-type="float" office:value="2775.8" calcext:value-type="float">
            <text:p>2775.8</text:p>
          </table:table-cell>
          <table:table-cell office:value-type="float" office:value="2633.9" calcext:value-type="float">
            <text:p>2633.9</text:p>
          </table:table-cell>
          <table:table-cell office:value-type="float" office:value="2484.2" calcext:value-type="float">
            <text:p>2484.2</text:p>
          </table:table-cell>
          <table:table-cell office:value-type="float" office:value="2380.2" calcext:value-type="float">
            <text:p>2380.2</text:p>
          </table:table-cell>
          <table:table-cell office:value-type="float" office:value="2376.9" calcext:value-type="float">
            <text:p>2376.9</text:p>
          </table:table-cell>
          <table:table-cell office:value-type="float" office:value="2382.9" calcext:value-type="float">
            <text:p>2382.9</text:p>
          </table:table-cell>
          <table:table-cell office:value-type="float" office:value="2380.5" calcext:value-type="float">
            <text:p>2380.5</text:p>
          </table:table-cell>
          <table:table-cell office:value-type="float" office:value="2416" calcext:value-type="float">
            <text:p>2416</text:p>
          </table:table-cell>
          <table:table-cell office:value-type="float" office:value="2410.1" calcext:value-type="float">
            <text:p>2410.1</text:p>
          </table:table-cell>
          <table:table-cell office:value-type="float" office:value="2429.8" calcext:value-type="float">
            <text:p>2429.8</text:p>
          </table:table-cell>
          <table:table-cell office:value-type="float" office:value="2466.5" calcext:value-type="float">
            <text:p>2466.5</text:p>
          </table:table-cell>
          <table:table-cell office:value-type="float" office:value="2493.6" calcext:value-type="float">
            <text:p>2493.6</text:p>
          </table:table-cell>
          <table:table-cell office:value-type="float" office:value="2510.9" calcext:value-type="float">
            <text:p>2510.9</text:p>
          </table:table-cell>
          <table:table-cell office:value-type="float" office:value="2559.5" calcext:value-type="float">
            <text:p>2559.5</text:p>
          </table:table-cell>
          <table:table-cell office:value-type="float" office:value="2632.2" calcext:value-type="float">
            <text:p>2632.2</text:p>
          </table:table-cell>
          <table:table-cell office:value-type="float" office:value="2681.2" calcext:value-type="float">
            <text:p>2681.2</text:p>
          </table:table-cell>
          <table:table-cell office:value-type="float" office:value="2710.2" calcext:value-type="float">
            <text:p>2710.2</text:p>
          </table:table-cell>
          <table:table-cell office:value-type="float" office:value="2756.7" calcext:value-type="float">
            <text:p>2756.7</text:p>
          </table:table-cell>
          <table:table-cell office:value-type="float" office:value="2738" calcext:value-type="float">
            <text:p>2738</text:p>
          </table:table-cell>
          <table:table-cell office:value-type="float" office:value="2365.6" calcext:value-type="float">
            <text:p>2365.6</text:p>
          </table:table-cell>
          <table:table-cell office:value-type="float" office:value="2775.7" calcext:value-type="float">
            <text:p>2775.7</text:p>
          </table:table-cell>
          <table:table-cell office:value-type="float" office:value="2807.4" calcext:value-type="float">
            <text:p>2807.4</text:p>
          </table:table-cell>
          <table:table-cell office:value-type="float" office:value="2786.7" calcext:value-type="float">
            <text:p>2786.7</text:p>
          </table:table-cell>
          <table:table-cell office:value-type="float" office:value="2798" calcext:value-type="float">
            <text:p>2798</text:p>
          </table:table-cell>
          <table:table-cell office:value-type="float" office:value="2801.9" calcext:value-type="float">
            <text:p>2801.9</text:p>
          </table:table-cell>
          <table:table-cell office:value-type="float" office:value="2846.8" calcext:value-type="float">
            <text:p>2846.8</text:p>
          </table:table-cell>
          <table:table-cell office:value-type="float" office:value="2801.3" calcext:value-type="float">
            <text:p>2801.3</text:p>
          </table:table-cell>
          <table:table-cell office:value-type="float" office:value="2824.2" calcext:value-type="float">
            <text:p>2824.2</text:p>
          </table:table-cell>
          <table:table-cell office:value-type="float" office:value="2811.4" calcext:value-type="float">
            <text:p>2811.4</text:p>
          </table:table-cell>
          <table:table-cell office:value-type="float" office:value="2823.9" calcext:value-type="float">
            <text:p>2823.9</text:p>
          </table:table-cell>
          <table:table-cell office:value-type="float" office:value="2837.1" calcext:value-type="float">
            <text:p>2837.1</text:p>
          </table:table-cell>
          <table:table-cell office:value-type="float" office:value="2833.5" calcext:value-type="float">
            <text:p>2833.5</text:p>
          </table:table-cell>
          <table:table-cell office:value-type="float" office:value="2822.9" calcext:value-type="float">
            <text:p>2822.9</text:p>
          </table:table-cell>
          <table:table-cell office:value-type="float" office:value="2816" calcext:value-type="float">
            <text:p>2816</text:p>
          </table:table-cell>
          <table:table-cell office:value-type="float" office:value="2842.5" calcext:value-type="float">
            <text:p>2842.5</text:p>
          </table:table-cell>
          <table:table-cell office:value-type="float" office:value="2835.9" calcext:value-type="float">
            <text:p>2835.9</text:p>
          </table:table-cell>
          <table:table-cell office:value-type="float" office:value="2865.3" calcext:value-type="float">
            <text:p>2865.3</text:p>
          </table:table-cell>
          <table:table-cell office:value-type="float" office:value="2844.3" calcext:value-type="float">
            <text:p>2844.3</text:p>
          </table:table-cell>
          <table:table-cell office:value-type="float" office:value="2843.1" calcext:value-type="float">
            <text:p>2843.1</text:p>
          </table:table-cell>
          <table:table-cell office:value-type="float" office:value="2876" calcext:value-type="float">
            <text:p>2876</text:p>
          </table:table-cell>
          <table:table-cell office:value-type="float" office:value="2850.3" calcext:value-type="float">
            <text:p>2850.3</text:p>
          </table:table-cell>
          <table:table-cell office:value-type="float" office:value="2846.6" calcext:value-type="float">
            <text:p>2846.6</text:p>
          </table:table-cell>
          <table:table-cell office:value-type="float" office:value="2836.7" calcext:value-type="float">
            <text:p>2836.7</text:p>
          </table:table-cell>
          <table:table-cell office:value-type="float" office:value="2858.6" calcext:value-type="float">
            <text:p>2858.6</text:p>
          </table:table-cell>
          <table:table-cell office:value-type="float" office:value="2845.5" calcext:value-type="float">
            <text:p>2845.5</text:p>
          </table:table-cell>
          <table:table-cell office:value-type="float" office:value="2855.8" calcext:value-type="float">
            <text:p>2855.8</text:p>
          </table:table-cell>
          <table:table-cell office:value-type="float" office:value="2846.1" calcext:value-type="float">
            <text:p>2846.1</text:p>
          </table:table-cell>
          <table:table-cell office:value-type="float" office:value="2842" calcext:value-type="float">
            <text:p>2842</text:p>
          </table:table-cell>
          <table:table-cell office:value-type="float" office:value="2848.6" calcext:value-type="float">
            <text:p>2848.6</text:p>
          </table:table-cell>
          <table:table-cell office:value-type="float" office:value="2835.8" calcext:value-type="float">
            <text:p>2835.8</text:p>
          </table:table-cell>
          <table:table-cell office:value-type="float" office:value="2860.6" calcext:value-type="float">
            <text:p>2860.6</text:p>
          </table:table-cell>
          <table:table-cell office:value-type="float" office:value="2341.9" calcext:value-type="float">
            <text:p>2341.9</text:p>
          </table:table-cell>
        </table:table-row>
        <table:table-row table:style-name="ro2">
          <table:table-cell office:value-type="string" calcext:value-type="string">
            <text:p>128K</text:p>
          </table:table-cell>
          <table:table-cell office:value-type="float" office:value="4260.5" calcext:value-type="float">
            <text:p>4260.5</text:p>
          </table:table-cell>
          <table:table-cell office:value-type="float" office:value="4274.6" calcext:value-type="float">
            <text:p>4274.6</text:p>
          </table:table-cell>
          <table:table-cell office:value-type="float" office:value="4308.9" calcext:value-type="float">
            <text:p>4308.9</text:p>
          </table:table-cell>
          <table:table-cell office:value-type="float" office:value="4435.9" calcext:value-type="float">
            <text:p>4435.9</text:p>
          </table:table-cell>
          <table:table-cell office:value-type="float" office:value="4268.3" calcext:value-type="float">
            <text:p>4268.3</text:p>
          </table:table-cell>
          <table:table-cell office:value-type="float" office:value="4202.4" calcext:value-type="float">
            <text:p>4202.4</text:p>
          </table:table-cell>
          <table:table-cell office:value-type="float" office:value="4168.7" calcext:value-type="float">
            <text:p>4168.7</text:p>
          </table:table-cell>
          <table:table-cell office:value-type="float" office:value="4146.2" calcext:value-type="float">
            <text:p>4146.2</text:p>
          </table:table-cell>
          <table:table-cell office:value-type="float" office:value="4154.3" calcext:value-type="float">
            <text:p>4154.3</text:p>
          </table:table-cell>
          <table:table-cell office:value-type="float" office:value="3912.3" calcext:value-type="float">
            <text:p>3912.3</text:p>
          </table:table-cell>
          <table:table-cell office:value-type="float" office:value="3701.9" calcext:value-type="float">
            <text:p>3701.9</text:p>
          </table:table-cell>
          <table:table-cell office:value-type="float" office:value="3495.4" calcext:value-type="float">
            <text:p>3495.4</text:p>
          </table:table-cell>
          <table:table-cell office:value-type="float" office:value="3183.2" calcext:value-type="float">
            <text:p>3183.2</text:p>
          </table:table-cell>
          <table:table-cell office:value-type="float" office:value="3017.9" calcext:value-type="float">
            <text:p>3017.9</text:p>
          </table:table-cell>
          <table:table-cell office:value-type="float" office:value="2857.2" calcext:value-type="float">
            <text:p>2857.2</text:p>
          </table:table-cell>
          <table:table-cell office:value-type="float" office:value="2811.1" calcext:value-type="float">
            <text:p>2811.1</text:p>
          </table:table-cell>
          <table:table-cell office:value-type="float" office:value="2792.1" calcext:value-type="float">
            <text:p>2792.1</text:p>
          </table:table-cell>
          <table:table-cell office:value-type="float" office:value="2793.9" calcext:value-type="float">
            <text:p>2793.9</text:p>
          </table:table-cell>
          <table:table-cell office:value-type="float" office:value="2797.6" calcext:value-type="float">
            <text:p>2797.6</text:p>
          </table:table-cell>
          <table:table-cell office:value-type="float" office:value="2795.5" calcext:value-type="float">
            <text:p>2795.5</text:p>
          </table:table-cell>
          <table:table-cell office:value-type="float" office:value="2790.7" calcext:value-type="float">
            <text:p>2790.7</text:p>
          </table:table-cell>
          <table:table-cell office:value-type="float" office:value="2811.7" calcext:value-type="float">
            <text:p>2811.7</text:p>
          </table:table-cell>
          <table:table-cell office:value-type="float" office:value="2786.7" calcext:value-type="float">
            <text:p>2786.7</text:p>
          </table:table-cell>
          <table:table-cell office:value-type="float" office:value="2797.7" calcext:value-type="float">
            <text:p>2797.7</text:p>
          </table:table-cell>
          <table:table-cell office:value-type="float" office:value="2796.8" calcext:value-type="float">
            <text:p>2796.8</text:p>
          </table:table-cell>
          <table:table-cell office:value-type="float" office:value="2817.6" calcext:value-type="float">
            <text:p>2817.6</text:p>
          </table:table-cell>
          <table:table-cell office:value-type="float" office:value="2809.5" calcext:value-type="float">
            <text:p>2809.5</text:p>
          </table:table-cell>
          <table:table-cell office:value-type="float" office:value="2817.6" calcext:value-type="float">
            <text:p>2817.6</text:p>
          </table:table-cell>
          <table:table-cell office:value-type="float" office:value="2853.5" calcext:value-type="float">
            <text:p>2853.5</text:p>
          </table:table-cell>
          <table:table-cell table:number-columns-repeated="2" office:value-type="float" office:value="2814.5" calcext:value-type="float">
            <text:p>2814.5</text:p>
          </table:table-cell>
          <table:table-cell office:value-type="float" office:value="2796.6" calcext:value-type="float">
            <text:p>2796.6</text:p>
          </table:table-cell>
          <table:table-cell office:value-type="float" office:value="2840" calcext:value-type="float">
            <text:p>2840</text:p>
          </table:table-cell>
          <table:table-cell office:value-type="float" office:value="2804.8" calcext:value-type="float">
            <text:p>2804.8</text:p>
          </table:table-cell>
          <table:table-cell office:value-type="float" office:value="2840.6" calcext:value-type="float">
            <text:p>2840.6</text:p>
          </table:table-cell>
          <table:table-cell office:value-type="float" office:value="2823.4" calcext:value-type="float">
            <text:p>2823.4</text:p>
          </table:table-cell>
          <table:table-cell office:value-type="float" office:value="2810.2" calcext:value-type="float">
            <text:p>2810.2</text:p>
          </table:table-cell>
          <table:table-cell office:value-type="float" office:value="2829.2" calcext:value-type="float">
            <text:p>2829.2</text:p>
          </table:table-cell>
          <table:table-cell office:value-type="float" office:value="2823" calcext:value-type="float">
            <text:p>2823</text:p>
          </table:table-cell>
          <table:table-cell office:value-type="float" office:value="2820.7" calcext:value-type="float">
            <text:p>2820.7</text:p>
          </table:table-cell>
          <table:table-cell office:value-type="float" office:value="3145.4" calcext:value-type="float">
            <text:p>3145.4</text:p>
          </table:table-cell>
          <table:table-cell office:value-type="float" office:value="2836.3" calcext:value-type="float">
            <text:p>2836.3</text:p>
          </table:table-cell>
          <table:table-cell office:value-type="float" office:value="2848.7" calcext:value-type="float">
            <text:p>2848.7</text:p>
          </table:table-cell>
          <table:table-cell office:value-type="float" office:value="2856.9" calcext:value-type="float">
            <text:p>2856.9</text:p>
          </table:table-cell>
          <table:table-cell office:value-type="float" office:value="2837.9" calcext:value-type="float">
            <text:p>2837.9</text:p>
          </table:table-cell>
          <table:table-cell office:value-type="float" office:value="2803.9" calcext:value-type="float">
            <text:p>2803.9</text:p>
          </table:table-cell>
          <table:table-cell office:value-type="float" office:value="2849.3" calcext:value-type="float">
            <text:p>2849.3</text:p>
          </table:table-cell>
          <table:table-cell office:value-type="float" office:value="2829.8" calcext:value-type="float">
            <text:p>2829.8</text:p>
          </table:table-cell>
          <table:table-cell office:value-type="float" office:value="2931.7" calcext:value-type="float">
            <text:p>2931.7</text:p>
          </table:table-cell>
          <table:table-cell office:value-type="float" office:value="3155.3" calcext:value-type="float">
            <text:p>3155.3</text:p>
          </table:table-cell>
          <table:table-cell office:value-type="float" office:value="3351.8" calcext:value-type="float">
            <text:p>3351.8</text:p>
          </table:table-cell>
          <table:table-cell office:value-type="float" office:value="2824.9" calcext:value-type="float">
            <text:p>2824.9</text:p>
          </table:table-cell>
          <table:table-cell office:value-type="float" office:value="2844.2" calcext:value-type="float">
            <text:p>2844.2</text:p>
          </table:table-cell>
          <table:table-cell office:value-type="float" office:value="3732.4" calcext:value-type="float">
            <text:p>3732.4</text:p>
          </table:table-cell>
          <table:table-cell office:value-type="float" office:value="2962.6" calcext:value-type="float">
            <text:p>2962.6</text:p>
          </table:table-cell>
          <table:table-cell office:value-type="float" office:value="2860.2" calcext:value-type="float">
            <text:p>2860.2</text:p>
          </table:table-cell>
          <table:table-cell office:value-type="float" office:value="4024.1" calcext:value-type="float">
            <text:p>4024.1</text:p>
          </table:table-cell>
          <table:table-cell office:value-type="float" office:value="3202.6" calcext:value-type="float">
            <text:p>3202.6</text:p>
          </table:table-cell>
          <table:table-cell office:value-type="float" office:value="4047.3" calcext:value-type="float">
            <text:p>4047.3</text:p>
          </table:table-cell>
          <table:table-cell office:value-type="float" office:value="4272.5" calcext:value-type="float">
            <text:p>4272.5</text:p>
          </table:table-cell>
          <table:table-cell office:value-type="float" office:value="4329.4" calcext:value-type="float">
            <text:p>4329.4</text:p>
          </table:table-cell>
          <table:table-cell office:value-type="float" office:value="4487.5" calcext:value-type="float">
            <text:p>4487.5</text:p>
          </table:table-cell>
          <table:table-cell office:value-type="float" office:value="4312.1" calcext:value-type="float">
            <text:p>4312.1</text:p>
          </table:table-cell>
          <table:table-cell office:value-type="float" office:value="2842.8" calcext:value-type="float">
            <text:p>2842.8</text:p>
          </table:table-cell>
        </table:table-row>
        <table:table-row table:style-name="ro2">
          <table:table-cell office:value-type="string" calcext:value-type="string">
            <text:p>64K</text:p>
          </table:table-cell>
          <table:table-cell office:value-type="float" office:value="4258.6" calcext:value-type="float">
            <text:p>4258.6</text:p>
          </table:table-cell>
          <table:table-cell office:value-type="float" office:value="4256.9" calcext:value-type="float">
            <text:p>4256.9</text:p>
          </table:table-cell>
          <table:table-cell office:value-type="float" office:value="4328.7" calcext:value-type="float">
            <text:p>4328.7</text:p>
          </table:table-cell>
          <table:table-cell office:value-type="float" office:value="4451" calcext:value-type="float">
            <text:p>4451</text:p>
          </table:table-cell>
          <table:table-cell office:value-type="float" office:value="4335.5" calcext:value-type="float">
            <text:p>4335.5</text:p>
          </table:table-cell>
          <table:table-cell office:value-type="float" office:value="4296.5" calcext:value-type="float">
            <text:p>4296.5</text:p>
          </table:table-cell>
          <table:table-cell office:value-type="float" office:value="4326.8" calcext:value-type="float">
            <text:p>4326.8</text:p>
          </table:table-cell>
          <table:table-cell office:value-type="float" office:value="4281.9" calcext:value-type="float">
            <text:p>4281.9</text:p>
          </table:table-cell>
          <table:table-cell office:value-type="float" office:value="4211.2" calcext:value-type="float">
            <text:p>4211.2</text:p>
          </table:table-cell>
          <table:table-cell office:value-type="float" office:value="3980.5" calcext:value-type="float">
            <text:p>3980.5</text:p>
          </table:table-cell>
          <table:table-cell office:value-type="float" office:value="3776.5" calcext:value-type="float">
            <text:p>3776.5</text:p>
          </table:table-cell>
          <table:table-cell office:value-type="float" office:value="3523.6" calcext:value-type="float">
            <text:p>3523.6</text:p>
          </table:table-cell>
          <table:table-cell office:value-type="float" office:value="3252.6" calcext:value-type="float">
            <text:p>3252.6</text:p>
          </table:table-cell>
          <table:table-cell office:value-type="float" office:value="3045" calcext:value-type="float">
            <text:p>3045</text:p>
          </table:table-cell>
          <table:table-cell office:value-type="float" office:value="2886.7" calcext:value-type="float">
            <text:p>2886.7</text:p>
          </table:table-cell>
          <table:table-cell office:value-type="float" office:value="2820.8" calcext:value-type="float">
            <text:p>2820.8</text:p>
          </table:table-cell>
          <table:table-cell office:value-type="float" office:value="2854.3" calcext:value-type="float">
            <text:p>2854.3</text:p>
          </table:table-cell>
          <table:table-cell office:value-type="float" office:value="2840" calcext:value-type="float">
            <text:p>2840</text:p>
          </table:table-cell>
          <table:table-cell office:value-type="float" office:value="2843.9" calcext:value-type="float">
            <text:p>2843.9</text:p>
          </table:table-cell>
          <table:table-cell office:value-type="float" office:value="2842.1" calcext:value-type="float">
            <text:p>2842.1</text:p>
          </table:table-cell>
          <table:table-cell office:value-type="float" office:value="2820.2" calcext:value-type="float">
            <text:p>2820.2</text:p>
          </table:table-cell>
          <table:table-cell office:value-type="float" office:value="2829.7" calcext:value-type="float">
            <text:p>2829.7</text:p>
          </table:table-cell>
          <table:table-cell office:value-type="float" office:value="2831.8" calcext:value-type="float">
            <text:p>2831.8</text:p>
          </table:table-cell>
          <table:table-cell office:value-type="float" office:value="2848.3" calcext:value-type="float">
            <text:p>2848.3</text:p>
          </table:table-cell>
          <table:table-cell office:value-type="float" office:value="3582.2" calcext:value-type="float">
            <text:p>3582.2</text:p>
          </table:table-cell>
          <table:table-cell office:value-type="float" office:value="2844.9" calcext:value-type="float">
            <text:p>2844.9</text:p>
          </table:table-cell>
          <table:table-cell office:value-type="float" office:value="3459.2" calcext:value-type="float">
            <text:p>3459.2</text:p>
          </table:table-cell>
          <table:table-cell office:value-type="float" office:value="2808.6" calcext:value-type="float">
            <text:p>2808.6</text:p>
          </table:table-cell>
          <table:table-cell office:value-type="float" office:value="3185.6" calcext:value-type="float">
            <text:p>3185.6</text:p>
          </table:table-cell>
          <table:table-cell office:value-type="float" office:value="3839.6" calcext:value-type="float">
            <text:p>3839.6</text:p>
          </table:table-cell>
          <table:table-cell office:value-type="float" office:value="3515.2" calcext:value-type="float">
            <text:p>3515.2</text:p>
          </table:table-cell>
          <table:table-cell office:value-type="float" office:value="2882.9" calcext:value-type="float">
            <text:p>2882.9</text:p>
          </table:table-cell>
          <table:table-cell office:value-type="float" office:value="3536.5" calcext:value-type="float">
            <text:p>3536.5</text:p>
          </table:table-cell>
          <table:table-cell office:value-type="float" office:value="4213.8" calcext:value-type="float">
            <text:p>4213.8</text:p>
          </table:table-cell>
          <table:table-cell office:value-type="float" office:value="4232.7" calcext:value-type="float">
            <text:p>4232.7</text:p>
          </table:table-cell>
          <table:table-cell office:value-type="float" office:value="4991.9" calcext:value-type="float">
            <text:p>4991.9</text:p>
          </table:table-cell>
          <table:table-cell office:value-type="float" office:value="4349.4" calcext:value-type="float">
            <text:p>4349.4</text:p>
          </table:table-cell>
          <table:table-cell office:value-type="float" office:value="4354.5" calcext:value-type="float">
            <text:p>4354.5</text:p>
          </table:table-cell>
          <table:table-cell office:value-type="float" office:value="4190.3" calcext:value-type="float">
            <text:p>4190.3</text:p>
          </table:table-cell>
          <table:table-cell office:value-type="float" office:value="4163.7" calcext:value-type="float">
            <text:p>4163.7</text:p>
          </table:table-cell>
          <table:table-cell office:value-type="float" office:value="3665.1" calcext:value-type="float">
            <text:p>3665.1</text:p>
          </table:table-cell>
          <table:table-cell office:value-type="float" office:value="4164.3" calcext:value-type="float">
            <text:p>4164.3</text:p>
          </table:table-cell>
          <table:table-cell office:value-type="float" office:value="4151.5" calcext:value-type="float">
            <text:p>4151.5</text:p>
          </table:table-cell>
          <table:table-cell office:value-type="float" office:value="4141" calcext:value-type="float">
            <text:p>4141</text:p>
          </table:table-cell>
          <table:table-cell office:value-type="float" office:value="4180.3" calcext:value-type="float">
            <text:p>4180.3</text:p>
          </table:table-cell>
          <table:table-cell office:value-type="float" office:value="4148.1" calcext:value-type="float">
            <text:p>4148.1</text:p>
          </table:table-cell>
          <table:table-cell office:value-type="float" office:value="4136.2" calcext:value-type="float">
            <text:p>4136.2</text:p>
          </table:table-cell>
          <table:table-cell office:value-type="float" office:value="4126.9" calcext:value-type="float">
            <text:p>4126.9</text:p>
          </table:table-cell>
          <table:table-cell office:value-type="float" office:value="4168.5" calcext:value-type="float">
            <text:p>4168.5</text:p>
          </table:table-cell>
          <table:table-cell office:value-type="float" office:value="4216.1" calcext:value-type="float">
            <text:p>4216.1</text:p>
          </table:table-cell>
          <table:table-cell office:value-type="float" office:value="4152.4" calcext:value-type="float">
            <text:p>4152.4</text:p>
          </table:table-cell>
          <table:table-cell office:value-type="float" office:value="4121.6" calcext:value-type="float">
            <text:p>4121.6</text:p>
          </table:table-cell>
          <table:table-cell office:value-type="float" office:value="4110.5" calcext:value-type="float">
            <text:p>4110.5</text:p>
          </table:table-cell>
          <table:table-cell office:value-type="float" office:value="4361.1" calcext:value-type="float">
            <text:p>4361.1</text:p>
          </table:table-cell>
          <table:table-cell office:value-type="float" office:value="4151.1" calcext:value-type="float">
            <text:p>4151.1</text:p>
          </table:table-cell>
          <table:table-cell office:value-type="float" office:value="4132.1" calcext:value-type="float">
            <text:p>4132.1</text:p>
          </table:table-cell>
          <table:table-cell office:value-type="float" office:value="4226.2" calcext:value-type="float">
            <text:p>4226.2</text:p>
          </table:table-cell>
          <table:table-cell office:value-type="float" office:value="4114.7" calcext:value-type="float">
            <text:p>4114.7</text:p>
          </table:table-cell>
          <table:table-cell office:value-type="float" office:value="4101.7" calcext:value-type="float">
            <text:p>4101.7</text:p>
          </table:table-cell>
          <table:table-cell office:value-type="float" office:value="4130.8" calcext:value-type="float">
            <text:p>4130.8</text:p>
          </table:table-cell>
          <table:table-cell office:value-type="float" office:value="4121.3" calcext:value-type="float">
            <text:p>4121.3</text:p>
          </table:table-cell>
          <table:table-cell office:value-type="float" office:value="4115.4" calcext:value-type="float">
            <text:p>4115.4</text:p>
          </table:table-cell>
          <table:table-cell office:value-type="float" office:value="4109.3" calcext:value-type="float">
            <text:p>4109.3</text:p>
          </table:table-cell>
          <table:table-cell office:value-type="float" office:value="2898.3" calcext:value-type="float">
            <text:p>2898.3</text:p>
          </table:table-cell>
        </table:table-row>
        <table:table-row table:style-name="ro2">
          <table:table-cell office:value-type="string" calcext:value-type="string">
            <text:p>32K</text:p>
          </table:table-cell>
          <table:table-cell office:value-type="float" office:value="4251.3" calcext:value-type="float">
            <text:p>4251.3</text:p>
          </table:table-cell>
          <table:table-cell office:value-type="float" office:value="4683.8" calcext:value-type="float">
            <text:p>4683.8</text:p>
          </table:table-cell>
          <table:table-cell office:value-type="float" office:value="4238" calcext:value-type="float">
            <text:p>4238</text:p>
          </table:table-cell>
          <table:table-cell office:value-type="float" office:value="4321.6" calcext:value-type="float">
            <text:p>4321.6</text:p>
          </table:table-cell>
          <table:table-cell office:value-type="float" office:value="4501.2" calcext:value-type="float">
            <text:p>4501.2</text:p>
          </table:table-cell>
          <table:table-cell office:value-type="float" office:value="4416.2" calcext:value-type="float">
            <text:p>4416.2</text:p>
          </table:table-cell>
          <table:table-cell office:value-type="float" office:value="4250.5" calcext:value-type="float">
            <text:p>4250.5</text:p>
          </table:table-cell>
          <table:table-cell office:value-type="float" office:value="4484.6" calcext:value-type="float">
            <text:p>4484.6</text:p>
          </table:table-cell>
          <table:table-cell office:value-type="float" office:value="4241.3" calcext:value-type="float">
            <text:p>4241.3</text:p>
          </table:table-cell>
          <table:table-cell office:value-type="float" office:value="4300.6" calcext:value-type="float">
            <text:p>4300.6</text:p>
          </table:table-cell>
          <table:table-cell office:value-type="float" office:value="4510.3" calcext:value-type="float">
            <text:p>4510.3</text:p>
          </table:table-cell>
          <table:table-cell office:value-type="float" office:value="4206.5" calcext:value-type="float">
            <text:p>4206.5</text:p>
          </table:table-cell>
          <table:table-cell office:value-type="float" office:value="4199.1" calcext:value-type="float">
            <text:p>4199.1</text:p>
          </table:table-cell>
          <table:table-cell office:value-type="float" office:value="4206.5" calcext:value-type="float">
            <text:p>4206.5</text:p>
          </table:table-cell>
          <table:table-cell office:value-type="float" office:value="4262.1" calcext:value-type="float">
            <text:p>4262.1</text:p>
          </table:table-cell>
          <table:table-cell office:value-type="float" office:value="4202.1" calcext:value-type="float">
            <text:p>4202.1</text:p>
          </table:table-cell>
          <table:table-cell office:value-type="float" office:value="4419.7" calcext:value-type="float">
            <text:p>4419.7</text:p>
          </table:table-cell>
          <table:table-cell office:value-type="float" office:value="4974.8" calcext:value-type="float">
            <text:p>4974.8</text:p>
          </table:table-cell>
          <table:table-cell office:value-type="float" office:value="4728.6" calcext:value-type="float">
            <text:p>4728.6</text:p>
          </table:table-cell>
          <table:table-cell office:value-type="float" office:value="4163.7" calcext:value-type="float">
            <text:p>4163.7</text:p>
          </table:table-cell>
          <table:table-cell office:value-type="float" office:value="4164.3" calcext:value-type="float">
            <text:p>4164.3</text:p>
          </table:table-cell>
          <table:table-cell office:value-type="float" office:value="4141" calcext:value-type="float">
            <text:p>4141</text:p>
          </table:table-cell>
          <table:table-cell office:value-type="float" office:value="4148.1" calcext:value-type="float">
            <text:p>4148.1</text:p>
          </table:table-cell>
          <table:table-cell office:value-type="float" office:value="4126.9" calcext:value-type="float">
            <text:p>4126.9</text:p>
          </table:table-cell>
          <table:table-cell office:value-type="float" office:value="4250.4" calcext:value-type="float">
            <text:p>4250.4</text:p>
          </table:table-cell>
          <table:table-cell office:value-type="float" office:value="4121.6" calcext:value-type="float">
            <text:p>4121.6</text:p>
          </table:table-cell>
          <table:table-cell office:value-type="float" office:value="4137.5" calcext:value-type="float">
            <text:p>4137.5</text:p>
          </table:table-cell>
          <table:table-cell office:value-type="float" office:value="4132.1" calcext:value-type="float">
            <text:p>4132.1</text:p>
          </table:table-cell>
          <table:table-cell office:value-type="float" office:value="4114.7" calcext:value-type="float">
            <text:p>4114.7</text:p>
          </table:table-cell>
          <table:table-cell office:value-type="float" office:value="4150.4" calcext:value-type="float">
            <text:p>4150.4</text:p>
          </table:table-cell>
          <table:table-cell office:value-type="float" office:value="4197.3" calcext:value-type="float">
            <text:p>4197.3</text:p>
          </table:table-cell>
          <table:table-cell office:value-type="float" office:value="4591.7" calcext:value-type="float">
            <text:p>4591.7</text:p>
          </table:table-cell>
          <table:table-cell office:value-type="float" office:value="4123.8" calcext:value-type="float">
            <text:p>4123.8</text:p>
          </table:table-cell>
          <table:table-cell office:value-type="float" office:value="4110.3" calcext:value-type="float">
            <text:p>4110.3</text:p>
          </table:table-cell>
          <table:table-cell office:value-type="float" office:value="4127.5" calcext:value-type="float">
            <text:p>4127.5</text:p>
          </table:table-cell>
          <table:table-cell office:value-type="float" office:value="4103.5" calcext:value-type="float">
            <text:p>4103.5</text:p>
          </table:table-cell>
          <table:table-cell office:value-type="float" office:value="4083.1" calcext:value-type="float">
            <text:p>4083.1</text:p>
          </table:table-cell>
          <table:table-cell office:value-type="float" office:value="4744.9" calcext:value-type="float">
            <text:p>4744.9</text:p>
          </table:table-cell>
          <table:table-cell office:value-type="float" office:value="4113.2" calcext:value-type="float">
            <text:p>4113.2</text:p>
          </table:table-cell>
          <table:table-cell office:value-type="float" office:value="4111.3" calcext:value-type="float">
            <text:p>4111.3</text:p>
          </table:table-cell>
          <table:table-cell office:value-type="float" office:value="4398.1" calcext:value-type="float">
            <text:p>4398.1</text:p>
          </table:table-cell>
          <table:table-cell office:value-type="float" office:value="4069.1" calcext:value-type="float">
            <text:p>4069.1</text:p>
          </table:table-cell>
          <table:table-cell office:value-type="float" office:value="4081.9" calcext:value-type="float">
            <text:p>4081.9</text:p>
          </table:table-cell>
          <table:table-cell office:value-type="float" office:value="4039.7" calcext:value-type="float">
            <text:p>4039.7</text:p>
          </table:table-cell>
          <table:table-cell office:value-type="float" office:value="4035.1" calcext:value-type="float">
            <text:p>4035.1</text:p>
          </table:table-cell>
          <table:table-cell office:value-type="float" office:value="4059.2" calcext:value-type="float">
            <text:p>4059.2</text:p>
          </table:table-cell>
          <table:table-cell office:value-type="float" office:value="4060.7" calcext:value-type="float">
            <text:p>4060.7</text:p>
          </table:table-cell>
          <table:table-cell office:value-type="float" office:value="4062.3" calcext:value-type="float">
            <text:p>4062.3</text:p>
          </table:table-cell>
          <table:table-cell office:value-type="float" office:value="4039.2" calcext:value-type="float">
            <text:p>4039.2</text:p>
          </table:table-cell>
          <table:table-cell office:value-type="float" office:value="4052.7" calcext:value-type="float">
            <text:p>4052.7</text:p>
          </table:table-cell>
          <table:table-cell office:value-type="float" office:value="4034.8" calcext:value-type="float">
            <text:p>4034.8</text:p>
          </table:table-cell>
          <table:table-cell office:value-type="float" office:value="4022.7" calcext:value-type="float">
            <text:p>4022.7</text:p>
          </table:table-cell>
          <table:table-cell office:value-type="float" office:value="4010.3" calcext:value-type="float">
            <text:p>4010.3</text:p>
          </table:table-cell>
          <table:table-cell office:value-type="float" office:value="4606.5" calcext:value-type="float">
            <text:p>4606.5</text:p>
          </table:table-cell>
          <table:table-cell office:value-type="float" office:value="3990.8" calcext:value-type="float">
            <text:p>3990.8</text:p>
          </table:table-cell>
          <table:table-cell office:value-type="float" office:value="4060.2" calcext:value-type="float">
            <text:p>4060.2</text:p>
          </table:table-cell>
          <table:table-cell office:value-type="float" office:value="4054.4" calcext:value-type="float">
            <text:p>4054.4</text:p>
          </table:table-cell>
          <table:table-cell office:value-type="float" office:value="4019.3" calcext:value-type="float">
            <text:p>4019.3</text:p>
          </table:table-cell>
          <table:table-cell office:value-type="float" office:value="4027.1" calcext:value-type="float">
            <text:p>4027.1</text:p>
          </table:table-cell>
          <table:table-cell office:value-type="float" office:value="4035.1" calcext:value-type="float">
            <text:p>4035.1</text:p>
          </table:table-cell>
          <table:table-cell office:value-type="float" office:value="3968.6" calcext:value-type="float">
            <text:p>3968.6</text:p>
          </table:table-cell>
          <table:table-cell office:value-type="float" office:value="3975.7" calcext:value-type="float">
            <text:p>3975.7</text:p>
          </table:table-cell>
          <table:table-cell office:value-type="float" office:value="3990.8" calcext:value-type="float">
            <text:p>3990.8</text:p>
          </table:table-cell>
          <table:table-cell office:value-type="float" office:value="4256.9" calcext:value-type="float">
            <text:p>4256.9</text:p>
          </table:table-cell>
        </table:table-row>
        <table:table-row table:style-name="ro2">
          <table:table-cell office:value-type="string" calcext:value-type="string">
            <text:p>16K</text:p>
          </table:table-cell>
          <table:table-cell office:value-type="float" office:value="4248.6" calcext:value-type="float">
            <text:p>4248.6</text:p>
          </table:table-cell>
          <table:table-cell office:value-type="float" office:value="4240.3" calcext:value-type="float">
            <text:p>4240.3</text:p>
          </table:table-cell>
          <table:table-cell office:value-type="float" office:value="4223.6" calcext:value-type="float">
            <text:p>4223.6</text:p>
          </table:table-cell>
          <table:table-cell office:value-type="float" office:value="4998.9" calcext:value-type="float">
            <text:p>4998.9</text:p>
          </table:table-cell>
          <table:table-cell office:value-type="float" office:value="4203.8" calcext:value-type="float">
            <text:p>4203.8</text:p>
          </table:table-cell>
          <table:table-cell office:value-type="float" office:value="4198.4" calcext:value-type="float">
            <text:p>4198.4</text:p>
          </table:table-cell>
          <table:table-cell office:value-type="float" office:value="4197.1" calcext:value-type="float">
            <text:p>4197.1</text:p>
          </table:table-cell>
          <table:table-cell office:value-type="float" office:value="4191.4" calcext:value-type="float">
            <text:p>4191.4</text:p>
          </table:table-cell>
          <table:table-cell office:value-type="float" office:value="4174.3" calcext:value-type="float">
            <text:p>4174.3</text:p>
          </table:table-cell>
          <table:table-cell office:value-type="float" office:value="4163.7" calcext:value-type="float">
            <text:p>4163.7</text:p>
          </table:table-cell>
          <table:table-cell office:value-type="float" office:value="4141" calcext:value-type="float">
            <text:p>4141</text:p>
          </table:table-cell>
          <table:table-cell office:value-type="float" office:value="4126.9" calcext:value-type="float">
            <text:p>4126.9</text:p>
          </table:table-cell>
          <table:table-cell office:value-type="float" office:value="4121.6" calcext:value-type="float">
            <text:p>4121.6</text:p>
          </table:table-cell>
          <table:table-cell office:value-type="float" office:value="4132.1" calcext:value-type="float">
            <text:p>4132.1</text:p>
          </table:table-cell>
          <table:table-cell office:value-type="float" office:value="4130.8" calcext:value-type="float">
            <text:p>4130.8</text:p>
          </table:table-cell>
          <table:table-cell office:value-type="float" office:value="4127.9" calcext:value-type="float">
            <text:p>4127.9</text:p>
          </table:table-cell>
          <table:table-cell office:value-type="float" office:value="4132.4" calcext:value-type="float">
            <text:p>4132.4</text:p>
          </table:table-cell>
          <table:table-cell office:value-type="float" office:value="4103.5" calcext:value-type="float">
            <text:p>4103.5</text:p>
          </table:table-cell>
          <table:table-cell office:value-type="float" office:value="4071.1" calcext:value-type="float">
            <text:p>4071.1</text:p>
          </table:table-cell>
          <table:table-cell office:value-type="float" office:value="4508.2" calcext:value-type="float">
            <text:p>4508.2</text:p>
          </table:table-cell>
          <table:table-cell office:value-type="float" office:value="4069.1" calcext:value-type="float">
            <text:p>4069.1</text:p>
          </table:table-cell>
          <table:table-cell office:value-type="float" office:value="4039.7" calcext:value-type="float">
            <text:p>4039.7</text:p>
          </table:table-cell>
          <table:table-cell office:value-type="float" office:value="4059.2" calcext:value-type="float">
            <text:p>4059.2</text:p>
          </table:table-cell>
          <table:table-cell office:value-type="float" office:value="4062.3" calcext:value-type="float">
            <text:p>4062.3</text:p>
          </table:table-cell>
          <table:table-cell office:value-type="float" office:value="4052.7" calcext:value-type="float">
            <text:p>4052.7</text:p>
          </table:table-cell>
          <table:table-cell office:value-type="float" office:value="4022.7" calcext:value-type="float">
            <text:p>4022.7</text:p>
          </table:table-cell>
          <table:table-cell office:value-type="float" office:value="3997.4" calcext:value-type="float">
            <text:p>3997.4</text:p>
          </table:table-cell>
          <table:table-cell office:value-type="float" office:value="4060.2" calcext:value-type="float">
            <text:p>4060.2</text:p>
          </table:table-cell>
          <table:table-cell office:value-type="float" office:value="4019.3" calcext:value-type="float">
            <text:p>4019.3</text:p>
          </table:table-cell>
          <table:table-cell office:value-type="float" office:value="4035.1" calcext:value-type="float">
            <text:p>4035.1</text:p>
          </table:table-cell>
          <table:table-cell office:value-type="float" office:value="3975.7" calcext:value-type="float">
            <text:p>3975.7</text:p>
          </table:table-cell>
          <table:table-cell office:value-type="float" office:value="4006.5" calcext:value-type="float">
            <text:p>4006.5</text:p>
          </table:table-cell>
          <table:table-cell office:value-type="float" office:value="3919.7" calcext:value-type="float">
            <text:p>3919.7</text:p>
          </table:table-cell>
          <table:table-cell office:value-type="float" office:value="3917.5" calcext:value-type="float">
            <text:p>3917.5</text:p>
          </table:table-cell>
          <table:table-cell office:value-type="float" office:value="3891" calcext:value-type="float">
            <text:p>3891</text:p>
          </table:table-cell>
          <table:table-cell office:value-type="float" office:value="3990.8" calcext:value-type="float">
            <text:p>3990.8</text:p>
          </table:table-cell>
          <table:table-cell office:value-type="float" office:value="4409.8" calcext:value-type="float">
            <text:p>4409.8</text:p>
          </table:table-cell>
          <table:table-cell office:value-type="float" office:value="4000.1" calcext:value-type="float">
            <text:p>4000.1</text:p>
          </table:table-cell>
          <table:table-cell office:value-type="float" office:value="3943.9" calcext:value-type="float">
            <text:p>3943.9</text:p>
          </table:table-cell>
          <table:table-cell office:value-type="float" office:value="3933.1" calcext:value-type="float">
            <text:p>3933.1</text:p>
          </table:table-cell>
          <table:table-cell office:value-type="float" office:value="3883.7" calcext:value-type="float">
            <text:p>3883.7</text:p>
          </table:table-cell>
          <table:table-cell office:value-type="float" office:value="3891" calcext:value-type="float">
            <text:p>3891</text:p>
          </table:table-cell>
          <table:table-cell office:value-type="float" office:value="3898.7" calcext:value-type="float">
            <text:p>3898.7</text:p>
          </table:table-cell>
          <table:table-cell office:value-type="float" office:value="3856" calcext:value-type="float">
            <text:p>3856</text:p>
          </table:table-cell>
          <table:table-cell office:value-type="float" office:value="3822.8" calcext:value-type="float">
            <text:p>3822.8</text:p>
          </table:table-cell>
          <table:table-cell office:value-type="float" office:value="3839.8" calcext:value-type="float">
            <text:p>3839.8</text:p>
          </table:table-cell>
          <table:table-cell office:value-type="float" office:value="3804.9" calcext:value-type="float">
            <text:p>3804.9</text:p>
          </table:table-cell>
          <table:table-cell office:value-type="float" office:value="3780.2" calcext:value-type="float">
            <text:p>3780.2</text:p>
          </table:table-cell>
          <table:table-cell office:value-type="float" office:value="3978.9" calcext:value-type="float">
            <text:p>3978.9</text:p>
          </table:table-cell>
          <table:table-cell office:value-type="float" office:value="3954.5" calcext:value-type="float">
            <text:p>3954.5</text:p>
          </table:table-cell>
          <table:table-cell office:value-type="float" office:value="3882" calcext:value-type="float">
            <text:p>3882</text:p>
          </table:table-cell>
          <table:table-cell office:value-type="float" office:value="3868" calcext:value-type="float">
            <text:p>3868</text:p>
          </table:table-cell>
          <table:table-cell office:value-type="float" office:value="3853.6" calcext:value-type="float">
            <text:p>3853.6</text:p>
          </table:table-cell>
          <table:table-cell office:value-type="float" office:value="3838.8" calcext:value-type="float">
            <text:p>3838.8</text:p>
          </table:table-cell>
          <table:table-cell office:value-type="float" office:value="3886.1" calcext:value-type="float">
            <text:p>3886.1</text:p>
          </table:table-cell>
          <table:table-cell office:value-type="float" office:value="3820.7" calcext:value-type="float">
            <text:p>3820.7</text:p>
          </table:table-cell>
          <table:table-cell office:value-type="float" office:value="3882.6" calcext:value-type="float">
            <text:p>3882.6</text:p>
          </table:table-cell>
          <table:table-cell office:value-type="float" office:value="3814.9" calcext:value-type="float">
            <text:p>3814.9</text:p>
          </table:table-cell>
          <table:table-cell office:value-type="float" office:value="3747.3" calcext:value-type="float">
            <text:p>3747.3</text:p>
          </table:table-cell>
          <table:table-cell office:value-type="float" office:value="3756.9" calcext:value-type="float">
            <text:p>3756.9</text:p>
          </table:table-cell>
          <table:table-cell office:value-type="float" office:value="3688.1" calcext:value-type="float">
            <text:p>3688.1</text:p>
          </table:table-cell>
          <table:table-cell office:value-type="float" office:value="3762.8" calcext:value-type="float">
            <text:p>3762.8</text:p>
          </table:table-cell>
          <table:table-cell office:value-type="float" office:value="3773.1" calcext:value-type="float">
            <text:p>3773.1</text:p>
          </table:table-cell>
          <table:table-cell office:value-type="float" office:value="5108.2" calcext:value-type="float">
            <text:p>5108.2</text:p>
          </table:table-cell>
        </table:table-row>
        <table:table-row table:style-name="ro2">
          <table:table-cell office:value-type="string" calcext:value-type="string">
            <text:p>8K</text:p>
          </table:table-cell>
          <table:table-cell office:value-type="float" office:value="4240.3" calcext:value-type="float">
            <text:p>4240.3</text:p>
          </table:table-cell>
          <table:table-cell office:value-type="float" office:value="4223.9" calcext:value-type="float">
            <text:p>4223.9</text:p>
          </table:table-cell>
          <table:table-cell office:value-type="float" office:value="4206.5" calcext:value-type="float">
            <text:p>4206.5</text:p>
          </table:table-cell>
          <table:table-cell office:value-type="float" office:value="4191.4" calcext:value-type="float">
            <text:p>4191.4</text:p>
          </table:table-cell>
          <table:table-cell office:value-type="float" office:value="4163.7" calcext:value-type="float">
            <text:p>4163.7</text:p>
          </table:table-cell>
          <table:table-cell office:value-type="float" office:value="4126.9" calcext:value-type="float">
            <text:p>4126.9</text:p>
          </table:table-cell>
          <table:table-cell office:value-type="float" office:value="4132.1" calcext:value-type="float">
            <text:p>4132.1</text:p>
          </table:table-cell>
          <table:table-cell office:value-type="float" office:value="4127.9" calcext:value-type="float">
            <text:p>4127.9</text:p>
          </table:table-cell>
          <table:table-cell office:value-type="float" office:value="4103.5" calcext:value-type="float">
            <text:p>4103.5</text:p>
          </table:table-cell>
          <table:table-cell office:value-type="float" office:value="4111.3" calcext:value-type="float">
            <text:p>4111.3</text:p>
          </table:table-cell>
          <table:table-cell office:value-type="float" office:value="4039.7" calcext:value-type="float">
            <text:p>4039.7</text:p>
          </table:table-cell>
          <table:table-cell office:value-type="float" office:value="4092.8" calcext:value-type="float">
            <text:p>4092.8</text:p>
          </table:table-cell>
          <table:table-cell office:value-type="float" office:value="4022.7" calcext:value-type="float">
            <text:p>4022.7</text:p>
          </table:table-cell>
          <table:table-cell office:value-type="float" office:value="4025.2" calcext:value-type="float">
            <text:p>4025.2</text:p>
          </table:table-cell>
          <table:table-cell office:value-type="float" office:value="4035.1" calcext:value-type="float">
            <text:p>4035.1</text:p>
          </table:table-cell>
          <table:table-cell office:value-type="float" office:value="3967.6" calcext:value-type="float">
            <text:p>3967.6</text:p>
          </table:table-cell>
          <table:table-cell office:value-type="float" office:value="3917.5" calcext:value-type="float">
            <text:p>3917.5</text:p>
          </table:table-cell>
          <table:table-cell office:value-type="float" office:value="3990.8" calcext:value-type="float">
            <text:p>3990.8</text:p>
          </table:table-cell>
          <table:table-cell office:value-type="float" office:value="4000.1" calcext:value-type="float">
            <text:p>4000.1</text:p>
          </table:table-cell>
          <table:table-cell office:value-type="float" office:value="3933.1" calcext:value-type="float">
            <text:p>3933.1</text:p>
          </table:table-cell>
          <table:table-cell office:value-type="float" office:value="3940.3" calcext:value-type="float">
            <text:p>3940.3</text:p>
          </table:table-cell>
          <table:table-cell office:value-type="float" office:value="3856" calcext:value-type="float">
            <text:p>3856</text:p>
          </table:table-cell>
          <table:table-cell office:value-type="float" office:value="3839.8" calcext:value-type="float">
            <text:p>3839.8</text:p>
          </table:table-cell>
          <table:table-cell office:value-type="float" office:value="3780.2" calcext:value-type="float">
            <text:p>3780.2</text:p>
          </table:table-cell>
          <table:table-cell office:value-type="float" office:value="3954.5" calcext:value-type="float">
            <text:p>3954.5</text:p>
          </table:table-cell>
          <table:table-cell office:value-type="float" office:value="3868" calcext:value-type="float">
            <text:p>3868</text:p>
          </table:table-cell>
          <table:table-cell office:value-type="float" office:value="3900.7" calcext:value-type="float">
            <text:p>3900.7</text:p>
          </table:table-cell>
          <table:table-cell office:value-type="float" office:value="3759.1" calcext:value-type="float">
            <text:p>3759.1</text:p>
          </table:table-cell>
          <table:table-cell office:value-type="float" office:value="3814.9" calcext:value-type="float">
            <text:p>3814.9</text:p>
          </table:table-cell>
          <table:table-cell office:value-type="float" office:value="3756.9" calcext:value-type="float">
            <text:p>3756.9</text:p>
          </table:table-cell>
          <table:table-cell office:value-type="float" office:value="3762.8" calcext:value-type="float">
            <text:p>3762.8</text:p>
          </table:table-cell>
          <table:table-cell office:value-type="float" office:value="5377.1" calcext:value-type="float">
            <text:p>5377.1</text:p>
          </table:table-cell>
          <table:table-cell office:value-type="float" office:value="5349.8" calcext:value-type="float">
            <text:p>5349.8</text:p>
          </table:table-cell>
          <table:table-cell office:value-type="float" office:value="4911.8" calcext:value-type="float">
            <text:p>4911.8</text:p>
          </table:table-cell>
          <table:table-cell office:value-type="float" office:value="5047.8" calcext:value-type="float">
            <text:p>5047.8</text:p>
          </table:table-cell>
          <table:table-cell office:value-type="float" office:value="5328.9" calcext:value-type="float">
            <text:p>5328.9</text:p>
          </table:table-cell>
          <table:table-cell office:value-type="float" office:value="4767.4" calcext:value-type="float">
            <text:p>4767.4</text:p>
          </table:table-cell>
          <table:table-cell office:value-type="float" office:value="5047.2" calcext:value-type="float">
            <text:p>5047.2</text:p>
          </table:table-cell>
          <table:table-cell office:value-type="float" office:value="4789" calcext:value-type="float">
            <text:p>4789</text:p>
          </table:table-cell>
          <table:table-cell office:value-type="float" office:value="5088.3" calcext:value-type="float">
            <text:p>5088.3</text:p>
          </table:table-cell>
          <table:table-cell office:value-type="float" office:value="5477" calcext:value-type="float">
            <text:p>5477</text:p>
          </table:table-cell>
          <table:table-cell office:value-type="float" office:value="5366.9" calcext:value-type="float">
            <text:p>5366.9</text:p>
          </table:table-cell>
          <table:table-cell office:value-type="float" office:value="5055" calcext:value-type="float">
            <text:p>5055</text:p>
          </table:table-cell>
          <table:table-cell office:value-type="float" office:value="4789" calcext:value-type="float">
            <text:p>4789</text:p>
          </table:table-cell>
          <table:table-cell office:value-type="float" office:value="5009.1" calcext:value-type="float">
            <text:p>5009.1</text:p>
          </table:table-cell>
          <table:table-cell office:value-type="float" office:value="5074" calcext:value-type="float">
            <text:p>5074</text:p>
          </table:table-cell>
          <table:table-cell office:value-type="float" office:value="4789" calcext:value-type="float">
            <text:p>4789</text:p>
          </table:table-cell>
          <table:table-cell office:value-type="float" office:value="4846" calcext:value-type="float">
            <text:p>4846</text:p>
          </table:table-cell>
          <table:table-cell office:value-type="float" office:value="4760.5" calcext:value-type="float">
            <text:p>4760.5</text:p>
          </table:table-cell>
          <table:table-cell office:value-type="float" office:value="5204" calcext:value-type="float">
            <text:p>5204</text:p>
          </table:table-cell>
          <table:table-cell office:value-type="float" office:value="5108.2" calcext:value-type="float">
            <text:p>5108.2</text:p>
          </table:table-cell>
          <table:table-cell office:value-type="float" office:value="5012.4" calcext:value-type="float">
            <text:p>5012.4</text:p>
          </table:table-cell>
          <table:table-cell office:value-type="float" office:value="4727.6" calcext:value-type="float">
            <text:p>4727.6</text:p>
          </table:table-cell>
          <table:table-cell office:value-type="float" office:value="4635.5" calcext:value-type="float">
            <text:p>4635.5</text:p>
          </table:table-cell>
          <table:table-cell office:value-type="float" office:value="4543.4" calcext:value-type="float">
            <text:p>4543.4</text:p>
          </table:table-cell>
          <table:table-cell office:value-type="float" office:value="4855.5" calcext:value-type="float">
            <text:p>4855.5</text:p>
          </table:table-cell>
          <table:table-cell office:value-type="float" office:value="4962.5" calcext:value-type="float">
            <text:p>4962.5</text:p>
          </table:table-cell>
          <table:table-cell office:value-type="float" office:value="4689.2" calcext:value-type="float">
            <text:p>4689.2</text:p>
          </table:table-cell>
          <table:table-cell office:value-type="float" office:value="4589.4" calcext:value-type="float">
            <text:p>4589.4</text:p>
          </table:table-cell>
          <table:table-cell office:value-type="float" office:value="4342" calcext:value-type="float">
            <text:p>4342</text:p>
          </table:table-cell>
          <table:table-cell office:value-type="float" office:value="4650.2" calcext:value-type="float">
            <text:p>4650.2</text:p>
          </table:table-cell>
          <table:table-cell office:value-type="float" office:value="4580.7" calcext:value-type="float">
            <text:p>4580.7</text:p>
          </table:table-cell>
          <table:table-cell office:value-type="float" office:value="5461.1" calcext:value-type="float">
            <text:p>5461.1</text:p>
          </table:table-cell>
          <table:table-cell office:value-type="float" office:value="5108.2" calcext:value-type="float">
            <text:p>5108.2</text:p>
          </table:table-cell>
        </table:table-row>
        <table:table-row table:style-name="ro2">
          <table:table-cell office:value-type="string" calcext:value-type="string">
            <text:p>4K</text:p>
          </table:table-cell>
          <table:table-cell office:value-type="float" office:value="4223.9" calcext:value-type="float">
            <text:p>4223.9</text:p>
          </table:table-cell>
          <table:table-cell office:value-type="float" office:value="4191.4" calcext:value-type="float">
            <text:p>4191.4</text:p>
          </table:table-cell>
          <table:table-cell office:value-type="float" office:value="4126.9" calcext:value-type="float">
            <text:p>4126.9</text:p>
          </table:table-cell>
          <table:table-cell office:value-type="float" office:value="4127.9" calcext:value-type="float">
            <text:p>4127.9</text:p>
          </table:table-cell>
          <table:table-cell office:value-type="float" office:value="4111.3" calcext:value-type="float">
            <text:p>4111.3</text:p>
          </table:table-cell>
          <table:table-cell office:value-type="float" office:value="4092.8" calcext:value-type="float">
            <text:p>4092.8</text:p>
          </table:table-cell>
          <table:table-cell office:value-type="float" office:value="4060.2" calcext:value-type="float">
            <text:p>4060.2</text:p>
          </table:table-cell>
          <table:table-cell office:value-type="float" office:value="4006.5" calcext:value-type="float">
            <text:p>4006.5</text:p>
          </table:table-cell>
          <table:table-cell office:value-type="float" office:value="4035.1" calcext:value-type="float">
            <text:p>4035.1</text:p>
          </table:table-cell>
          <table:table-cell office:value-type="float" office:value="3933.1" calcext:value-type="float">
            <text:p>3933.1</text:p>
          </table:table-cell>
          <table:table-cell office:value-type="float" office:value="3856" calcext:value-type="float">
            <text:p>3856</text:p>
          </table:table-cell>
          <table:table-cell office:value-type="float" office:value="3780.2" calcext:value-type="float">
            <text:p>3780.2</text:p>
          </table:table-cell>
          <table:table-cell office:value-type="float" office:value="3868" calcext:value-type="float">
            <text:p>3868</text:p>
          </table:table-cell>
          <table:table-cell office:value-type="float" office:value="3820.7" calcext:value-type="float">
            <text:p>3820.7</text:p>
          </table:table-cell>
          <table:table-cell office:value-type="float" office:value="3756.9" calcext:value-type="float">
            <text:p>3756.9</text:p>
          </table:table-cell>
          <table:table-cell office:value-type="float" office:value="5108.2" calcext:value-type="float">
            <text:p>5108.2</text:p>
          </table:table-cell>
          <table:table-cell office:value-type="float" office:value="4789" calcext:value-type="float">
            <text:p>4789</text:p>
          </table:table-cell>
          <table:table-cell office:value-type="float" office:value="5032.8" calcext:value-type="float">
            <text:p>5032.8</text:p>
          </table:table-cell>
          <table:table-cell office:value-type="float" office:value="5047.2" calcext:value-type="float">
            <text:p>5047.2</text:p>
          </table:table-cell>
          <table:table-cell office:value-type="float" office:value="5088.3" calcext:value-type="float">
            <text:p>5088.3</text:p>
          </table:table-cell>
          <table:table-cell office:value-type="float" office:value="5366.9" calcext:value-type="float">
            <text:p>5366.9</text:p>
          </table:table-cell>
          <table:table-cell office:value-type="float" office:value="4948.6" calcext:value-type="float">
            <text:p>4948.6</text:p>
          </table:table-cell>
          <table:table-cell office:value-type="float" office:value="4899.1" calcext:value-type="float">
            <text:p>4899.1</text:p>
          </table:table-cell>
          <table:table-cell office:value-type="float" office:value="4678.9" calcext:value-type="float">
            <text:p>4678.9</text:p>
          </table:table-cell>
          <table:table-cell office:value-type="float" office:value="5204" calcext:value-type="float">
            <text:p>5204</text:p>
          </table:table-cell>
          <table:table-cell office:value-type="float" office:value="4819.7" calcext:value-type="float">
            <text:p>4819.7</text:p>
          </table:table-cell>
          <table:table-cell office:value-type="float" office:value="4635.5" calcext:value-type="float">
            <text:p>4635.5</text:p>
          </table:table-cell>
          <table:table-cell office:value-type="float" office:value="4482" calcext:value-type="float">
            <text:p>4482</text:p>
          </table:table-cell>
          <table:table-cell office:value-type="float" office:value="4893.1" calcext:value-type="float">
            <text:p>4893.1</text:p>
          </table:table-cell>
          <table:table-cell office:value-type="float" office:value="4719.6" calcext:value-type="float">
            <text:p>4719.6</text:p>
          </table:table-cell>
          <table:table-cell office:value-type="float" office:value="5267.9" calcext:value-type="float">
            <text:p>5267.9</text:p>
          </table:table-cell>
          <table:table-cell office:value-type="float" office:value="5377.1" calcext:value-type="float">
            <text:p>5377.1</text:p>
          </table:table-cell>
          <table:table-cell office:value-type="float" office:value="4303.1" calcext:value-type="float">
            <text:p>4303.1</text:p>
          </table:table-cell>
          <table:table-cell office:value-type="float" office:value="4789" calcext:value-type="float">
            <text:p>4789</text:p>
          </table:table-cell>
          <table:table-cell office:value-type="float" office:value="5188" calcext:value-type="float">
            <text:p>5188</text:p>
          </table:table-cell>
          <table:table-cell office:value-type="float" office:value="5010.7" calcext:value-type="float">
            <text:p>5010.7</text:p>
          </table:table-cell>
          <table:table-cell office:value-type="float" office:value="5164.6" calcext:value-type="float">
            <text:p>5164.6</text:p>
          </table:table-cell>
          <table:table-cell office:value-type="float" office:value="5337.7" calcext:value-type="float">
            <text:p>5337.7</text:p>
          </table:table-cell>
          <table:table-cell office:value-type="float" office:value="3809.4" calcext:value-type="float">
            <text:p>3809.4</text:p>
          </table:table-cell>
          <table:table-cell office:value-type="float" office:value="5088.3" calcext:value-type="float">
            <text:p>5088.3</text:p>
          </table:table-cell>
          <table:table-cell office:value-type="float" office:value="5267.9" calcext:value-type="float">
            <text:p>5267.9</text:p>
          </table:table-cell>
          <table:table-cell office:value-type="float" office:value="5161.4" calcext:value-type="float">
            <text:p>5161.4</text:p>
          </table:table-cell>
          <table:table-cell office:value-type="float" office:value="4739.1" calcext:value-type="float">
            <text:p>4739.1</text:p>
          </table:table-cell>
          <table:table-cell office:value-type="float" office:value="5302.1" calcext:value-type="float">
            <text:p>5302.1</text:p>
          </table:table-cell>
          <table:table-cell office:value-type="float" office:value="4842.2" calcext:value-type="float">
            <text:p>4842.2</text:p>
          </table:table-cell>
          <table:table-cell office:value-type="float" office:value="4735.8" calcext:value-type="float">
            <text:p>4735.8</text:p>
          </table:table-cell>
          <table:table-cell office:value-type="float" office:value="5341.5" calcext:value-type="float">
            <text:p>5341.5</text:p>
          </table:table-cell>
          <table:table-cell office:value-type="float" office:value="5218.7" calcext:value-type="float">
            <text:p>5218.7</text:p>
          </table:table-cell>
          <table:table-cell office:value-type="float" office:value="4416.5" calcext:value-type="float">
            <text:p>4416.5</text:p>
          </table:table-cell>
          <table:table-cell office:value-type="float" office:value="2693.8" calcext:value-type="float">
            <text:p>2693.8</text:p>
          </table:table-cell>
          <table:table-cell office:value-type="float" office:value="2660.5" calcext:value-type="float">
            <text:p>2660.5</text:p>
          </table:table-cell>
          <table:table-cell office:value-type="float" office:value="5188" calcext:value-type="float">
            <text:p>5188</text:p>
          </table:table-cell>
          <table:table-cell office:value-type="float" office:value="5121.5" calcext:value-type="float">
            <text:p>5121.5</text:p>
          </table:table-cell>
          <table:table-cell office:value-type="float" office:value="4604.8" calcext:value-type="float">
            <text:p>4604.8</text:p>
          </table:table-cell>
          <table:table-cell office:value-type="float" office:value="4543.4" calcext:value-type="float">
            <text:p>4543.4</text:p>
          </table:table-cell>
          <table:table-cell office:value-type="float" office:value="4482" calcext:value-type="float">
            <text:p>4482</text:p>
          </table:table-cell>
          <table:table-cell office:value-type="float" office:value="4722.4" calcext:value-type="float">
            <text:p>4722.4</text:p>
          </table:table-cell>
          <table:table-cell office:value-type="float" office:value="4655.9" calcext:value-type="float">
            <text:p>4655.9</text:p>
          </table:table-cell>
          <table:table-cell office:value-type="float" office:value="4589.4" calcext:value-type="float">
            <text:p>4589.4</text:p>
          </table:table-cell>
          <table:table-cell office:value-type="float" office:value="4522.9" calcext:value-type="float">
            <text:p>4522.9</text:p>
          </table:table-cell>
          <table:table-cell office:value-type="float" office:value="4861.5" calcext:value-type="float">
            <text:p>4861.5</text:p>
          </table:table-cell>
          <table:table-cell office:value-type="float" office:value="4389.9" calcext:value-type="float">
            <text:p>4389.9</text:p>
          </table:table-cell>
          <table:table-cell office:value-type="float" office:value="4323.4" calcext:value-type="float">
            <text:p>4323.4</text:p>
          </table:table-cell>
          <table:table-cell office:value-type="float" office:value="5108.2" calcext:value-type="float">
            <text:p>5108.2</text:p>
          </table:table-cell>
        </table:table-row>
        <table:table-row table:style-name="ro2">
          <table:table-cell office:value-type="string" calcext:value-type="string">
            <text:p>2K</text:p>
          </table:table-cell>
          <table:table-cell office:value-type="float" office:value="4191.4" calcext:value-type="float">
            <text:p>4191.4</text:p>
          </table:table-cell>
          <table:table-cell office:value-type="float" office:value="4127.9" calcext:value-type="float">
            <text:p>4127.9</text:p>
          </table:table-cell>
          <table:table-cell office:value-type="float" office:value="4062.3" calcext:value-type="float">
            <text:p>4062.3</text:p>
          </table:table-cell>
          <table:table-cell office:value-type="float" office:value="4006.5" calcext:value-type="float">
            <text:p>4006.5</text:p>
          </table:table-cell>
          <table:table-cell office:value-type="float" office:value="3933.1" calcext:value-type="float">
            <text:p>3933.1</text:p>
          </table:table-cell>
          <table:table-cell office:value-type="float" office:value="3780.2" calcext:value-type="float">
            <text:p>3780.2</text:p>
          </table:table-cell>
          <table:table-cell office:value-type="float" office:value="3820.7" calcext:value-type="float">
            <text:p>3820.7</text:p>
          </table:table-cell>
          <table:table-cell office:value-type="float" office:value="5377.1" calcext:value-type="float">
            <text:p>5377.1</text:p>
          </table:table-cell>
          <table:table-cell office:value-type="float" office:value="5032.8" calcext:value-type="float">
            <text:p>5032.8</text:p>
          </table:table-cell>
          <table:table-cell office:value-type="float" office:value="5088.3" calcext:value-type="float">
            <text:p>5088.3</text:p>
          </table:table-cell>
          <table:table-cell office:value-type="float" office:value="4789" calcext:value-type="float">
            <text:p>4789</text:p>
          </table:table-cell>
          <table:table-cell office:value-type="float" office:value="5218.7" calcext:value-type="float">
            <text:p>5218.7</text:p>
          </table:table-cell>
          <table:table-cell office:value-type="float" office:value="4819.7" calcext:value-type="float">
            <text:p>4819.7</text:p>
          </table:table-cell>
          <table:table-cell office:value-type="float" office:value="4482" calcext:value-type="float">
            <text:p>4482</text:p>
          </table:table-cell>
          <table:table-cell office:value-type="float" office:value="4719.6" calcext:value-type="float">
            <text:p>4719.6</text:p>
          </table:table-cell>
          <table:table-cell office:value-type="float" office:value="4441.9" calcext:value-type="float">
            <text:p>4441.9</text:p>
          </table:table-cell>
          <table:table-cell office:value-type="float" office:value="5041" calcext:value-type="float">
            <text:p>5041</text:p>
          </table:table-cell>
          <table:table-cell office:value-type="float" office:value="5305.4" calcext:value-type="float">
            <text:p>5305.4</text:p>
          </table:table-cell>
          <table:table-cell office:value-type="float" office:value="5337.7" calcext:value-type="float">
            <text:p>5337.7</text:p>
          </table:table-cell>
          <table:table-cell office:value-type="float" office:value="5088.3" calcext:value-type="float">
            <text:p>5088.3</text:p>
          </table:table-cell>
          <table:table-cell office:value-type="float" office:value="5161.4" calcext:value-type="float">
            <text:p>5161.4</text:p>
          </table:table-cell>
          <table:table-cell office:value-type="float" office:value="5302.1" calcext:value-type="float">
            <text:p>5302.1</text:p>
          </table:table-cell>
          <table:table-cell office:value-type="float" office:value="4735.8" calcext:value-type="float">
            <text:p>4735.8</text:p>
          </table:table-cell>
          <table:table-cell office:value-type="float" office:value="4846" calcext:value-type="float">
            <text:p>4846</text:p>
          </table:table-cell>
          <table:table-cell office:value-type="float" office:value="4040.7" calcext:value-type="float">
            <text:p>4040.7</text:p>
          </table:table-cell>
          <table:table-cell office:value-type="float" office:value="5188" calcext:value-type="float">
            <text:p>5188</text:p>
          </table:table-cell>
          <table:table-cell office:value-type="float" office:value="4604.8" calcext:value-type="float">
            <text:p>4604.8</text:p>
          </table:table-cell>
          <table:table-cell office:value-type="float" office:value="4482" calcext:value-type="float">
            <text:p>4482</text:p>
          </table:table-cell>
          <table:table-cell office:value-type="float" office:value="4655.9" calcext:value-type="float">
            <text:p>4655.9</text:p>
          </table:table-cell>
          <table:table-cell office:value-type="float" office:value="4522.9" calcext:value-type="float">
            <text:p>4522.9</text:p>
          </table:table-cell>
          <table:table-cell office:value-type="float" office:value="4389.9" calcext:value-type="float">
            <text:p>4389.9</text:p>
          </table:table-cell>
          <table:table-cell office:value-type="float" office:value="4256.9" calcext:value-type="float">
            <text:p>4256.9</text:p>
          </table:table-cell>
          <table:table-cell office:value-type="float" office:value="4948.6" calcext:value-type="float">
            <text:p>4948.6</text:p>
          </table:table-cell>
          <table:table-cell office:value-type="float" office:value="4789" calcext:value-type="float">
            <text:p>4789</text:p>
          </table:table-cell>
          <table:table-cell office:value-type="float" office:value="4208.5" calcext:value-type="float">
            <text:p>4208.5</text:p>
          </table:table-cell>
          <table:table-cell office:value-type="float" office:value="4469.7" calcext:value-type="float">
            <text:p>4469.7</text:p>
          </table:table-cell>
          <table:table-cell office:value-type="float" office:value="4877.6" calcext:value-type="float">
            <text:p>4877.6</text:p>
          </table:table-cell>
          <table:table-cell office:value-type="float" office:value="4230.2" calcext:value-type="float">
            <text:p>4230.2</text:p>
          </table:table-cell>
          <table:table-cell office:value-type="float" office:value="4150.4" calcext:value-type="float">
            <text:p>4150.4</text:p>
          </table:table-cell>
          <table:table-cell office:value-type="float" office:value="4522.9" calcext:value-type="float">
            <text:p>4522.9</text:p>
          </table:table-cell>
          <table:table-cell office:value-type="float" office:value="4345.5" calcext:value-type="float">
            <text:p>4345.5</text:p>
          </table:table-cell>
          <table:table-cell office:value-type="float" office:value="4256.9" calcext:value-type="float">
            <text:p>4256.9</text:p>
          </table:table-cell>
          <table:table-cell office:value-type="float" office:value="4168.2" calcext:value-type="float">
            <text:p>4168.2</text:p>
          </table:table-cell>
          <table:table-cell office:value-type="float" office:value="4589.4" calcext:value-type="float">
            <text:p>4589.4</text:p>
          </table:table-cell>
          <table:table-cell office:value-type="float" office:value="4489.7" calcext:value-type="float">
            <text:p>4489.7</text:p>
          </table:table-cell>
          <table:table-cell office:value-type="float" office:value="3511.9" calcext:value-type="float">
            <text:p>3511.9</text:p>
          </table:table-cell>
          <table:table-cell office:value-type="float" office:value="4903" calcext:value-type="float">
            <text:p>4903</text:p>
          </table:table-cell>
          <table:table-cell office:value-type="float" office:value="4190.3" calcext:value-type="float">
            <text:p>4190.3</text:p>
          </table:table-cell>
          <table:table-cell office:value-type="float" office:value="3272.5" calcext:value-type="float">
            <text:p>3272.5</text:p>
          </table:table-cell>
          <table:table-cell table:number-columns-repeated="2" office:value-type="float" office:value="3192.6" calcext:value-type="float">
            <text:p>3192.6</text:p>
          </table:table-cell>
          <table:table-cell office:value-type="float" office:value="3458.7" calcext:value-type="float">
            <text:p>3458.7</text:p>
          </table:table-cell>
          <table:table-cell office:value-type="float" office:value="3370" calcext:value-type="float">
            <text:p>3370</text:p>
          </table:table-cell>
          <table:table-cell table:number-columns-repeated="2" office:value-type="float" office:value="3691.5" calcext:value-type="float">
            <text:p>3691.5</text:p>
          </table:table-cell>
          <table:table-cell office:value-type="float" office:value="3192.6" calcext:value-type="float">
            <text:p>3192.6</text:p>
          </table:table-cell>
          <table:table-cell office:value-type="float" office:value="3990.8" calcext:value-type="float">
            <text:p>3990.8</text:p>
          </table:table-cell>
          <table:table-cell office:value-type="float" office:value="3492" calcext:value-type="float">
            <text:p>3492</text:p>
          </table:table-cell>
          <table:table-cell office:value-type="float" office:value="3392.2" calcext:value-type="float">
            <text:p>3392.2</text:p>
          </table:table-cell>
          <table:table-cell office:value-type="float" office:value="3876.8" calcext:value-type="float">
            <text:p>3876.8</text:p>
          </table:table-cell>
          <table:table-cell office:value-type="float" office:value="3762.8" calcext:value-type="float">
            <text:p>3762.8</text:p>
          </table:table-cell>
          <table:table-cell office:value-type="float" office:value="3292.4" calcext:value-type="float">
            <text:p>3292.4</text:p>
          </table:table-cell>
          <table:table-cell office:value-type="float" office:value="3192.6" calcext:value-type="float">
            <text:p>3192.6</text:p>
          </table:table-cell>
          <table:table-cell office:value-type="float" office:value="3648.7" calcext:value-type="float">
            <text:p>3648.7</text:p>
          </table:table-cell>
        </table:table-row>
        <table:table-row table:style-name="ro2">
          <table:table-cell office:value-type="string" calcext:value-type="string">
            <text:p>1K</text:p>
          </table:table-cell>
          <table:table-cell office:value-type="float" office:value="4127.9" calcext:value-type="float">
            <text:p>4127.9</text:p>
          </table:table-cell>
          <table:table-cell office:value-type="float" office:value="4006.5" calcext:value-type="float">
            <text:p>4006.5</text:p>
          </table:table-cell>
          <table:table-cell office:value-type="float" office:value="3780.2" calcext:value-type="float">
            <text:p>3780.2</text:p>
          </table:table-cell>
          <table:table-cell office:value-type="float" office:value="5108.2" calcext:value-type="float">
            <text:p>5108.2</text:p>
          </table:table-cell>
          <table:table-cell office:value-type="float" office:value="5088.3" calcext:value-type="float">
            <text:p>5088.3</text:p>
          </table:table-cell>
          <table:table-cell office:value-type="float" office:value="4846" calcext:value-type="float">
            <text:p>4846</text:p>
          </table:table-cell>
          <table:table-cell office:value-type="float" office:value="4482" calcext:value-type="float">
            <text:p>4482</text:p>
          </table:table-cell>
          <table:table-cell office:value-type="float" office:value="4441.9" calcext:value-type="float">
            <text:p>4441.9</text:p>
          </table:table-cell>
          <table:table-cell office:value-type="float" office:value="4294.9" calcext:value-type="float">
            <text:p>4294.9</text:p>
          </table:table-cell>
          <table:table-cell office:value-type="float" office:value="4789" calcext:value-type="float">
            <text:p>4789</text:p>
          </table:table-cell>
          <table:table-cell office:value-type="float" office:value="4948.6" calcext:value-type="float">
            <text:p>4948.6</text:p>
          </table:table-cell>
          <table:table-cell office:value-type="float" office:value="5218.7" calcext:value-type="float">
            <text:p>5218.7</text:p>
          </table:table-cell>
          <table:table-cell office:value-type="float" office:value="4446.9" calcext:value-type="float">
            <text:p>4446.9</text:p>
          </table:table-cell>
          <table:table-cell office:value-type="float" office:value="4482" calcext:value-type="float">
            <text:p>4482</text:p>
          </table:table-cell>
          <table:table-cell office:value-type="float" office:value="4522.9" calcext:value-type="float">
            <text:p>4522.9</text:p>
          </table:table-cell>
          <table:table-cell office:value-type="float" office:value="4643.8" calcext:value-type="float">
            <text:p>4643.8</text:p>
          </table:table-cell>
          <table:table-cell office:value-type="float" office:value="5321.1" calcext:value-type="float">
            <text:p>5321.1</text:p>
          </table:table-cell>
          <table:table-cell office:value-type="float" office:value="4063.4" calcext:value-type="float">
            <text:p>4063.4</text:p>
          </table:table-cell>
          <table:table-cell office:value-type="float" office:value="4700.3" calcext:value-type="float">
            <text:p>4700.3</text:p>
          </table:table-cell>
          <table:table-cell office:value-type="float" office:value="4070.6" calcext:value-type="float">
            <text:p>4070.6</text:p>
          </table:table-cell>
          <table:table-cell office:value-type="float" office:value="4789" calcext:value-type="float">
            <text:p>4789</text:p>
          </table:table-cell>
          <table:table-cell office:value-type="float" office:value="4079.5" calcext:value-type="float">
            <text:p>4079.5</text:p>
          </table:table-cell>
          <table:table-cell office:value-type="float" office:value="4389.9" calcext:value-type="float">
            <text:p>4389.9</text:p>
          </table:table-cell>
          <table:table-cell office:value-type="float" office:value="4789" calcext:value-type="float">
            <text:p>4789</text:p>
          </table:table-cell>
          <table:table-cell office:value-type="float" office:value="4560.9" calcext:value-type="float">
            <text:p>4560.9</text:p>
          </table:table-cell>
          <table:table-cell office:value-type="float" office:value="4446.9" calcext:value-type="float">
            <text:p>4446.9</text:p>
          </table:table-cell>
          <table:table-cell office:value-type="float" office:value="3691.5" calcext:value-type="float">
            <text:p>3691.5</text:p>
          </table:table-cell>
          <table:table-cell office:value-type="float" office:value="3591.7" calcext:value-type="float">
            <text:p>3591.7</text:p>
          </table:table-cell>
          <table:table-cell office:value-type="float" office:value="3492" calcext:value-type="float">
            <text:p>3492</text:p>
          </table:table-cell>
          <table:table-cell office:value-type="float" office:value="3392.2" calcext:value-type="float">
            <text:p>3392.2</text:p>
          </table:table-cell>
          <table:table-cell office:value-type="float" office:value="3762.8" calcext:value-type="float">
            <text:p>3762.8</text:p>
          </table:table-cell>
          <table:table-cell office:value-type="float" office:value="2837.9" calcext:value-type="float">
            <text:p>2837.9</text:p>
          </table:table-cell>
          <table:table-cell office:value-type="float" office:value="3092.9" calcext:value-type="float">
            <text:p>3092.9</text:p>
          </table:table-cell>
          <table:table-cell office:value-type="float" office:value="2660.5" calcext:value-type="float">
            <text:p>2660.5</text:p>
          </table:table-cell>
          <table:table-cell office:value-type="float" office:value="2893.3" calcext:value-type="float">
            <text:p>2893.3</text:p>
          </table:table-cell>
          <table:table-cell office:value-type="float" office:value="2793.6" calcext:value-type="float">
            <text:p>2793.6</text:p>
          </table:table-cell>
          <table:table-cell office:value-type="float" office:value="3078.6" calcext:value-type="float">
            <text:p>3078.6</text:p>
          </table:table-cell>
          <table:table-cell office:value-type="float" office:value="2964.6" calcext:value-type="float">
            <text:p>2964.6</text:p>
          </table:table-cell>
          <table:table-cell office:value-type="float" office:value="2594" calcext:value-type="float">
            <text:p>2594</text:p>
          </table:table-cell>
          <table:table-cell office:value-type="float" office:value="2850.6" calcext:value-type="float">
            <text:p>2850.6</text:p>
          </table:table-cell>
          <table:table-cell office:value-type="float" office:value="2394.5" calcext:value-type="float">
            <text:p>2394.5</text:p>
          </table:table-cell>
          <table:table-cell office:value-type="float" office:value="2736.5" calcext:value-type="float">
            <text:p>2736.5</text:p>
          </table:table-cell>
          <table:table-cell table:number-columns-repeated="2" office:value-type="float" office:value="2622.5" calcext:value-type="float">
            <text:p>2622.5</text:p>
          </table:table-cell>
          <table:table-cell table:number-columns-repeated="2" office:value-type="float" office:value="2508.5" calcext:value-type="float">
            <text:p>2508.5</text:p>
          </table:table-cell>
          <table:table-cell table:number-columns-repeated="2" office:value-type="float" office:value="2394.5" calcext:value-type="float">
            <text:p>2394.5</text:p>
          </table:table-cell>
          <table:table-cell office:value-type="float" office:value="1995.4" calcext:value-type="float">
            <text:p>1995.4</text:p>
          </table:table-cell>
          <table:table-cell table:number-columns-repeated="2" office:value-type="float" office:value="2280.5" calcext:value-type="float">
            <text:p>2280.5</text:p>
          </table:table-cell>
          <table:table-cell office:value-type="float" office:value="2166.4" calcext:value-type="float">
            <text:p>2166.4</text:p>
          </table:table-cell>
          <table:table-cell office:value-type="float" office:value="1895.6" calcext:value-type="float">
            <text:p>1895.6</text:p>
          </table:table-cell>
          <table:table-cell table:number-columns-repeated="3" office:value-type="float" office:value="2052.4" calcext:value-type="float">
            <text:p>2052.4</text:p>
          </table:table-cell>
          <table:table-cell table:number-columns-repeated="3" office:value-type="float" office:value="1938.4" calcext:value-type="float">
            <text:p>1938.4</text:p>
          </table:table-cell>
          <table:table-cell office:value-type="float" office:value="1696.1" calcext:value-type="float">
            <text:p>1696.1</text:p>
          </table:table-cell>
          <table:table-cell table:number-columns-repeated="3" office:value-type="float" office:value="1824.4" calcext:value-type="float">
            <text:p>1824.4</text:p>
          </table:table-cell>
          <table:table-cell office:value-type="float" office:value="2128.4" calcext:value-type="float">
            <text:p>2128.4</text:p>
          </table:table-cell>
        </table:table-row>
        <table:table-row table:style-name="ro2">
          <table:table-cell table:style-name="Default"/>
          <table:table-cell table:number-columns-repeated="64"/>
        </table:table-row>
        <table:table-row table:style-name="ro2">
          <table:table-cell table:style-name="Default">
            <draw:frame table:end-cell-address="Sheet1.P56" table:end-x="0.0335in" table:end-y="0.0949in" draw:z-index="0" draw:style-name="gr1" svg:width="5.9583in" svg:height="6.4654in" svg:x="1.7882in" svg:y="0.0295in">
              <draw:object draw:notify-on-update-of-ranges="Sheet1.B3:Sheet1.BM3 Sheet1.A4:Sheet1.A4 Sheet1.B4:Sheet1.BM4 Sheet1.A6:Sheet1.A6 Sheet1.B6:Sheet1.BM6 Sheet1.A7:Sheet1.A7 Sheet1.B7:Sheet1.BM7 Sheet1.A8:Sheet1.A8 Sheet1.B8:Sheet1.BM8 Sheet1.A9:Sheet1.A9 Sheet1.B9:Sheet1.BM9 Sheet1.A10:Sheet1.A10 Sheet1.B10:Sheet1.BM10 Sheet1.A11:Sheet1.A11 Sheet1.B11:Sheet1.BM11 Sheet1.A12:Sheet1.A12 Sheet1.B12:Sheet1.BM12 Sheet1.A13:Sheet1.A13 Sheet1.B13:Sheet1.BM13 Sheet1.A14:Sheet1.A14 Sheet1.B14:Sheet1.BM14 Sheet1.A15:Sheet1.A15 Sheet1.B15:Sheet1.BM15 Sheet1.A16:Sheet1.A16 Sheet1.B16:Sheet1.BM16 Sheet1.A17:Sheet1.A17 Sheet1.B17:Sheet1.BM17 Sheet1.A18:Sheet1.A18 Sheet1.B18:Sheet1.BM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ca" fo:country="ES" style:font-name-asian="Arial" style:language-asian="en" style:country-asian="US" style:font-name-complex="Arial" style:language-complex="en" style:country-complex="US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ca" fo:country="E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 style:data-style-name="N2" text:time-value="15:37:43.890376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creation-date>2014-04-22T15:37:44.188821019</meta:creation-date>
    <dc:language>ca-ES</dc:language>
    <meta:editing-cycles>2</meta:editing-cycles>
    <meta:editing-duration>P0D</meta:editing-duration>
    <dc:date>2014-04-22T15:39:55.678613310</dc:date>
    <dc:creator>Adur </dc:creator>
    <meta:document-statistic meta:table-count="1" meta:cell-count="104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graphic-properties draw:fill-color="#ffffff"/>
      <style:text-properties fo:font-family="'Albany AMT'" fo:font-size="15.2898569107056pt" style:font-family-asian="Arial" style:font-size-asian="15.2898569107056pt" style:font-family-complex="Arial" style:font-size-complex="15.2898569107056pt"/>
    </style:style>
    <style:style style:name="ch3" style:family="chart">
      <style:graphic-properties draw:fill="none" draw:fill-color="#d9d9d9"/>
      <style:text-properties fo:font-family="'Albany AMT'" fo:font-size="7.05685710906982pt" style:font-family-asian="Arial" style:font-size-asian="7.05685710906982pt" style:font-family-complex="Arial" style:font-size-complex="7.05685710906982pt"/>
    </style:style>
    <style:style style:name="ch4" style:family="chart">
      <style:chart-properties chart:three-dimensional="true" chart:deep="true" chart:treat-empty-cells="leave-gap" chart:series-source="rows"/>
      <style:graphic-properties draw:stroke="none" draw:fill-image-width="0cm" draw:fill-image-height="0cm" draw:fill-image-ref-point="center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Albany AMT'" fo:font-size="7pt" style:font-family-asian="Arial" style:font-size-asian="7pt" style:font-family-complex="Arial" style:font-size-complex="7pt"/>
    </style:style>
    <style:style style:name="ch6" style:family="chart">
      <style:chart-properties style:rotation-angle="0"/>
      <style:graphic-properties draw:fill-color="#ffffff"/>
      <style:text-properties fo:font-family="'Albany AMT'" fo:font-size="10.5852861404419pt" style:font-family-asian="Arial" style:font-size-asian="10.5852861404419pt" style:font-family-complex="Arial" style:font-size-complex="10.5852861404419pt"/>
    </style:style>
    <style:style style:name="ch7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family="'Albany AMT'" fo:font-size="7pt" style:font-family-asian="Arial" style:font-size-asian="7pt" style:font-family-complex="Arial" style:font-size-complex="7pt"/>
    </style:style>
    <style:style style:name="ch8" style:family="chart">
      <style:chart-properties style:rotation-angle="90"/>
      <style:graphic-properties draw:fill-color="#ffffff"/>
      <style:text-properties fo:font-family="'Albany AMT'" fo:font-size="10.5852861404419pt" style:font-family-asian="Arial" style:font-size-asian="10.5852861404419pt" style:font-family-complex="Arial" style:font-size-complex="10.5852861404419pt"/>
    </style:style>
    <style:style style:name="ch9" style:family="chart" style:data-style-name="N0">
      <style:chart-properties chart:display-label="true" chart:logarithmic="false" chart:reverse-direction="false" text:line-break="false" chart:label-arrangement="side-by-side" chart:axis-position="0"/>
      <style:text-properties fo:font-family="'Albany AMT'" fo:font-size="7pt" style:font-family-asian="Arial" style:font-size-asian="7pt" style:font-family-complex="Arial" style:font-size-complex="7pt"/>
    </style:style>
    <style:style style:name="ch10" style:family="chart">
      <style:graphic-properties draw:fill-color="#ffffff"/>
      <style:text-properties fo:font-family="'Albany AMT'" fo:font-size="10.5852861404419pt" style:font-family-asian="Arial" style:font-size-asian="10.5852861404419pt" style:font-family-complex="Arial" style:font-size-complex="10.5852861404419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 style:data-style-name="N0">
      <style:graphic-properties draw:fill-color="#83caff"/>
      <style:text-properties fo:font-size="6pt" style:font-size-asian="6pt" style:font-size-complex="6pt"/>
    </style:style>
    <style:style style:name="ch17" style:family="chart" style:data-style-name="N0">
      <style:graphic-properties draw:fill-color="#314004"/>
      <style:text-properties fo:font-size="6pt" style:font-size-asian="6pt" style:font-size-complex="6pt"/>
    </style:style>
    <style:style style:name="ch18" style:family="chart" style:data-style-name="N0">
      <style:graphic-properties draw:fill-color="#aecf00"/>
      <style:text-properties fo:font-size="6pt" style:font-size-asian="6pt" style:font-size-complex="6pt"/>
    </style:style>
    <style:style style:name="ch19" style:family="chart" style:data-style-name="N0">
      <style:graphic-properties draw:fill-color="#4b1f6f"/>
      <style:text-properties fo:font-size="6pt" style:font-size-asian="6pt" style:font-size-complex="6pt"/>
    </style:style>
    <style:style style:name="ch20" style:family="chart" style:data-style-name="N0">
      <style:graphic-properties draw:fill-color="#ff950e"/>
      <style:text-properties fo:font-size="6pt" style:font-size-asian="6pt" style:font-size-complex="6pt"/>
    </style:style>
    <style:style style:name="ch21" style:family="chart" style:data-style-name="N0">
      <style:graphic-properties draw:fill-color="#c5000b"/>
      <style:text-properties fo:font-size="6pt" style:font-size-asian="6pt" style:font-size-complex="6pt"/>
    </style:style>
    <style:style style:name="ch22" style:family="chart" style:data-style-name="N0">
      <style:graphic-properties draw:fill-color="#0084d1"/>
      <style:text-properties fo:font-size="6pt" style:font-size-asian="6pt" style:font-size-complex="6pt"/>
    </style:style>
    <style:style style:name="ch23" style:family="chart">
      <style:graphic-properties draw:fill="none" draw:fill-color="#d9d9d9"/>
    </style:style>
    <style:style style:name="ch24" style:family="chart">
      <style:graphic-properties draw:fill-color="#999999"/>
    </style:style>
  </office:automatic-styles>
  <office:body>
    <office:chart>
      <chart:chart svg:width="15.135cm" svg:height="16.423cm" xlink:href=".." xlink:type="simple" chart:class="chart:bar" chart:style-name="ch1">
        <chart:title svg:x="5.733cm" svg:y="0.334cm" chart:style-name="ch2">
          <text:p>Main Title</text:p>
        </chart:title>
        <chart:legend chart:legend-position="end" svg:x="13.097cm" svg:y="3.085cm" style:legend-expansion="high" chart:style-name="ch3"/>
        <chart:plot-area chart:style-name="ch4" table:cell-range-address="Sheet1.B3:Sheet1.BM4 Sheet1.A3:Sheet1.A4 Sheet1.A6:Sheet1.BM18" chart:data-source-has-labels="both" svg:x="1.466cm" svg:y="2.168cm" svg:width="11.026cm" svg:height="12.227cm" dr3d:transform="matrix (0.965878106715443 -0.0112239322501868 0.258753756132419 0.007379095153446 0.999847539200938 0.0158255271174815 -0.258891930972189 -0.0133761615821942 0.965813670631566 0cm 0cm 0cm)" dr3d:vrp="(17980.7850008345 10415.9103702603 24506.1538210437)" dr3d:vpn="(9512.60922735882 3968.90010576205 20401.1538210437)" dr3d:vup="(-7261800672.20043 97459161507.594 -15573972291.98)" dr3d:projection="perspective" dr3d:distance="4.105cm" dr3d:focal-length="8cm" dr3d:shadow-slant="0" dr3d:shade-mode="gouraud" dr3d:ambient-color="#666666" dr3d:lighting-mode="false">
          <chartooo:coordinate-region svg:x="3.14cm" svg:y="2.262cm" svg:width="8.458cm" svg:height="11.516cm"/>
          <dr3d:light dr3d:diffuse-color="#cccccc" dr3d:direction="(0.57735026918963 0.57735026918963 0.57735026918963)" dr3d:enabled="false" dr3d:specular="true"/>
          <dr3d:light dr3d:diffuse-color="#cccccc" dr3d:direction="(0.436450365978056 0.541711380843311 0.718373063179897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 chartooo:axis-type="text">
            <chart:title svg:x="3.956cm" svg:y="14.149cm" chart:style-name="ch6">
              <text:p>Stride (elements)</text:p>
            </chart:title>
            <chart:categories table:cell-range-address="Sheet1.B3:Sheet1.BM3"/>
          </chart:axis>
          <chart:axis chart:dimension="y" chart:name="primary-y" chart:style-name="ch7">
            <chart:title svg:x="0.006cm" svg:y="12.114cm" chart:style-name="ch8">
              <text:p>Bandwidth (MB/s)</text:p>
            </chart:title>
            <chart:grid chart:class="major"/>
          </chart:axis>
          <chart:axis chart:dimension="z" chart:name="primary-z" chart:style-name="ch9">
            <chart:title svg:x="11.997cm" svg:y="13.313cm" chart:style-name="ch10">
              <text:p>Working set 
size (B)</text:p>
            </chart:title>
          </chart:axis>
          <chart:series chart:style-name="ch11" chart:values-cell-range-address="Sheet1.B4:Sheet1.BM4" chart:label-cell-address="Sheet1.A4:Sheet1.A4" chart:class="chart:bar">
            <chart:data-point chart:repeated="64"/>
          </chart:series>
          <chart:series chart:style-name="ch12" chart:values-cell-range-address="Sheet1.B6:Sheet1.BM6" chart:label-cell-address="Sheet1.A6:Sheet1.A6" chart:class="chart:bar">
            <chart:data-point chart:repeated="64"/>
          </chart:series>
          <chart:series chart:style-name="ch13" chart:values-cell-range-address="Sheet1.B7:Sheet1.BM7" chart:label-cell-address="Sheet1.A7:Sheet1.A7" chart:class="chart:bar">
            <chart:data-point chart:repeated="64"/>
          </chart:series>
          <chart:series chart:style-name="ch14" chart:values-cell-range-address="Sheet1.B8:Sheet1.BM8" chart:label-cell-address="Sheet1.A8:Sheet1.A8" chart:class="chart:bar">
            <chart:data-point chart:repeated="64"/>
          </chart:series>
          <chart:series chart:style-name="ch15" chart:values-cell-range-address="Sheet1.B9:Sheet1.BM9" chart:label-cell-address="Sheet1.A9:Sheet1.A9" chart:class="chart:bar">
            <chart:data-point chart:repeated="64"/>
          </chart:series>
          <chart:series chart:style-name="ch16" chart:values-cell-range-address="Sheet1.B10:Sheet1.BM10" chart:label-cell-address="Sheet1.A10:Sheet1.A10" chart:class="chart:bar">
            <chart:data-point chart:repeated="64"/>
          </chart:series>
          <chart:series chart:style-name="ch17" chart:values-cell-range-address="Sheet1.B11:Sheet1.BM11" chart:label-cell-address="Sheet1.A11:Sheet1.A11" chart:class="chart:bar">
            <chart:data-point chart:repeated="64"/>
          </chart:series>
          <chart:series chart:style-name="ch18" chart:values-cell-range-address="Sheet1.B12:Sheet1.BM12" chart:label-cell-address="Sheet1.A12:Sheet1.A12" chart:class="chart:bar">
            <chart:data-point chart:repeated="64"/>
          </chart:series>
          <chart:series chart:style-name="ch19" chart:values-cell-range-address="Sheet1.B13:Sheet1.BM13" chart:label-cell-address="Sheet1.A13:Sheet1.A13" chart:class="chart:bar">
            <chart:data-point chart:repeated="64"/>
          </chart:series>
          <chart:series chart:style-name="ch20" chart:values-cell-range-address="Sheet1.B14:Sheet1.BM14" chart:label-cell-address="Sheet1.A14:Sheet1.A14" chart:class="chart:bar">
            <chart:data-point chart:repeated="64"/>
          </chart:series>
          <chart:series chart:style-name="ch21" chart:values-cell-range-address="Sheet1.B15:Sheet1.BM15" chart:label-cell-address="Sheet1.A15:Sheet1.A15" chart:class="chart:bar">
            <chart:data-point chart:repeated="64"/>
          </chart:series>
          <chart:series chart:style-name="ch22" chart:values-cell-range-address="Sheet1.B16:Sheet1.BM16" chart:label-cell-address="Sheet1.A16:Sheet1.A16" chart:class="chart:bar">
            <chart:data-point chart:repeated="64"/>
          </chart:series>
          <chart:series chart:style-name="ch11" chart:values-cell-range-address="Sheet1.B17:Sheet1.BM17" chart:label-cell-address="Sheet1.A17:Sheet1.A17" chart:class="chart:bar">
            <chart:data-point chart:repeated="64"/>
          </chart:series>
          <chart:series chart:style-name="ch12" chart:values-cell-range-address="Sheet1.B18:Sheet1.BM18" chart:label-cell-address="Sheet1.A18:Sheet1.A18" chart:class="chart:bar">
            <chart:data-point chart:repeated="6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3:Sheet1.BM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16M</text:p>
                <draw:g>
                  <svg:desc>Sheet1.A4:Sheet1.A4</svg:desc>
                </draw:g>
              </table:table-cell>
              <table:table-cell office:value-type="float" office:value="4009.8">
                <text:p>4009.8</text:p>
                <draw:g>
                  <svg:desc>Sheet1.B4:Sheet1.BM4</svg:desc>
                </draw:g>
              </table:table-cell>
              <table:table-cell office:value-type="float" office:value="3837">
                <text:p>3837</text:p>
              </table:table-cell>
              <table:table-cell office:value-type="float" office:value="3583.8">
                <text:p>3583.8</text:p>
              </table:table-cell>
              <table:table-cell office:value-type="float" office:value="3095.6">
                <text:p>3095.6</text:p>
              </table:table-cell>
              <table:table-cell office:value-type="float" office:value="2739.1">
                <text:p>2739.1</text:p>
              </table:table-cell>
              <table:table-cell office:value-type="float" office:value="2340.8">
                <text:p>2340.8</text:p>
              </table:table-cell>
              <table:table-cell office:value-type="float" office:value="2037.2">
                <text:p>2037.2</text:p>
              </table:table-cell>
              <table:table-cell office:value-type="float" office:value="1794.8">
                <text:p>1794.8</text:p>
              </table:table-cell>
              <table:table-cell office:value-type="float" office:value="1601.3">
                <text:p>1601.3</text:p>
              </table:table-cell>
              <table:table-cell office:value-type="float" office:value="1444.8">
                <text:p>1444.8</text:p>
              </table:table-cell>
              <table:table-cell office:value-type="float" office:value="1316.4">
                <text:p>1316.4</text:p>
              </table:table-cell>
              <table:table-cell office:value-type="float" office:value="1210.6">
                <text:p>1210.6</text:p>
              </table:table-cell>
              <table:table-cell office:value-type="float" office:value="1118.2">
                <text:p>1118.2</text:p>
              </table:table-cell>
              <table:table-cell office:value-type="float" office:value="1039">
                <text:p>1039</text:p>
              </table:table-cell>
              <table:table-cell office:value-type="float" office:value="971.6">
                <text:p>971.6</text:p>
              </table:table-cell>
              <table:table-cell office:value-type="float" office:value="908.7">
                <text:p>908.7</text:p>
              </table:table-cell>
              <table:table-cell office:value-type="float" office:value="871.8">
                <text:p>871.8</text:p>
              </table:table-cell>
              <table:table-cell office:value-type="float" office:value="833.8">
                <text:p>833.8</text:p>
              </table:table-cell>
              <table:table-cell office:value-type="float" office:value="801.4">
                <text:p>801.4</text:p>
              </table:table-cell>
              <table:table-cell office:value-type="float" office:value="772.5">
                <text:p>772.5</text:p>
              </table:table-cell>
              <table:table-cell office:value-type="float" office:value="746.3">
                <text:p>746.3</text:p>
              </table:table-cell>
              <table:table-cell office:value-type="float" office:value="724.3">
                <text:p>724.3</text:p>
              </table:table-cell>
              <table:table-cell office:value-type="float" office:value="704.8">
                <text:p>704.8</text:p>
              </table:table-cell>
              <table:table-cell office:value-type="float" office:value="686.8">
                <text:p>686.8</text:p>
              </table:table-cell>
              <table:table-cell office:value-type="float" office:value="670.6">
                <text:p>670.6</text:p>
              </table:table-cell>
              <table:table-cell office:value-type="float" office:value="657">
                <text:p>657</text:p>
              </table:table-cell>
              <table:table-cell office:value-type="float" office:value="645">
                <text:p>645</text:p>
              </table:table-cell>
              <table:table-cell office:value-type="float" office:value="635.5">
                <text:p>635.5</text:p>
              </table:table-cell>
              <table:table-cell office:value-type="float" office:value="628.4">
                <text:p>628.4</text:p>
              </table:table-cell>
              <table:table-cell office:value-type="float" office:value="619.4">
                <text:p>619.4</text:p>
              </table:table-cell>
              <table:table-cell office:value-type="float" office:value="611.7">
                <text:p>611.7</text:p>
              </table:table-cell>
              <table:table-cell office:value-type="float" office:value="587.4">
                <text:p>587.4</text:p>
              </table:table-cell>
              <table:table-cell office:value-type="float" office:value="601">
                <text:p>601</text:p>
              </table:table-cell>
              <table:table-cell office:value-type="float" office:value="598.1">
                <text:p>598.1</text:p>
              </table:table-cell>
              <table:table-cell office:value-type="float" office:value="595.1">
                <text:p>595.1</text:p>
              </table:table-cell>
              <table:table-cell office:value-type="float" office:value="593.9">
                <text:p>593.9</text:p>
              </table:table-cell>
              <table:table-cell office:value-type="float" office:value="591.8">
                <text:p>591.8</text:p>
              </table:table-cell>
              <table:table-cell office:value-type="float" office:value="591">
                <text:p>591</text:p>
              </table:table-cell>
              <table:table-cell office:value-type="float" office:value="588.4">
                <text:p>588.4</text:p>
              </table:table-cell>
              <table:table-cell office:value-type="float" office:value="587.9">
                <text:p>587.9</text:p>
              </table:table-cell>
              <table:table-cell office:value-type="float" office:value="589.5">
                <text:p>589.5</text:p>
              </table:table-cell>
              <table:table-cell office:value-type="float" office:value="590">
                <text:p>590</text:p>
              </table:table-cell>
              <table:table-cell office:value-type="float" office:value="647.3">
                <text:p>647.3</text:p>
              </table:table-cell>
              <table:table-cell office:value-type="float" office:value="659.1">
                <text:p>659.1</text:p>
              </table:table-cell>
              <table:table-cell office:value-type="float" office:value="661.5">
                <text:p>661.5</text:p>
              </table:table-cell>
              <table:table-cell office:value-type="float" office:value="673.1">
                <text:p>673.1</text:p>
              </table:table-cell>
              <table:table-cell office:value-type="float" office:value="677.5">
                <text:p>677.5</text:p>
              </table:table-cell>
              <table:table-cell office:value-type="float" office:value="687.3">
                <text:p>687.3</text:p>
              </table:table-cell>
              <table:table-cell office:value-type="float" office:value="661.2">
                <text:p>661.2</text:p>
              </table:table-cell>
              <table:table-cell office:value-type="float" office:value="667.5">
                <text:p>667.5</text:p>
              </table:table-cell>
              <table:table-cell office:value-type="float" office:value="676">
                <text:p>676</text:p>
              </table:table-cell>
              <table:table-cell office:value-type="float" office:value="630.3">
                <text:p>630.3</text:p>
              </table:table-cell>
              <table:table-cell office:value-type="float" office:value="631.3">
                <text:p>631.3</text:p>
              </table:table-cell>
              <table:table-cell office:value-type="float" office:value="642.4">
                <text:p>642.4</text:p>
              </table:table-cell>
              <table:table-cell office:value-type="float" office:value="648.9">
                <text:p>648.9</text:p>
              </table:table-cell>
              <table:table-cell office:value-type="float" office:value="661.7">
                <text:p>661.7</text:p>
              </table:table-cell>
              <table:table-cell office:value-type="float" office:value="666.1">
                <text:p>666.1</text:p>
              </table:table-cell>
              <table:table-cell office:value-type="float" office:value="681.2">
                <text:p>681.2</text:p>
              </table:table-cell>
              <table:table-cell office:value-type="float" office:value="705.6">
                <text:p>705.6</text:p>
              </table:table-cell>
              <table:table-cell office:value-type="float" office:value="691.3">
                <text:p>691.3</text:p>
              </table:table-cell>
              <table:table-cell office:value-type="float" office:value="700.1">
                <text:p>700.1</text:p>
              </table:table-cell>
              <table:table-cell office:value-type="float" office:value="717.6">
                <text:p>717.6</text:p>
              </table:table-cell>
              <table:table-cell office:value-type="float" office:value="721.7">
                <text:p>721.7</text:p>
              </table:table-cell>
              <table:table-cell office:value-type="float" office:value="504.1">
                <text:p>504.1</text:p>
              </table:table-cell>
            </table:table-row>
            <table:table-row>
              <table:table-cell office:value-type="string">
                <text:p>4M</text:p>
                <draw:g>
                  <svg:desc>Sheet1.A6:Sheet1.A6</svg:desc>
                </draw:g>
              </table:table-cell>
              <table:table-cell office:value-type="float" office:value="4227.9">
                <text:p>4227.9</text:p>
                <draw:g>
                  <svg:desc>Sheet1.B6:Sheet1.BM6</svg:desc>
                </draw:g>
              </table:table-cell>
              <table:table-cell office:value-type="float" office:value="4203.1">
                <text:p>4203.1</text:p>
              </table:table-cell>
              <table:table-cell office:value-type="float" office:value="4187.4">
                <text:p>4187.4</text:p>
              </table:table-cell>
              <table:table-cell office:value-type="float" office:value="4129.1">
                <text:p>4129.1</text:p>
              </table:table-cell>
              <table:table-cell office:value-type="float" office:value="3803.2">
                <text:p>3803.2</text:p>
              </table:table-cell>
              <table:table-cell office:value-type="float" office:value="3352.7">
                <text:p>3352.7</text:p>
              </table:table-cell>
              <table:table-cell office:value-type="float" office:value="3058.9">
                <text:p>3058.9</text:p>
              </table:table-cell>
              <table:table-cell office:value-type="float" office:value="3026.1">
                <text:p>3026.1</text:p>
              </table:table-cell>
              <table:table-cell office:value-type="float" office:value="2878.4">
                <text:p>2878.4</text:p>
              </table:table-cell>
              <table:table-cell office:value-type="float" office:value="2666">
                <text:p>2666</text:p>
              </table:table-cell>
              <table:table-cell office:value-type="float" office:value="2449">
                <text:p>2449</text:p>
              </table:table-cell>
              <table:table-cell office:value-type="float" office:value="2260.5">
                <text:p>2260.5</text:p>
              </table:table-cell>
              <table:table-cell office:value-type="float" office:value="2103.5">
                <text:p>2103.5</text:p>
              </table:table-cell>
              <table:table-cell office:value-type="float" office:value="1966.2">
                <text:p>1966.2</text:p>
              </table:table-cell>
              <table:table-cell office:value-type="float" office:value="1846">
                <text:p>1846</text:p>
              </table:table-cell>
              <table:table-cell office:value-type="float" office:value="1739.8">
                <text:p>1739.8</text:p>
              </table:table-cell>
              <table:table-cell office:value-type="float" office:value="1732">
                <text:p>1732</text:p>
              </table:table-cell>
              <table:table-cell office:value-type="float" office:value="1724.9">
                <text:p>1724.9</text:p>
              </table:table-cell>
              <table:table-cell office:value-type="float" office:value="1716.2">
                <text:p>1716.2</text:p>
              </table:table-cell>
              <table:table-cell office:value-type="float" office:value="1706">
                <text:p>1706</text:p>
              </table:table-cell>
              <table:table-cell office:value-type="float" office:value="1712.4">
                <text:p>1712.4</text:p>
              </table:table-cell>
              <table:table-cell office:value-type="float" office:value="1714.2">
                <text:p>1714.2</text:p>
              </table:table-cell>
              <table:table-cell office:value-type="float" office:value="1717.1">
                <text:p>1717.1</text:p>
              </table:table-cell>
              <table:table-cell office:value-type="float" office:value="1720.7">
                <text:p>1720.7</text:p>
              </table:table-cell>
              <table:table-cell office:value-type="float" office:value="1725.8">
                <text:p>1725.8</text:p>
              </table:table-cell>
              <table:table-cell office:value-type="float" office:value="1715.4">
                <text:p>1715.4</text:p>
              </table:table-cell>
              <table:table-cell office:value-type="float" office:value="1717.6">
                <text:p>1717.6</text:p>
              </table:table-cell>
              <table:table-cell office:value-type="float" office:value="1726.9">
                <text:p>1726.9</text:p>
              </table:table-cell>
              <table:table-cell office:value-type="float" office:value="1729.1">
                <text:p>1729.1</text:p>
              </table:table-cell>
              <table:table-cell office:value-type="float" office:value="1734.7">
                <text:p>1734.7</text:p>
              </table:table-cell>
              <table:table-cell office:value-type="float" office:value="1736.9">
                <text:p>1736.9</text:p>
              </table:table-cell>
              <table:table-cell office:value-type="float" office:value="1573.4">
                <text:p>1573.4</text:p>
              </table:table-cell>
              <table:table-cell office:value-type="float" office:value="1739.2">
                <text:p>1739.2</text:p>
              </table:table-cell>
              <table:table-cell office:value-type="float" office:value="1740.3">
                <text:p>1740.3</text:p>
              </table:table-cell>
              <table:table-cell office:value-type="float" office:value="1733.9">
                <text:p>1733.9</text:p>
              </table:table-cell>
              <table:table-cell office:value-type="float" office:value="1741.3">
                <text:p>1741.3</text:p>
              </table:table-cell>
              <table:table-cell office:value-type="float" office:value="1729.3">
                <text:p>1729.3</text:p>
              </table:table-cell>
              <table:table-cell office:value-type="float" office:value="1743.1">
                <text:p>1743.1</text:p>
              </table:table-cell>
              <table:table-cell office:value-type="float" office:value="1738.1">
                <text:p>1738.1</text:p>
              </table:table-cell>
              <table:table-cell office:value-type="float" office:value="1737.3">
                <text:p>1737.3</text:p>
              </table:table-cell>
              <table:table-cell office:value-type="float" office:value="1736.8">
                <text:p>1736.8</text:p>
              </table:table-cell>
              <table:table-cell office:value-type="float" office:value="1732.7">
                <text:p>1732.7</text:p>
              </table:table-cell>
              <table:table-cell office:value-type="float" office:value="1730.3">
                <text:p>1730.3</text:p>
              </table:table-cell>
              <table:table-cell office:value-type="float" office:value="1732.6">
                <text:p>1732.6</text:p>
              </table:table-cell>
              <table:table-cell office:value-type="float" office:value="1729.1">
                <text:p>1729.1</text:p>
              </table:table-cell>
              <table:table-cell office:value-type="float" office:value="1727.7">
                <text:p>1727.7</text:p>
              </table:table-cell>
              <table:table-cell office:value-type="float" office:value="1728.7">
                <text:p>1728.7</text:p>
              </table:table-cell>
              <table:table-cell office:value-type="float" office:value="1734.4">
                <text:p>1734.4</text:p>
              </table:table-cell>
              <table:table-cell office:value-type="float" office:value="1727">
                <text:p>1727</text:p>
              </table:table-cell>
              <table:table-cell office:value-type="float" office:value="1725.3">
                <text:p>1725.3</text:p>
              </table:table-cell>
              <table:table-cell office:value-type="float" office:value="1733.3">
                <text:p>1733.3</text:p>
              </table:table-cell>
              <table:table-cell office:value-type="float" office:value="1731.1">
                <text:p>1731.1</text:p>
              </table:table-cell>
              <table:table-cell office:value-type="float" office:value="1728.7">
                <text:p>1728.7</text:p>
              </table:table-cell>
              <table:table-cell office:value-type="float" office:value="1727.1">
                <text:p>1727.1</text:p>
              </table:table-cell>
              <table:table-cell office:value-type="float" office:value="1724.4">
                <text:p>1724.4</text:p>
              </table:table-cell>
              <table:table-cell office:value-type="float" office:value="1724.4">
                <text:p>1724.4</text:p>
              </table:table-cell>
              <table:table-cell office:value-type="float" office:value="1713.8">
                <text:p>1713.8</text:p>
              </table:table-cell>
              <table:table-cell office:value-type="float" office:value="1719.4">
                <text:p>1719.4</text:p>
              </table:table-cell>
              <table:table-cell office:value-type="float" office:value="1718.6">
                <text:p>1718.6</text:p>
              </table:table-cell>
              <table:table-cell office:value-type="float" office:value="1718.7">
                <text:p>1718.7</text:p>
              </table:table-cell>
              <table:table-cell office:value-type="float" office:value="1717.5">
                <text:p>1717.5</text:p>
              </table:table-cell>
              <table:table-cell office:value-type="float" office:value="1714.4">
                <text:p>1714.4</text:p>
              </table:table-cell>
              <table:table-cell office:value-type="float" office:value="1713.3">
                <text:p>1713.3</text:p>
              </table:table-cell>
              <table:table-cell office:value-type="float" office:value="1495.4">
                <text:p>1495.4</text:p>
              </table:table-cell>
            </table:table-row>
            <table:table-row>
              <table:table-cell office:value-type="string">
                <text:p>2M</text:p>
                <draw:g>
                  <svg:desc>Sheet1.A7:Sheet1.A7</svg:desc>
                </draw:g>
              </table:table-cell>
              <table:table-cell office:value-type="float" office:value="4258.2">
                <text:p>4258.2</text:p>
                <draw:g>
                  <svg:desc>Sheet1.B7:Sheet1.BM7</svg:desc>
                </draw:g>
              </table:table-cell>
              <table:table-cell office:value-type="float" office:value="4254.6">
                <text:p>4254.6</text:p>
              </table:table-cell>
              <table:table-cell office:value-type="float" office:value="4311.2">
                <text:p>4311.2</text:p>
              </table:table-cell>
              <table:table-cell office:value-type="float" office:value="4303.8">
                <text:p>4303.8</text:p>
              </table:table-cell>
              <table:table-cell office:value-type="float" office:value="3954.9">
                <text:p>3954.9</text:p>
              </table:table-cell>
              <table:table-cell office:value-type="float" office:value="3516.2">
                <text:p>3516.2</text:p>
              </table:table-cell>
              <table:table-cell office:value-type="float" office:value="3202">
                <text:p>3202</text:p>
              </table:table-cell>
              <table:table-cell office:value-type="float" office:value="3306.9">
                <text:p>3306.9</text:p>
              </table:table-cell>
              <table:table-cell office:value-type="float" office:value="3130">
                <text:p>3130</text:p>
              </table:table-cell>
              <table:table-cell office:value-type="float" office:value="2891">
                <text:p>2891</text:p>
              </table:table-cell>
              <table:table-cell office:value-type="float" office:value="2648.5">
                <text:p>2648.5</text:p>
              </table:table-cell>
              <table:table-cell office:value-type="float" office:value="2443">
                <text:p>2443</text:p>
              </table:table-cell>
              <table:table-cell office:value-type="float" office:value="2261.9">
                <text:p>2261.9</text:p>
              </table:table-cell>
              <table:table-cell office:value-type="float" office:value="2114.3">
                <text:p>2114.3</text:p>
              </table:table-cell>
              <table:table-cell office:value-type="float" office:value="1984.7">
                <text:p>1984.7</text:p>
              </table:table-cell>
              <table:table-cell office:value-type="float" office:value="1875.5">
                <text:p>1875.5</text:p>
              </table:table-cell>
              <table:table-cell office:value-type="float" office:value="1866.5">
                <text:p>1866.5</text:p>
              </table:table-cell>
              <table:table-cell office:value-type="float" office:value="1860">
                <text:p>1860</text:p>
              </table:table-cell>
              <table:table-cell office:value-type="float" office:value="1853.6">
                <text:p>1853.6</text:p>
              </table:table-cell>
              <table:table-cell office:value-type="float" office:value="1846.9">
                <text:p>1846.9</text:p>
              </table:table-cell>
              <table:table-cell office:value-type="float" office:value="1847">
                <text:p>1847</text:p>
              </table:table-cell>
              <table:table-cell office:value-type="float" office:value="1841.5">
                <text:p>1841.5</text:p>
              </table:table-cell>
              <table:table-cell office:value-type="float" office:value="1835.6">
                <text:p>1835.6</text:p>
              </table:table-cell>
              <table:table-cell office:value-type="float" office:value="1834.3">
                <text:p>1834.3</text:p>
              </table:table-cell>
              <table:table-cell office:value-type="float" office:value="1832.1">
                <text:p>1832.1</text:p>
              </table:table-cell>
              <table:table-cell office:value-type="float" office:value="1826.7">
                <text:p>1826.7</text:p>
              </table:table-cell>
              <table:table-cell office:value-type="float" office:value="1825.4">
                <text:p>1825.4</text:p>
              </table:table-cell>
              <table:table-cell office:value-type="float" office:value="1826.4">
                <text:p>1826.4</text:p>
              </table:table-cell>
              <table:table-cell office:value-type="float" office:value="1824.2">
                <text:p>1824.2</text:p>
              </table:table-cell>
              <table:table-cell office:value-type="float" office:value="1825.2">
                <text:p>1825.2</text:p>
              </table:table-cell>
              <table:table-cell office:value-type="float" office:value="1823.4">
                <text:p>1823.4</text:p>
              </table:table-cell>
              <table:table-cell office:value-type="float" office:value="1828.3">
                <text:p>1828.3</text:p>
              </table:table-cell>
              <table:table-cell office:value-type="float" office:value="1827.7">
                <text:p>1827.7</text:p>
              </table:table-cell>
              <table:table-cell office:value-type="float" office:value="1818">
                <text:p>1818</text:p>
              </table:table-cell>
              <table:table-cell office:value-type="float" office:value="1818.8">
                <text:p>1818.8</text:p>
              </table:table-cell>
              <table:table-cell office:value-type="float" office:value="1817.1">
                <text:p>1817.1</text:p>
              </table:table-cell>
              <table:table-cell office:value-type="float" office:value="1807.6">
                <text:p>1807.6</text:p>
              </table:table-cell>
              <table:table-cell office:value-type="float" office:value="1809.4">
                <text:p>1809.4</text:p>
              </table:table-cell>
              <table:table-cell office:value-type="float" office:value="1808.4">
                <text:p>1808.4</text:p>
              </table:table-cell>
              <table:table-cell office:value-type="float" office:value="1807">
                <text:p>1807</text:p>
              </table:table-cell>
              <table:table-cell office:value-type="float" office:value="1801">
                <text:p>1801</text:p>
              </table:table-cell>
              <table:table-cell office:value-type="float" office:value="1804.3">
                <text:p>1804.3</text:p>
              </table:table-cell>
              <table:table-cell office:value-type="float" office:value="1805.7">
                <text:p>1805.7</text:p>
              </table:table-cell>
              <table:table-cell office:value-type="float" office:value="1800.7">
                <text:p>1800.7</text:p>
              </table:table-cell>
              <table:table-cell office:value-type="float" office:value="1803.2">
                <text:p>1803.2</text:p>
              </table:table-cell>
              <table:table-cell office:value-type="float" office:value="1802.6">
                <text:p>1802.6</text:p>
              </table:table-cell>
              <table:table-cell office:value-type="float" office:value="1800.7">
                <text:p>1800.7</text:p>
              </table:table-cell>
              <table:table-cell office:value-type="float" office:value="1804.7">
                <text:p>1804.7</text:p>
              </table:table-cell>
              <table:table-cell office:value-type="float" office:value="1807">
                <text:p>1807</text:p>
              </table:table-cell>
              <table:table-cell office:value-type="float" office:value="1802.9">
                <text:p>1802.9</text:p>
              </table:table-cell>
              <table:table-cell office:value-type="float" office:value="1802.4">
                <text:p>1802.4</text:p>
              </table:table-cell>
              <table:table-cell office:value-type="float" office:value="1799.7">
                <text:p>1799.7</text:p>
              </table:table-cell>
              <table:table-cell office:value-type="float" office:value="1806.2">
                <text:p>1806.2</text:p>
              </table:table-cell>
              <table:table-cell office:value-type="float" office:value="1810.4">
                <text:p>1810.4</text:p>
              </table:table-cell>
              <table:table-cell office:value-type="float" office:value="1807.2">
                <text:p>1807.2</text:p>
              </table:table-cell>
              <table:table-cell office:value-type="float" office:value="1809.1">
                <text:p>1809.1</text:p>
              </table:table-cell>
              <table:table-cell office:value-type="float" office:value="1804.2">
                <text:p>1804.2</text:p>
              </table:table-cell>
              <table:table-cell office:value-type="float" office:value="1800">
                <text:p>1800</text:p>
              </table:table-cell>
              <table:table-cell office:value-type="float" office:value="1806.6">
                <text:p>1806.6</text:p>
              </table:table-cell>
              <table:table-cell office:value-type="float" office:value="1812.3">
                <text:p>1812.3</text:p>
              </table:table-cell>
              <table:table-cell office:value-type="float" office:value="1810.5">
                <text:p>1810.5</text:p>
              </table:table-cell>
              <table:table-cell office:value-type="float" office:value="1805">
                <text:p>1805</text:p>
              </table:table-cell>
              <table:table-cell office:value-type="float" office:value="1808.2">
                <text:p>1808.2</text:p>
              </table:table-cell>
              <table:table-cell office:value-type="float" office:value="1810.9">
                <text:p>1810.9</text:p>
              </table:table-cell>
            </table:table-row>
            <table:table-row>
              <table:table-cell office:value-type="string">
                <text:p>1M</text:p>
                <draw:g>
                  <svg:desc>Sheet1.A8:Sheet1.A8</svg:desc>
                </draw:g>
              </table:table-cell>
              <table:table-cell office:value-type="float" office:value="4259.4">
                <text:p>4259.4</text:p>
                <draw:g>
                  <svg:desc>Sheet1.B8:Sheet1.BM8</svg:desc>
                </draw:g>
              </table:table-cell>
              <table:table-cell office:value-type="float" office:value="4257.2">
                <text:p>4257.2</text:p>
              </table:table-cell>
              <table:table-cell office:value-type="float" office:value="4329.6">
                <text:p>4329.6</text:p>
              </table:table-cell>
              <table:table-cell office:value-type="float" office:value="4310.8">
                <text:p>4310.8</text:p>
              </table:table-cell>
              <table:table-cell office:value-type="float" office:value="3977.3">
                <text:p>3977.3</text:p>
              </table:table-cell>
              <table:table-cell office:value-type="float" office:value="3534.4">
                <text:p>3534.4</text:p>
              </table:table-cell>
              <table:table-cell office:value-type="float" office:value="3210.1">
                <text:p>3210.1</text:p>
              </table:table-cell>
              <table:table-cell office:value-type="float" office:value="3325.4">
                <text:p>3325.4</text:p>
              </table:table-cell>
              <table:table-cell office:value-type="float" office:value="3137.8">
                <text:p>3137.8</text:p>
              </table:table-cell>
              <table:table-cell office:value-type="float" office:value="2897.9">
                <text:p>2897.9</text:p>
              </table:table-cell>
              <table:table-cell office:value-type="float" office:value="2661.6">
                <text:p>2661.6</text:p>
              </table:table-cell>
              <table:table-cell office:value-type="float" office:value="2450.3">
                <text:p>2450.3</text:p>
              </table:table-cell>
              <table:table-cell office:value-type="float" office:value="2270.2">
                <text:p>2270.2</text:p>
              </table:table-cell>
              <table:table-cell office:value-type="float" office:value="2125.3">
                <text:p>2125.3</text:p>
              </table:table-cell>
              <table:table-cell office:value-type="float" office:value="1992.2">
                <text:p>1992.2</text:p>
              </table:table-cell>
              <table:table-cell office:value-type="float" office:value="1879.8">
                <text:p>1879.8</text:p>
              </table:table-cell>
              <table:table-cell office:value-type="float" office:value="1874.9">
                <text:p>1874.9</text:p>
              </table:table-cell>
              <table:table-cell office:value-type="float" office:value="1865.9">
                <text:p>1865.9</text:p>
              </table:table-cell>
              <table:table-cell office:value-type="float" office:value="1857.9">
                <text:p>1857.9</text:p>
              </table:table-cell>
              <table:table-cell office:value-type="float" office:value="1857.9">
                <text:p>1857.9</text:p>
              </table:table-cell>
              <table:table-cell office:value-type="float" office:value="1847.2">
                <text:p>1847.2</text:p>
              </table:table-cell>
              <table:table-cell office:value-type="float" office:value="1848.4">
                <text:p>1848.4</text:p>
              </table:table-cell>
              <table:table-cell office:value-type="float" office:value="1848">
                <text:p>1848</text:p>
              </table:table-cell>
              <table:table-cell office:value-type="float" office:value="1841.5">
                <text:p>1841.5</text:p>
              </table:table-cell>
              <table:table-cell office:value-type="float" office:value="1838.9">
                <text:p>1838.9</text:p>
              </table:table-cell>
              <table:table-cell office:value-type="float" office:value="1837">
                <text:p>1837</text:p>
              </table:table-cell>
              <table:table-cell office:value-type="float" office:value="1833.9">
                <text:p>1833.9</text:p>
              </table:table-cell>
              <table:table-cell office:value-type="float" office:value="1836.1">
                <text:p>1836.1</text:p>
              </table:table-cell>
              <table:table-cell office:value-type="float" office:value="1827.6">
                <text:p>1827.6</text:p>
              </table:table-cell>
              <table:table-cell office:value-type="float" office:value="1839.3">
                <text:p>1839.3</text:p>
              </table:table-cell>
              <table:table-cell office:value-type="float" office:value="1838.2">
                <text:p>1838.2</text:p>
              </table:table-cell>
              <table:table-cell office:value-type="float" office:value="1836">
                <text:p>1836</text:p>
              </table:table-cell>
              <table:table-cell office:value-type="float" office:value="1837.3">
                <text:p>1837.3</text:p>
              </table:table-cell>
              <table:table-cell office:value-type="float" office:value="1836.8">
                <text:p>1836.8</text:p>
              </table:table-cell>
              <table:table-cell office:value-type="float" office:value="1834.6">
                <text:p>1834.6</text:p>
              </table:table-cell>
              <table:table-cell office:value-type="float" office:value="1835.3">
                <text:p>1835.3</text:p>
              </table:table-cell>
              <table:table-cell office:value-type="float" office:value="1833.1">
                <text:p>1833.1</text:p>
              </table:table-cell>
              <table:table-cell office:value-type="float" office:value="1836">
                <text:p>1836</text:p>
              </table:table-cell>
              <table:table-cell office:value-type="float" office:value="1834.1">
                <text:p>1834.1</text:p>
              </table:table-cell>
              <table:table-cell office:value-type="float" office:value="1836">
                <text:p>1836</text:p>
              </table:table-cell>
              <table:table-cell office:value-type="float" office:value="1834.9">
                <text:p>1834.9</text:p>
              </table:table-cell>
              <table:table-cell office:value-type="float" office:value="1840">
                <text:p>1840</text:p>
              </table:table-cell>
              <table:table-cell office:value-type="float" office:value="1839.4">
                <text:p>1839.4</text:p>
              </table:table-cell>
              <table:table-cell office:value-type="float" office:value="1841.7">
                <text:p>1841.7</text:p>
              </table:table-cell>
              <table:table-cell office:value-type="float" office:value="1845.6">
                <text:p>1845.6</text:p>
              </table:table-cell>
              <table:table-cell office:value-type="float" office:value="1853.1">
                <text:p>1853.1</text:p>
              </table:table-cell>
              <table:table-cell office:value-type="float" office:value="1844.9">
                <text:p>1844.9</text:p>
              </table:table-cell>
              <table:table-cell office:value-type="float" office:value="1849">
                <text:p>1849</text:p>
              </table:table-cell>
              <table:table-cell office:value-type="float" office:value="1857.5">
                <text:p>1857.5</text:p>
              </table:table-cell>
              <table:table-cell office:value-type="float" office:value="1868.7">
                <text:p>1868.7</text:p>
              </table:table-cell>
              <table:table-cell office:value-type="float" office:value="1866.9">
                <text:p>1866.9</text:p>
              </table:table-cell>
              <table:table-cell office:value-type="float" office:value="1863.6">
                <text:p>1863.6</text:p>
              </table:table-cell>
              <table:table-cell office:value-type="float" office:value="1881.6">
                <text:p>1881.6</text:p>
              </table:table-cell>
              <table:table-cell office:value-type="float" office:value="1892.6">
                <text:p>1892.6</text:p>
              </table:table-cell>
              <table:table-cell office:value-type="float" office:value="1888">
                <text:p>1888</text:p>
              </table:table-cell>
              <table:table-cell office:value-type="float" office:value="1878.4">
                <text:p>1878.4</text:p>
              </table:table-cell>
              <table:table-cell office:value-type="float" office:value="1900">
                <text:p>1900</text:p>
              </table:table-cell>
              <table:table-cell office:value-type="float" office:value="1907.9">
                <text:p>1907.9</text:p>
              </table:table-cell>
              <table:table-cell office:value-type="float" office:value="1896.6">
                <text:p>1896.6</text:p>
              </table:table-cell>
              <table:table-cell office:value-type="float" office:value="1909.7">
                <text:p>1909.7</text:p>
              </table:table-cell>
              <table:table-cell office:value-type="float" office:value="1918.6">
                <text:p>1918.6</text:p>
              </table:table-cell>
              <table:table-cell office:value-type="float" office:value="1917.7">
                <text:p>1917.7</text:p>
              </table:table-cell>
              <table:table-cell office:value-type="float" office:value="1939.1">
                <text:p>1939.1</text:p>
              </table:table-cell>
              <table:table-cell office:value-type="float" office:value="1821.1">
                <text:p>1821.1</text:p>
              </table:table-cell>
            </table:table-row>
            <table:table-row>
              <table:table-cell office:value-type="string">
                <text:p>512K</text:p>
                <draw:g>
                  <svg:desc>Sheet1.A9:Sheet1.A9</svg:desc>
                </draw:g>
              </table:table-cell>
              <table:table-cell office:value-type="float" office:value="4259">
                <text:p>4259</text:p>
                <draw:g>
                  <svg:desc>Sheet1.B9:Sheet1.BM9</svg:desc>
                </draw:g>
              </table:table-cell>
              <table:table-cell office:value-type="float" office:value="4264">
                <text:p>4264</text:p>
              </table:table-cell>
              <table:table-cell office:value-type="float" office:value="4315.3">
                <text:p>4315.3</text:p>
              </table:table-cell>
              <table:table-cell office:value-type="float" office:value="4327.3">
                <text:p>4327.3</text:p>
              </table:table-cell>
              <table:table-cell office:value-type="float" office:value="4023.9">
                <text:p>4023.9</text:p>
              </table:table-cell>
              <table:table-cell office:value-type="float" office:value="3573.7">
                <text:p>3573.7</text:p>
              </table:table-cell>
              <table:table-cell office:value-type="float" office:value="3271">
                <text:p>3271</text:p>
              </table:table-cell>
              <table:table-cell office:value-type="float" office:value="3361.3">
                <text:p>3361.3</text:p>
              </table:table-cell>
              <table:table-cell office:value-type="float" office:value="3183.4">
                <text:p>3183.4</text:p>
              </table:table-cell>
              <table:table-cell office:value-type="float" office:value="2948.1">
                <text:p>2948.1</text:p>
              </table:table-cell>
              <table:table-cell office:value-type="float" office:value="2711.5">
                <text:p>2711.5</text:p>
              </table:table-cell>
              <table:table-cell office:value-type="float" office:value="2495.6">
                <text:p>2495.6</text:p>
              </table:table-cell>
              <table:table-cell office:value-type="float" office:value="2320.4">
                <text:p>2320.4</text:p>
              </table:table-cell>
              <table:table-cell office:value-type="float" office:value="2167.5">
                <text:p>2167.5</text:p>
              </table:table-cell>
              <table:table-cell office:value-type="float" office:value="2032.6">
                <text:p>2032.6</text:p>
              </table:table-cell>
              <table:table-cell office:value-type="float" office:value="1922.5">
                <text:p>1922.5</text:p>
              </table:table-cell>
              <table:table-cell office:value-type="float" office:value="1913.6">
                <text:p>1913.6</text:p>
              </table:table-cell>
              <table:table-cell office:value-type="float" office:value="1901.8">
                <text:p>1901.8</text:p>
              </table:table-cell>
              <table:table-cell office:value-type="float" office:value="1901.8">
                <text:p>1901.8</text:p>
              </table:table-cell>
              <table:table-cell office:value-type="float" office:value="1896.4">
                <text:p>1896.4</text:p>
              </table:table-cell>
              <table:table-cell office:value-type="float" office:value="1888.3">
                <text:p>1888.3</text:p>
              </table:table-cell>
              <table:table-cell office:value-type="float" office:value="1890.8">
                <text:p>1890.8</text:p>
              </table:table-cell>
              <table:table-cell office:value-type="float" office:value="1885.6">
                <text:p>1885.6</text:p>
              </table:table-cell>
              <table:table-cell office:value-type="float" office:value="1882.7">
                <text:p>1882.7</text:p>
              </table:table-cell>
              <table:table-cell office:value-type="float" office:value="1889.8">
                <text:p>1889.8</text:p>
              </table:table-cell>
              <table:table-cell office:value-type="float" office:value="1883.7">
                <text:p>1883.7</text:p>
              </table:table-cell>
              <table:table-cell office:value-type="float" office:value="1887.3">
                <text:p>1887.3</text:p>
              </table:table-cell>
              <table:table-cell office:value-type="float" office:value="1896.3">
                <text:p>1896.3</text:p>
              </table:table-cell>
              <table:table-cell office:value-type="float" office:value="1891.4">
                <text:p>1891.4</text:p>
              </table:table-cell>
              <table:table-cell office:value-type="float" office:value="1931.1">
                <text:p>1931.1</text:p>
              </table:table-cell>
              <table:table-cell office:value-type="float" office:value="1972.6">
                <text:p>1972.6</text:p>
              </table:table-cell>
              <table:table-cell office:value-type="float" office:value="1891.4">
                <text:p>1891.4</text:p>
              </table:table-cell>
              <table:table-cell office:value-type="float" office:value="2010.8">
                <text:p>2010.8</text:p>
              </table:table-cell>
              <table:table-cell office:value-type="float" office:value="2035.7">
                <text:p>2035.7</text:p>
              </table:table-cell>
              <table:table-cell office:value-type="float" office:value="2034.3">
                <text:p>2034.3</text:p>
              </table:table-cell>
              <table:table-cell office:value-type="float" office:value="2067.2">
                <text:p>2067.2</text:p>
              </table:table-cell>
              <table:table-cell office:value-type="float" office:value="2120.6">
                <text:p>2120.6</text:p>
              </table:table-cell>
              <table:table-cell office:value-type="float" office:value="2160.1">
                <text:p>2160.1</text:p>
              </table:table-cell>
              <table:table-cell office:value-type="float" office:value="2135.3">
                <text:p>2135.3</text:p>
              </table:table-cell>
              <table:table-cell office:value-type="float" office:value="2167.3">
                <text:p>2167.3</text:p>
              </table:table-cell>
              <table:table-cell office:value-type="float" office:value="2207.7">
                <text:p>2207.7</text:p>
              </table:table-cell>
              <table:table-cell office:value-type="float" office:value="2244">
                <text:p>2244</text:p>
              </table:table-cell>
              <table:table-cell office:value-type="float" office:value="2329.1">
                <text:p>2329.1</text:p>
              </table:table-cell>
              <table:table-cell office:value-type="float" office:value="2317.3">
                <text:p>2317.3</text:p>
              </table:table-cell>
              <table:table-cell office:value-type="float" office:value="2293.7">
                <text:p>2293.7</text:p>
              </table:table-cell>
              <table:table-cell office:value-type="float" office:value="2348.7">
                <text:p>2348.7</text:p>
              </table:table-cell>
              <table:table-cell office:value-type="float" office:value="2403.1">
                <text:p>2403.1</text:p>
              </table:table-cell>
              <table:table-cell office:value-type="float" office:value="2446">
                <text:p>2446</text:p>
              </table:table-cell>
              <table:table-cell office:value-type="float" office:value="2432.9">
                <text:p>2432.9</text:p>
              </table:table-cell>
              <table:table-cell office:value-type="float" office:value="2482.6">
                <text:p>2482.6</text:p>
              </table:table-cell>
              <table:table-cell office:value-type="float" office:value="2508.4">
                <text:p>2508.4</text:p>
              </table:table-cell>
              <table:table-cell office:value-type="float" office:value="2568.5">
                <text:p>2568.5</text:p>
              </table:table-cell>
              <table:table-cell office:value-type="float" office:value="2508.9">
                <text:p>2508.9</text:p>
              </table:table-cell>
              <table:table-cell office:value-type="float" office:value="2486.2">
                <text:p>2486.2</text:p>
              </table:table-cell>
              <table:table-cell office:value-type="float" office:value="2651.8">
                <text:p>2651.8</text:p>
              </table:table-cell>
              <table:table-cell office:value-type="float" office:value="2623.7">
                <text:p>2623.7</text:p>
              </table:table-cell>
              <table:table-cell office:value-type="float" office:value="2535">
                <text:p>2535</text:p>
              </table:table-cell>
              <table:table-cell office:value-type="float" office:value="2708.2">
                <text:p>2708.2</text:p>
              </table:table-cell>
              <table:table-cell office:value-type="float" office:value="2831.3">
                <text:p>2831.3</text:p>
              </table:table-cell>
              <table:table-cell office:value-type="float" office:value="2628.8">
                <text:p>2628.8</text:p>
              </table:table-cell>
              <table:table-cell office:value-type="float" office:value="2803.2">
                <text:p>2803.2</text:p>
              </table:table-cell>
              <table:table-cell office:value-type="float" office:value="2799.4">
                <text:p>2799.4</text:p>
              </table:table-cell>
              <table:table-cell office:value-type="float" office:value="2825.3">
                <text:p>2825.3</text:p>
              </table:table-cell>
              <table:table-cell office:value-type="float" office:value="1866.6">
                <text:p>1866.6</text:p>
              </table:table-cell>
            </table:table-row>
            <table:table-row>
              <table:table-cell office:value-type="string">
                <text:p>256K</text:p>
                <draw:g>
                  <svg:desc>Sheet1.A10:Sheet1.A10</svg:desc>
                </draw:g>
              </table:table-cell>
              <table:table-cell office:value-type="float" office:value="4281.5">
                <text:p>4281.5</text:p>
                <draw:g>
                  <svg:desc>Sheet1.B10:Sheet1.BM10</svg:desc>
                </draw:g>
              </table:table-cell>
              <table:table-cell office:value-type="float" office:value="4315.1">
                <text:p>4315.1</text:p>
              </table:table-cell>
              <table:table-cell office:value-type="float" office:value="4304.9">
                <text:p>4304.9</text:p>
              </table:table-cell>
              <table:table-cell office:value-type="float" office:value="4390.5">
                <text:p>4390.5</text:p>
              </table:table-cell>
              <table:table-cell office:value-type="float" office:value="4173.3">
                <text:p>4173.3</text:p>
              </table:table-cell>
              <table:table-cell office:value-type="float" office:value="3935.8">
                <text:p>3935.8</text:p>
              </table:table-cell>
              <table:table-cell office:value-type="float" office:value="3766.4">
                <text:p>3766.4</text:p>
              </table:table-cell>
              <table:table-cell office:value-type="float" office:value="3741.1">
                <text:p>3741.1</text:p>
              </table:table-cell>
              <table:table-cell office:value-type="float" office:value="3708.4">
                <text:p>3708.4</text:p>
              </table:table-cell>
              <table:table-cell office:value-type="float" office:value="3528.3">
                <text:p>3528.3</text:p>
              </table:table-cell>
              <table:table-cell office:value-type="float" office:value="3286.8">
                <text:p>3286.8</text:p>
              </table:table-cell>
              <table:table-cell office:value-type="float" office:value="3053.6">
                <text:p>3053.6</text:p>
              </table:table-cell>
              <table:table-cell office:value-type="float" office:value="2775.8">
                <text:p>2775.8</text:p>
              </table:table-cell>
              <table:table-cell office:value-type="float" office:value="2633.9">
                <text:p>2633.9</text:p>
              </table:table-cell>
              <table:table-cell office:value-type="float" office:value="2484.2">
                <text:p>2484.2</text:p>
              </table:table-cell>
              <table:table-cell office:value-type="float" office:value="2380.2">
                <text:p>2380.2</text:p>
              </table:table-cell>
              <table:table-cell office:value-type="float" office:value="2376.9">
                <text:p>2376.9</text:p>
              </table:table-cell>
              <table:table-cell office:value-type="float" office:value="2382.9">
                <text:p>2382.9</text:p>
              </table:table-cell>
              <table:table-cell office:value-type="float" office:value="2380.5">
                <text:p>2380.5</text:p>
              </table:table-cell>
              <table:table-cell office:value-type="float" office:value="2416">
                <text:p>2416</text:p>
              </table:table-cell>
              <table:table-cell office:value-type="float" office:value="2410.1">
                <text:p>2410.1</text:p>
              </table:table-cell>
              <table:table-cell office:value-type="float" office:value="2429.8">
                <text:p>2429.8</text:p>
              </table:table-cell>
              <table:table-cell office:value-type="float" office:value="2466.5">
                <text:p>2466.5</text:p>
              </table:table-cell>
              <table:table-cell office:value-type="float" office:value="2493.6">
                <text:p>2493.6</text:p>
              </table:table-cell>
              <table:table-cell office:value-type="float" office:value="2510.9">
                <text:p>2510.9</text:p>
              </table:table-cell>
              <table:table-cell office:value-type="float" office:value="2559.5">
                <text:p>2559.5</text:p>
              </table:table-cell>
              <table:table-cell office:value-type="float" office:value="2632.2">
                <text:p>2632.2</text:p>
              </table:table-cell>
              <table:table-cell office:value-type="float" office:value="2681.2">
                <text:p>2681.2</text:p>
              </table:table-cell>
              <table:table-cell office:value-type="float" office:value="2710.2">
                <text:p>2710.2</text:p>
              </table:table-cell>
              <table:table-cell office:value-type="float" office:value="2756.7">
                <text:p>2756.7</text:p>
              </table:table-cell>
              <table:table-cell office:value-type="float" office:value="2738">
                <text:p>2738</text:p>
              </table:table-cell>
              <table:table-cell office:value-type="float" office:value="2365.6">
                <text:p>2365.6</text:p>
              </table:table-cell>
              <table:table-cell office:value-type="float" office:value="2775.7">
                <text:p>2775.7</text:p>
              </table:table-cell>
              <table:table-cell office:value-type="float" office:value="2807.4">
                <text:p>2807.4</text:p>
              </table:table-cell>
              <table:table-cell office:value-type="float" office:value="2786.7">
                <text:p>2786.7</text:p>
              </table:table-cell>
              <table:table-cell office:value-type="float" office:value="2798">
                <text:p>2798</text:p>
              </table:table-cell>
              <table:table-cell office:value-type="float" office:value="2801.9">
                <text:p>2801.9</text:p>
              </table:table-cell>
              <table:table-cell office:value-type="float" office:value="2846.8">
                <text:p>2846.8</text:p>
              </table:table-cell>
              <table:table-cell office:value-type="float" office:value="2801.3">
                <text:p>2801.3</text:p>
              </table:table-cell>
              <table:table-cell office:value-type="float" office:value="2824.2">
                <text:p>2824.2</text:p>
              </table:table-cell>
              <table:table-cell office:value-type="float" office:value="2811.4">
                <text:p>2811.4</text:p>
              </table:table-cell>
              <table:table-cell office:value-type="float" office:value="2823.9">
                <text:p>2823.9</text:p>
              </table:table-cell>
              <table:table-cell office:value-type="float" office:value="2837.1">
                <text:p>2837.1</text:p>
              </table:table-cell>
              <table:table-cell office:value-type="float" office:value="2833.5">
                <text:p>2833.5</text:p>
              </table:table-cell>
              <table:table-cell office:value-type="float" office:value="2822.9">
                <text:p>2822.9</text:p>
              </table:table-cell>
              <table:table-cell office:value-type="float" office:value="2816">
                <text:p>2816</text:p>
              </table:table-cell>
              <table:table-cell office:value-type="float" office:value="2842.5">
                <text:p>2842.5</text:p>
              </table:table-cell>
              <table:table-cell office:value-type="float" office:value="2835.9">
                <text:p>2835.9</text:p>
              </table:table-cell>
              <table:table-cell office:value-type="float" office:value="2865.3">
                <text:p>2865.3</text:p>
              </table:table-cell>
              <table:table-cell office:value-type="float" office:value="2844.3">
                <text:p>2844.3</text:p>
              </table:table-cell>
              <table:table-cell office:value-type="float" office:value="2843.1">
                <text:p>2843.1</text:p>
              </table:table-cell>
              <table:table-cell office:value-type="float" office:value="2876">
                <text:p>2876</text:p>
              </table:table-cell>
              <table:table-cell office:value-type="float" office:value="2850.3">
                <text:p>2850.3</text:p>
              </table:table-cell>
              <table:table-cell office:value-type="float" office:value="2846.6">
                <text:p>2846.6</text:p>
              </table:table-cell>
              <table:table-cell office:value-type="float" office:value="2836.7">
                <text:p>2836.7</text:p>
              </table:table-cell>
              <table:table-cell office:value-type="float" office:value="2858.6">
                <text:p>2858.6</text:p>
              </table:table-cell>
              <table:table-cell office:value-type="float" office:value="2845.5">
                <text:p>2845.5</text:p>
              </table:table-cell>
              <table:table-cell office:value-type="float" office:value="2855.8">
                <text:p>2855.8</text:p>
              </table:table-cell>
              <table:table-cell office:value-type="float" office:value="2846.1">
                <text:p>2846.1</text:p>
              </table:table-cell>
              <table:table-cell office:value-type="float" office:value="2842">
                <text:p>2842</text:p>
              </table:table-cell>
              <table:table-cell office:value-type="float" office:value="2848.6">
                <text:p>2848.6</text:p>
              </table:table-cell>
              <table:table-cell office:value-type="float" office:value="2835.8">
                <text:p>2835.8</text:p>
              </table:table-cell>
              <table:table-cell office:value-type="float" office:value="2860.6">
                <text:p>2860.6</text:p>
              </table:table-cell>
              <table:table-cell office:value-type="float" office:value="2341.9">
                <text:p>2341.9</text:p>
              </table:table-cell>
            </table:table-row>
            <table:table-row>
              <table:table-cell office:value-type="string">
                <text:p>128K</text:p>
                <draw:g>
                  <svg:desc>Sheet1.A11:Sheet1.A11</svg:desc>
                </draw:g>
              </table:table-cell>
              <table:table-cell office:value-type="float" office:value="4260.5">
                <text:p>4260.5</text:p>
                <draw:g>
                  <svg:desc>Sheet1.B11:Sheet1.BM11</svg:desc>
                </draw:g>
              </table:table-cell>
              <table:table-cell office:value-type="float" office:value="4274.6">
                <text:p>4274.6</text:p>
              </table:table-cell>
              <table:table-cell office:value-type="float" office:value="4308.9">
                <text:p>4308.9</text:p>
              </table:table-cell>
              <table:table-cell office:value-type="float" office:value="4435.9">
                <text:p>4435.9</text:p>
              </table:table-cell>
              <table:table-cell office:value-type="float" office:value="4268.3">
                <text:p>4268.3</text:p>
              </table:table-cell>
              <table:table-cell office:value-type="float" office:value="4202.4">
                <text:p>4202.4</text:p>
              </table:table-cell>
              <table:table-cell office:value-type="float" office:value="4168.7">
                <text:p>4168.7</text:p>
              </table:table-cell>
              <table:table-cell office:value-type="float" office:value="4146.2">
                <text:p>4146.2</text:p>
              </table:table-cell>
              <table:table-cell office:value-type="float" office:value="4154.3">
                <text:p>4154.3</text:p>
              </table:table-cell>
              <table:table-cell office:value-type="float" office:value="3912.3">
                <text:p>3912.3</text:p>
              </table:table-cell>
              <table:table-cell office:value-type="float" office:value="3701.9">
                <text:p>3701.9</text:p>
              </table:table-cell>
              <table:table-cell office:value-type="float" office:value="3495.4">
                <text:p>3495.4</text:p>
              </table:table-cell>
              <table:table-cell office:value-type="float" office:value="3183.2">
                <text:p>3183.2</text:p>
              </table:table-cell>
              <table:table-cell office:value-type="float" office:value="3017.9">
                <text:p>3017.9</text:p>
              </table:table-cell>
              <table:table-cell office:value-type="float" office:value="2857.2">
                <text:p>2857.2</text:p>
              </table:table-cell>
              <table:table-cell office:value-type="float" office:value="2811.1">
                <text:p>2811.1</text:p>
              </table:table-cell>
              <table:table-cell office:value-type="float" office:value="2792.1">
                <text:p>2792.1</text:p>
              </table:table-cell>
              <table:table-cell office:value-type="float" office:value="2793.9">
                <text:p>2793.9</text:p>
              </table:table-cell>
              <table:table-cell office:value-type="float" office:value="2797.6">
                <text:p>2797.6</text:p>
              </table:table-cell>
              <table:table-cell office:value-type="float" office:value="2795.5">
                <text:p>2795.5</text:p>
              </table:table-cell>
              <table:table-cell office:value-type="float" office:value="2790.7">
                <text:p>2790.7</text:p>
              </table:table-cell>
              <table:table-cell office:value-type="float" office:value="2811.7">
                <text:p>2811.7</text:p>
              </table:table-cell>
              <table:table-cell office:value-type="float" office:value="2786.7">
                <text:p>2786.7</text:p>
              </table:table-cell>
              <table:table-cell office:value-type="float" office:value="2797.7">
                <text:p>2797.7</text:p>
              </table:table-cell>
              <table:table-cell office:value-type="float" office:value="2796.8">
                <text:p>2796.8</text:p>
              </table:table-cell>
              <table:table-cell office:value-type="float" office:value="2817.6">
                <text:p>2817.6</text:p>
              </table:table-cell>
              <table:table-cell office:value-type="float" office:value="2809.5">
                <text:p>2809.5</text:p>
              </table:table-cell>
              <table:table-cell office:value-type="float" office:value="2817.6">
                <text:p>2817.6</text:p>
              </table:table-cell>
              <table:table-cell office:value-type="float" office:value="2853.5">
                <text:p>2853.5</text:p>
              </table:table-cell>
              <table:table-cell office:value-type="float" office:value="2814.5">
                <text:p>2814.5</text:p>
              </table:table-cell>
              <table:table-cell office:value-type="float" office:value="2814.5">
                <text:p>2814.5</text:p>
              </table:table-cell>
              <table:table-cell office:value-type="float" office:value="2796.6">
                <text:p>2796.6</text:p>
              </table:table-cell>
              <table:table-cell office:value-type="float" office:value="2840">
                <text:p>2840</text:p>
              </table:table-cell>
              <table:table-cell office:value-type="float" office:value="2804.8">
                <text:p>2804.8</text:p>
              </table:table-cell>
              <table:table-cell office:value-type="float" office:value="2840.6">
                <text:p>2840.6</text:p>
              </table:table-cell>
              <table:table-cell office:value-type="float" office:value="2823.4">
                <text:p>2823.4</text:p>
              </table:table-cell>
              <table:table-cell office:value-type="float" office:value="2810.2">
                <text:p>2810.2</text:p>
              </table:table-cell>
              <table:table-cell office:value-type="float" office:value="2829.2">
                <text:p>2829.2</text:p>
              </table:table-cell>
              <table:table-cell office:value-type="float" office:value="2823">
                <text:p>2823</text:p>
              </table:table-cell>
              <table:table-cell office:value-type="float" office:value="2820.7">
                <text:p>2820.7</text:p>
              </table:table-cell>
              <table:table-cell office:value-type="float" office:value="3145.4">
                <text:p>3145.4</text:p>
              </table:table-cell>
              <table:table-cell office:value-type="float" office:value="2836.3">
                <text:p>2836.3</text:p>
              </table:table-cell>
              <table:table-cell office:value-type="float" office:value="2848.7">
                <text:p>2848.7</text:p>
              </table:table-cell>
              <table:table-cell office:value-type="float" office:value="2856.9">
                <text:p>2856.9</text:p>
              </table:table-cell>
              <table:table-cell office:value-type="float" office:value="2837.9">
                <text:p>2837.9</text:p>
              </table:table-cell>
              <table:table-cell office:value-type="float" office:value="2803.9">
                <text:p>2803.9</text:p>
              </table:table-cell>
              <table:table-cell office:value-type="float" office:value="2849.3">
                <text:p>2849.3</text:p>
              </table:table-cell>
              <table:table-cell office:value-type="float" office:value="2829.8">
                <text:p>2829.8</text:p>
              </table:table-cell>
              <table:table-cell office:value-type="float" office:value="2931.7">
                <text:p>2931.7</text:p>
              </table:table-cell>
              <table:table-cell office:value-type="float" office:value="3155.3">
                <text:p>3155.3</text:p>
              </table:table-cell>
              <table:table-cell office:value-type="float" office:value="3351.8">
                <text:p>3351.8</text:p>
              </table:table-cell>
              <table:table-cell office:value-type="float" office:value="2824.9">
                <text:p>2824.9</text:p>
              </table:table-cell>
              <table:table-cell office:value-type="float" office:value="2844.2">
                <text:p>2844.2</text:p>
              </table:table-cell>
              <table:table-cell office:value-type="float" office:value="3732.4">
                <text:p>3732.4</text:p>
              </table:table-cell>
              <table:table-cell office:value-type="float" office:value="2962.6">
                <text:p>2962.6</text:p>
              </table:table-cell>
              <table:table-cell office:value-type="float" office:value="2860.2">
                <text:p>2860.2</text:p>
              </table:table-cell>
              <table:table-cell office:value-type="float" office:value="4024.1">
                <text:p>4024.1</text:p>
              </table:table-cell>
              <table:table-cell office:value-type="float" office:value="3202.6">
                <text:p>3202.6</text:p>
              </table:table-cell>
              <table:table-cell office:value-type="float" office:value="4047.3">
                <text:p>4047.3</text:p>
              </table:table-cell>
              <table:table-cell office:value-type="float" office:value="4272.5">
                <text:p>4272.5</text:p>
              </table:table-cell>
              <table:table-cell office:value-type="float" office:value="4329.4">
                <text:p>4329.4</text:p>
              </table:table-cell>
              <table:table-cell office:value-type="float" office:value="4487.5">
                <text:p>4487.5</text:p>
              </table:table-cell>
              <table:table-cell office:value-type="float" office:value="4312.1">
                <text:p>4312.1</text:p>
              </table:table-cell>
              <table:table-cell office:value-type="float" office:value="2842.8">
                <text:p>2842.8</text:p>
              </table:table-cell>
            </table:table-row>
            <table:table-row>
              <table:table-cell office:value-type="string">
                <text:p>64K</text:p>
                <draw:g>
                  <svg:desc>Sheet1.A12:Sheet1.A12</svg:desc>
                </draw:g>
              </table:table-cell>
              <table:table-cell office:value-type="float" office:value="4258.6">
                <text:p>4258.6</text:p>
                <draw:g>
                  <svg:desc>Sheet1.B12:Sheet1.BM12</svg:desc>
                </draw:g>
              </table:table-cell>
              <table:table-cell office:value-type="float" office:value="4256.9">
                <text:p>4256.9</text:p>
              </table:table-cell>
              <table:table-cell office:value-type="float" office:value="4328.7">
                <text:p>4328.7</text:p>
              </table:table-cell>
              <table:table-cell office:value-type="float" office:value="4451">
                <text:p>4451</text:p>
              </table:table-cell>
              <table:table-cell office:value-type="float" office:value="4335.5">
                <text:p>4335.5</text:p>
              </table:table-cell>
              <table:table-cell office:value-type="float" office:value="4296.5">
                <text:p>4296.5</text:p>
              </table:table-cell>
              <table:table-cell office:value-type="float" office:value="4326.8">
                <text:p>4326.8</text:p>
              </table:table-cell>
              <table:table-cell office:value-type="float" office:value="4281.9">
                <text:p>4281.9</text:p>
              </table:table-cell>
              <table:table-cell office:value-type="float" office:value="4211.2">
                <text:p>4211.2</text:p>
              </table:table-cell>
              <table:table-cell office:value-type="float" office:value="3980.5">
                <text:p>3980.5</text:p>
              </table:table-cell>
              <table:table-cell office:value-type="float" office:value="3776.5">
                <text:p>3776.5</text:p>
              </table:table-cell>
              <table:table-cell office:value-type="float" office:value="3523.6">
                <text:p>3523.6</text:p>
              </table:table-cell>
              <table:table-cell office:value-type="float" office:value="3252.6">
                <text:p>3252.6</text:p>
              </table:table-cell>
              <table:table-cell office:value-type="float" office:value="3045">
                <text:p>3045</text:p>
              </table:table-cell>
              <table:table-cell office:value-type="float" office:value="2886.7">
                <text:p>2886.7</text:p>
              </table:table-cell>
              <table:table-cell office:value-type="float" office:value="2820.8">
                <text:p>2820.8</text:p>
              </table:table-cell>
              <table:table-cell office:value-type="float" office:value="2854.3">
                <text:p>2854.3</text:p>
              </table:table-cell>
              <table:table-cell office:value-type="float" office:value="2840">
                <text:p>2840</text:p>
              </table:table-cell>
              <table:table-cell office:value-type="float" office:value="2843.9">
                <text:p>2843.9</text:p>
              </table:table-cell>
              <table:table-cell office:value-type="float" office:value="2842.1">
                <text:p>2842.1</text:p>
              </table:table-cell>
              <table:table-cell office:value-type="float" office:value="2820.2">
                <text:p>2820.2</text:p>
              </table:table-cell>
              <table:table-cell office:value-type="float" office:value="2829.7">
                <text:p>2829.7</text:p>
              </table:table-cell>
              <table:table-cell office:value-type="float" office:value="2831.8">
                <text:p>2831.8</text:p>
              </table:table-cell>
              <table:table-cell office:value-type="float" office:value="2848.3">
                <text:p>2848.3</text:p>
              </table:table-cell>
              <table:table-cell office:value-type="float" office:value="3582.2">
                <text:p>3582.2</text:p>
              </table:table-cell>
              <table:table-cell office:value-type="float" office:value="2844.9">
                <text:p>2844.9</text:p>
              </table:table-cell>
              <table:table-cell office:value-type="float" office:value="3459.2">
                <text:p>3459.2</text:p>
              </table:table-cell>
              <table:table-cell office:value-type="float" office:value="2808.6">
                <text:p>2808.6</text:p>
              </table:table-cell>
              <table:table-cell office:value-type="float" office:value="3185.6">
                <text:p>3185.6</text:p>
              </table:table-cell>
              <table:table-cell office:value-type="float" office:value="3839.6">
                <text:p>3839.6</text:p>
              </table:table-cell>
              <table:table-cell office:value-type="float" office:value="3515.2">
                <text:p>3515.2</text:p>
              </table:table-cell>
              <table:table-cell office:value-type="float" office:value="2882.9">
                <text:p>2882.9</text:p>
              </table:table-cell>
              <table:table-cell office:value-type="float" office:value="3536.5">
                <text:p>3536.5</text:p>
              </table:table-cell>
              <table:table-cell office:value-type="float" office:value="4213.8">
                <text:p>4213.8</text:p>
              </table:table-cell>
              <table:table-cell office:value-type="float" office:value="4232.7">
                <text:p>4232.7</text:p>
              </table:table-cell>
              <table:table-cell office:value-type="float" office:value="4991.9">
                <text:p>4991.9</text:p>
              </table:table-cell>
              <table:table-cell office:value-type="float" office:value="4349.4">
                <text:p>4349.4</text:p>
              </table:table-cell>
              <table:table-cell office:value-type="float" office:value="4354.5">
                <text:p>4354.5</text:p>
              </table:table-cell>
              <table:table-cell office:value-type="float" office:value="4190.3">
                <text:p>4190.3</text:p>
              </table:table-cell>
              <table:table-cell office:value-type="float" office:value="4163.7">
                <text:p>4163.7</text:p>
              </table:table-cell>
              <table:table-cell office:value-type="float" office:value="3665.1">
                <text:p>3665.1</text:p>
              </table:table-cell>
              <table:table-cell office:value-type="float" office:value="4164.3">
                <text:p>4164.3</text:p>
              </table:table-cell>
              <table:table-cell office:value-type="float" office:value="4151.5">
                <text:p>4151.5</text:p>
              </table:table-cell>
              <table:table-cell office:value-type="float" office:value="4141">
                <text:p>4141</text:p>
              </table:table-cell>
              <table:table-cell office:value-type="float" office:value="4180.3">
                <text:p>4180.3</text:p>
              </table:table-cell>
              <table:table-cell office:value-type="float" office:value="4148.1">
                <text:p>4148.1</text:p>
              </table:table-cell>
              <table:table-cell office:value-type="float" office:value="4136.2">
                <text:p>4136.2</text:p>
              </table:table-cell>
              <table:table-cell office:value-type="float" office:value="4126.9">
                <text:p>4126.9</text:p>
              </table:table-cell>
              <table:table-cell office:value-type="float" office:value="4168.5">
                <text:p>4168.5</text:p>
              </table:table-cell>
              <table:table-cell office:value-type="float" office:value="4216.1">
                <text:p>4216.1</text:p>
              </table:table-cell>
              <table:table-cell office:value-type="float" office:value="4152.4">
                <text:p>4152.4</text:p>
              </table:table-cell>
              <table:table-cell office:value-type="float" office:value="4121.6">
                <text:p>4121.6</text:p>
              </table:table-cell>
              <table:table-cell office:value-type="float" office:value="4110.5">
                <text:p>4110.5</text:p>
              </table:table-cell>
              <table:table-cell office:value-type="float" office:value="4361.1">
                <text:p>4361.1</text:p>
              </table:table-cell>
              <table:table-cell office:value-type="float" office:value="4151.1">
                <text:p>4151.1</text:p>
              </table:table-cell>
              <table:table-cell office:value-type="float" office:value="4132.1">
                <text:p>4132.1</text:p>
              </table:table-cell>
              <table:table-cell office:value-type="float" office:value="4226.2">
                <text:p>4226.2</text:p>
              </table:table-cell>
              <table:table-cell office:value-type="float" office:value="4114.7">
                <text:p>4114.7</text:p>
              </table:table-cell>
              <table:table-cell office:value-type="float" office:value="4101.7">
                <text:p>4101.7</text:p>
              </table:table-cell>
              <table:table-cell office:value-type="float" office:value="4130.8">
                <text:p>4130.8</text:p>
              </table:table-cell>
              <table:table-cell office:value-type="float" office:value="4121.3">
                <text:p>4121.3</text:p>
              </table:table-cell>
              <table:table-cell office:value-type="float" office:value="4115.4">
                <text:p>4115.4</text:p>
              </table:table-cell>
              <table:table-cell office:value-type="float" office:value="4109.3">
                <text:p>4109.3</text:p>
              </table:table-cell>
              <table:table-cell office:value-type="float" office:value="2898.3">
                <text:p>2898.3</text:p>
              </table:table-cell>
            </table:table-row>
            <table:table-row>
              <table:table-cell office:value-type="string">
                <text:p>32K</text:p>
                <draw:g>
                  <svg:desc>Sheet1.A13:Sheet1.A13</svg:desc>
                </draw:g>
              </table:table-cell>
              <table:table-cell office:value-type="float" office:value="4251.3">
                <text:p>4251.3</text:p>
                <draw:g>
                  <svg:desc>Sheet1.B13:Sheet1.BM13</svg:desc>
                </draw:g>
              </table:table-cell>
              <table:table-cell office:value-type="float" office:value="4683.8">
                <text:p>4683.8</text:p>
              </table:table-cell>
              <table:table-cell office:value-type="float" office:value="4238">
                <text:p>4238</text:p>
              </table:table-cell>
              <table:table-cell office:value-type="float" office:value="4321.6">
                <text:p>4321.6</text:p>
              </table:table-cell>
              <table:table-cell office:value-type="float" office:value="4501.2">
                <text:p>4501.2</text:p>
              </table:table-cell>
              <table:table-cell office:value-type="float" office:value="4416.2">
                <text:p>4416.2</text:p>
              </table:table-cell>
              <table:table-cell office:value-type="float" office:value="4250.5">
                <text:p>4250.5</text:p>
              </table:table-cell>
              <table:table-cell office:value-type="float" office:value="4484.6">
                <text:p>4484.6</text:p>
              </table:table-cell>
              <table:table-cell office:value-type="float" office:value="4241.3">
                <text:p>4241.3</text:p>
              </table:table-cell>
              <table:table-cell office:value-type="float" office:value="4300.6">
                <text:p>4300.6</text:p>
              </table:table-cell>
              <table:table-cell office:value-type="float" office:value="4510.3">
                <text:p>4510.3</text:p>
              </table:table-cell>
              <table:table-cell office:value-type="float" office:value="4206.5">
                <text:p>4206.5</text:p>
              </table:table-cell>
              <table:table-cell office:value-type="float" office:value="4199.1">
                <text:p>4199.1</text:p>
              </table:table-cell>
              <table:table-cell office:value-type="float" office:value="4206.5">
                <text:p>4206.5</text:p>
              </table:table-cell>
              <table:table-cell office:value-type="float" office:value="4262.1">
                <text:p>4262.1</text:p>
              </table:table-cell>
              <table:table-cell office:value-type="float" office:value="4202.1">
                <text:p>4202.1</text:p>
              </table:table-cell>
              <table:table-cell office:value-type="float" office:value="4419.7">
                <text:p>4419.7</text:p>
              </table:table-cell>
              <table:table-cell office:value-type="float" office:value="4974.8">
                <text:p>4974.8</text:p>
              </table:table-cell>
              <table:table-cell office:value-type="float" office:value="4728.6">
                <text:p>4728.6</text:p>
              </table:table-cell>
              <table:table-cell office:value-type="float" office:value="4163.7">
                <text:p>4163.7</text:p>
              </table:table-cell>
              <table:table-cell office:value-type="float" office:value="4164.3">
                <text:p>4164.3</text:p>
              </table:table-cell>
              <table:table-cell office:value-type="float" office:value="4141">
                <text:p>4141</text:p>
              </table:table-cell>
              <table:table-cell office:value-type="float" office:value="4148.1">
                <text:p>4148.1</text:p>
              </table:table-cell>
              <table:table-cell office:value-type="float" office:value="4126.9">
                <text:p>4126.9</text:p>
              </table:table-cell>
              <table:table-cell office:value-type="float" office:value="4250.4">
                <text:p>4250.4</text:p>
              </table:table-cell>
              <table:table-cell office:value-type="float" office:value="4121.6">
                <text:p>4121.6</text:p>
              </table:table-cell>
              <table:table-cell office:value-type="float" office:value="4137.5">
                <text:p>4137.5</text:p>
              </table:table-cell>
              <table:table-cell office:value-type="float" office:value="4132.1">
                <text:p>4132.1</text:p>
              </table:table-cell>
              <table:table-cell office:value-type="float" office:value="4114.7">
                <text:p>4114.7</text:p>
              </table:table-cell>
              <table:table-cell office:value-type="float" office:value="4150.4">
                <text:p>4150.4</text:p>
              </table:table-cell>
              <table:table-cell office:value-type="float" office:value="4197.3">
                <text:p>4197.3</text:p>
              </table:table-cell>
              <table:table-cell office:value-type="float" office:value="4591.7">
                <text:p>4591.7</text:p>
              </table:table-cell>
              <table:table-cell office:value-type="float" office:value="4123.8">
                <text:p>4123.8</text:p>
              </table:table-cell>
              <table:table-cell office:value-type="float" office:value="4110.3">
                <text:p>4110.3</text:p>
              </table:table-cell>
              <table:table-cell office:value-type="float" office:value="4127.5">
                <text:p>4127.5</text:p>
              </table:table-cell>
              <table:table-cell office:value-type="float" office:value="4103.5">
                <text:p>4103.5</text:p>
              </table:table-cell>
              <table:table-cell office:value-type="float" office:value="4083.1">
                <text:p>4083.1</text:p>
              </table:table-cell>
              <table:table-cell office:value-type="float" office:value="4744.9">
                <text:p>4744.9</text:p>
              </table:table-cell>
              <table:table-cell office:value-type="float" office:value="4113.2">
                <text:p>4113.2</text:p>
              </table:table-cell>
              <table:table-cell office:value-type="float" office:value="4111.3">
                <text:p>4111.3</text:p>
              </table:table-cell>
              <table:table-cell office:value-type="float" office:value="4398.1">
                <text:p>4398.1</text:p>
              </table:table-cell>
              <table:table-cell office:value-type="float" office:value="4069.1">
                <text:p>4069.1</text:p>
              </table:table-cell>
              <table:table-cell office:value-type="float" office:value="4081.9">
                <text:p>4081.9</text:p>
              </table:table-cell>
              <table:table-cell office:value-type="float" office:value="4039.7">
                <text:p>4039.7</text:p>
              </table:table-cell>
              <table:table-cell office:value-type="float" office:value="4035.1">
                <text:p>4035.1</text:p>
              </table:table-cell>
              <table:table-cell office:value-type="float" office:value="4059.2">
                <text:p>4059.2</text:p>
              </table:table-cell>
              <table:table-cell office:value-type="float" office:value="4060.7">
                <text:p>4060.7</text:p>
              </table:table-cell>
              <table:table-cell office:value-type="float" office:value="4062.3">
                <text:p>4062.3</text:p>
              </table:table-cell>
              <table:table-cell office:value-type="float" office:value="4039.2">
                <text:p>4039.2</text:p>
              </table:table-cell>
              <table:table-cell office:value-type="float" office:value="4052.7">
                <text:p>4052.7</text:p>
              </table:table-cell>
              <table:table-cell office:value-type="float" office:value="4034.8">
                <text:p>4034.8</text:p>
              </table:table-cell>
              <table:table-cell office:value-type="float" office:value="4022.7">
                <text:p>4022.7</text:p>
              </table:table-cell>
              <table:table-cell office:value-type="float" office:value="4010.3">
                <text:p>4010.3</text:p>
              </table:table-cell>
              <table:table-cell office:value-type="float" office:value="4606.5">
                <text:p>4606.5</text:p>
              </table:table-cell>
              <table:table-cell office:value-type="float" office:value="3990.8">
                <text:p>3990.8</text:p>
              </table:table-cell>
              <table:table-cell office:value-type="float" office:value="4060.2">
                <text:p>4060.2</text:p>
              </table:table-cell>
              <table:table-cell office:value-type="float" office:value="4054.4">
                <text:p>4054.4</text:p>
              </table:table-cell>
              <table:table-cell office:value-type="float" office:value="4019.3">
                <text:p>4019.3</text:p>
              </table:table-cell>
              <table:table-cell office:value-type="float" office:value="4027.1">
                <text:p>4027.1</text:p>
              </table:table-cell>
              <table:table-cell office:value-type="float" office:value="4035.1">
                <text:p>4035.1</text:p>
              </table:table-cell>
              <table:table-cell office:value-type="float" office:value="3968.6">
                <text:p>3968.6</text:p>
              </table:table-cell>
              <table:table-cell office:value-type="float" office:value="3975.7">
                <text:p>3975.7</text:p>
              </table:table-cell>
              <table:table-cell office:value-type="float" office:value="3990.8">
                <text:p>3990.8</text:p>
              </table:table-cell>
              <table:table-cell office:value-type="float" office:value="4256.9">
                <text:p>4256.9</text:p>
              </table:table-cell>
            </table:table-row>
            <table:table-row>
              <table:table-cell office:value-type="string">
                <text:p>16K</text:p>
                <draw:g>
                  <svg:desc>Sheet1.A14:Sheet1.A14</svg:desc>
                </draw:g>
              </table:table-cell>
              <table:table-cell office:value-type="float" office:value="4248.6">
                <text:p>4248.6</text:p>
                <draw:g>
                  <svg:desc>Sheet1.B14:Sheet1.BM14</svg:desc>
                </draw:g>
              </table:table-cell>
              <table:table-cell office:value-type="float" office:value="4240.3">
                <text:p>4240.3</text:p>
              </table:table-cell>
              <table:table-cell office:value-type="float" office:value="4223.6">
                <text:p>4223.6</text:p>
              </table:table-cell>
              <table:table-cell office:value-type="float" office:value="4998.9">
                <text:p>4998.9</text:p>
              </table:table-cell>
              <table:table-cell office:value-type="float" office:value="4203.8">
                <text:p>4203.8</text:p>
              </table:table-cell>
              <table:table-cell office:value-type="float" office:value="4198.4">
                <text:p>4198.4</text:p>
              </table:table-cell>
              <table:table-cell office:value-type="float" office:value="4197.1">
                <text:p>4197.1</text:p>
              </table:table-cell>
              <table:table-cell office:value-type="float" office:value="4191.4">
                <text:p>4191.4</text:p>
              </table:table-cell>
              <table:table-cell office:value-type="float" office:value="4174.3">
                <text:p>4174.3</text:p>
              </table:table-cell>
              <table:table-cell office:value-type="float" office:value="4163.7">
                <text:p>4163.7</text:p>
              </table:table-cell>
              <table:table-cell office:value-type="float" office:value="4141">
                <text:p>4141</text:p>
              </table:table-cell>
              <table:table-cell office:value-type="float" office:value="4126.9">
                <text:p>4126.9</text:p>
              </table:table-cell>
              <table:table-cell office:value-type="float" office:value="4121.6">
                <text:p>4121.6</text:p>
              </table:table-cell>
              <table:table-cell office:value-type="float" office:value="4132.1">
                <text:p>4132.1</text:p>
              </table:table-cell>
              <table:table-cell office:value-type="float" office:value="4130.8">
                <text:p>4130.8</text:p>
              </table:table-cell>
              <table:table-cell office:value-type="float" office:value="4127.9">
                <text:p>4127.9</text:p>
              </table:table-cell>
              <table:table-cell office:value-type="float" office:value="4132.4">
                <text:p>4132.4</text:p>
              </table:table-cell>
              <table:table-cell office:value-type="float" office:value="4103.5">
                <text:p>4103.5</text:p>
              </table:table-cell>
              <table:table-cell office:value-type="float" office:value="4071.1">
                <text:p>4071.1</text:p>
              </table:table-cell>
              <table:table-cell office:value-type="float" office:value="4508.2">
                <text:p>4508.2</text:p>
              </table:table-cell>
              <table:table-cell office:value-type="float" office:value="4069.1">
                <text:p>4069.1</text:p>
              </table:table-cell>
              <table:table-cell office:value-type="float" office:value="4039.7">
                <text:p>4039.7</text:p>
              </table:table-cell>
              <table:table-cell office:value-type="float" office:value="4059.2">
                <text:p>4059.2</text:p>
              </table:table-cell>
              <table:table-cell office:value-type="float" office:value="4062.3">
                <text:p>4062.3</text:p>
              </table:table-cell>
              <table:table-cell office:value-type="float" office:value="4052.7">
                <text:p>4052.7</text:p>
              </table:table-cell>
              <table:table-cell office:value-type="float" office:value="4022.7">
                <text:p>4022.7</text:p>
              </table:table-cell>
              <table:table-cell office:value-type="float" office:value="3997.4">
                <text:p>3997.4</text:p>
              </table:table-cell>
              <table:table-cell office:value-type="float" office:value="4060.2">
                <text:p>4060.2</text:p>
              </table:table-cell>
              <table:table-cell office:value-type="float" office:value="4019.3">
                <text:p>4019.3</text:p>
              </table:table-cell>
              <table:table-cell office:value-type="float" office:value="4035.1">
                <text:p>4035.1</text:p>
              </table:table-cell>
              <table:table-cell office:value-type="float" office:value="3975.7">
                <text:p>3975.7</text:p>
              </table:table-cell>
              <table:table-cell office:value-type="float" office:value="4006.5">
                <text:p>4006.5</text:p>
              </table:table-cell>
              <table:table-cell office:value-type="float" office:value="3919.7">
                <text:p>3919.7</text:p>
              </table:table-cell>
              <table:table-cell office:value-type="float" office:value="3917.5">
                <text:p>3917.5</text:p>
              </table:table-cell>
              <table:table-cell office:value-type="float" office:value="3891">
                <text:p>3891</text:p>
              </table:table-cell>
              <table:table-cell office:value-type="float" office:value="3990.8">
                <text:p>3990.8</text:p>
              </table:table-cell>
              <table:table-cell office:value-type="float" office:value="4409.8">
                <text:p>4409.8</text:p>
              </table:table-cell>
              <table:table-cell office:value-type="float" office:value="4000.1">
                <text:p>4000.1</text:p>
              </table:table-cell>
              <table:table-cell office:value-type="float" office:value="3943.9">
                <text:p>3943.9</text:p>
              </table:table-cell>
              <table:table-cell office:value-type="float" office:value="3933.1">
                <text:p>3933.1</text:p>
              </table:table-cell>
              <table:table-cell office:value-type="float" office:value="3883.7">
                <text:p>3883.7</text:p>
              </table:table-cell>
              <table:table-cell office:value-type="float" office:value="3891">
                <text:p>3891</text:p>
              </table:table-cell>
              <table:table-cell office:value-type="float" office:value="3898.7">
                <text:p>3898.7</text:p>
              </table:table-cell>
              <table:table-cell office:value-type="float" office:value="3856">
                <text:p>3856</text:p>
              </table:table-cell>
              <table:table-cell office:value-type="float" office:value="3822.8">
                <text:p>3822.8</text:p>
              </table:table-cell>
              <table:table-cell office:value-type="float" office:value="3839.8">
                <text:p>3839.8</text:p>
              </table:table-cell>
              <table:table-cell office:value-type="float" office:value="3804.9">
                <text:p>3804.9</text:p>
              </table:table-cell>
              <table:table-cell office:value-type="float" office:value="3780.2">
                <text:p>3780.2</text:p>
              </table:table-cell>
              <table:table-cell office:value-type="float" office:value="3978.9">
                <text:p>3978.9</text:p>
              </table:table-cell>
              <table:table-cell office:value-type="float" office:value="3954.5">
                <text:p>3954.5</text:p>
              </table:table-cell>
              <table:table-cell office:value-type="float" office:value="3882">
                <text:p>3882</text:p>
              </table:table-cell>
              <table:table-cell office:value-type="float" office:value="3868">
                <text:p>3868</text:p>
              </table:table-cell>
              <table:table-cell office:value-type="float" office:value="3853.6">
                <text:p>3853.6</text:p>
              </table:table-cell>
              <table:table-cell office:value-type="float" office:value="3838.8">
                <text:p>3838.8</text:p>
              </table:table-cell>
              <table:table-cell office:value-type="float" office:value="3886.1">
                <text:p>3886.1</text:p>
              </table:table-cell>
              <table:table-cell office:value-type="float" office:value="3820.7">
                <text:p>3820.7</text:p>
              </table:table-cell>
              <table:table-cell office:value-type="float" office:value="3882.6">
                <text:p>3882.6</text:p>
              </table:table-cell>
              <table:table-cell office:value-type="float" office:value="3814.9">
                <text:p>3814.9</text:p>
              </table:table-cell>
              <table:table-cell office:value-type="float" office:value="3747.3">
                <text:p>3747.3</text:p>
              </table:table-cell>
              <table:table-cell office:value-type="float" office:value="3756.9">
                <text:p>3756.9</text:p>
              </table:table-cell>
              <table:table-cell office:value-type="float" office:value="3688.1">
                <text:p>3688.1</text:p>
              </table:table-cell>
              <table:table-cell office:value-type="float" office:value="3762.8">
                <text:p>3762.8</text:p>
              </table:table-cell>
              <table:table-cell office:value-type="float" office:value="3773.1">
                <text:p>3773.1</text:p>
              </table:table-cell>
              <table:table-cell office:value-type="float" office:value="5108.2">
                <text:p>5108.2</text:p>
              </table:table-cell>
            </table:table-row>
            <table:table-row>
              <table:table-cell office:value-type="string">
                <text:p>8K</text:p>
                <draw:g>
                  <svg:desc>Sheet1.A15:Sheet1.A15</svg:desc>
                </draw:g>
              </table:table-cell>
              <table:table-cell office:value-type="float" office:value="4240.3">
                <text:p>4240.3</text:p>
                <draw:g>
                  <svg:desc>Sheet1.B15:Sheet1.BM15</svg:desc>
                </draw:g>
              </table:table-cell>
              <table:table-cell office:value-type="float" office:value="4223.9">
                <text:p>4223.9</text:p>
              </table:table-cell>
              <table:table-cell office:value-type="float" office:value="4206.5">
                <text:p>4206.5</text:p>
              </table:table-cell>
              <table:table-cell office:value-type="float" office:value="4191.4">
                <text:p>4191.4</text:p>
              </table:table-cell>
              <table:table-cell office:value-type="float" office:value="4163.7">
                <text:p>4163.7</text:p>
              </table:table-cell>
              <table:table-cell office:value-type="float" office:value="4126.9">
                <text:p>4126.9</text:p>
              </table:table-cell>
              <table:table-cell office:value-type="float" office:value="4132.1">
                <text:p>4132.1</text:p>
              </table:table-cell>
              <table:table-cell office:value-type="float" office:value="4127.9">
                <text:p>4127.9</text:p>
              </table:table-cell>
              <table:table-cell office:value-type="float" office:value="4103.5">
                <text:p>4103.5</text:p>
              </table:table-cell>
              <table:table-cell office:value-type="float" office:value="4111.3">
                <text:p>4111.3</text:p>
              </table:table-cell>
              <table:table-cell office:value-type="float" office:value="4039.7">
                <text:p>4039.7</text:p>
              </table:table-cell>
              <table:table-cell office:value-type="float" office:value="4092.8">
                <text:p>4092.8</text:p>
              </table:table-cell>
              <table:table-cell office:value-type="float" office:value="4022.7">
                <text:p>4022.7</text:p>
              </table:table-cell>
              <table:table-cell office:value-type="float" office:value="4025.2">
                <text:p>4025.2</text:p>
              </table:table-cell>
              <table:table-cell office:value-type="float" office:value="4035.1">
                <text:p>4035.1</text:p>
              </table:table-cell>
              <table:table-cell office:value-type="float" office:value="3967.6">
                <text:p>3967.6</text:p>
              </table:table-cell>
              <table:table-cell office:value-type="float" office:value="3917.5">
                <text:p>3917.5</text:p>
              </table:table-cell>
              <table:table-cell office:value-type="float" office:value="3990.8">
                <text:p>3990.8</text:p>
              </table:table-cell>
              <table:table-cell office:value-type="float" office:value="4000.1">
                <text:p>4000.1</text:p>
              </table:table-cell>
              <table:table-cell office:value-type="float" office:value="3933.1">
                <text:p>3933.1</text:p>
              </table:table-cell>
              <table:table-cell office:value-type="float" office:value="3940.3">
                <text:p>3940.3</text:p>
              </table:table-cell>
              <table:table-cell office:value-type="float" office:value="3856">
                <text:p>3856</text:p>
              </table:table-cell>
              <table:table-cell office:value-type="float" office:value="3839.8">
                <text:p>3839.8</text:p>
              </table:table-cell>
              <table:table-cell office:value-type="float" office:value="3780.2">
                <text:p>3780.2</text:p>
              </table:table-cell>
              <table:table-cell office:value-type="float" office:value="3954.5">
                <text:p>3954.5</text:p>
              </table:table-cell>
              <table:table-cell office:value-type="float" office:value="3868">
                <text:p>3868</text:p>
              </table:table-cell>
              <table:table-cell office:value-type="float" office:value="3900.7">
                <text:p>3900.7</text:p>
              </table:table-cell>
              <table:table-cell office:value-type="float" office:value="3759.1">
                <text:p>3759.1</text:p>
              </table:table-cell>
              <table:table-cell office:value-type="float" office:value="3814.9">
                <text:p>3814.9</text:p>
              </table:table-cell>
              <table:table-cell office:value-type="float" office:value="3756.9">
                <text:p>3756.9</text:p>
              </table:table-cell>
              <table:table-cell office:value-type="float" office:value="3762.8">
                <text:p>3762.8</text:p>
              </table:table-cell>
              <table:table-cell office:value-type="float" office:value="5377.1">
                <text:p>5377.1</text:p>
              </table:table-cell>
              <table:table-cell office:value-type="float" office:value="5349.8">
                <text:p>5349.8</text:p>
              </table:table-cell>
              <table:table-cell office:value-type="float" office:value="4911.8">
                <text:p>4911.8</text:p>
              </table:table-cell>
              <table:table-cell office:value-type="float" office:value="5047.8">
                <text:p>5047.8</text:p>
              </table:table-cell>
              <table:table-cell office:value-type="float" office:value="5328.9">
                <text:p>5328.9</text:p>
              </table:table-cell>
              <table:table-cell office:value-type="float" office:value="4767.4">
                <text:p>4767.4</text:p>
              </table:table-cell>
              <table:table-cell office:value-type="float" office:value="5047.2">
                <text:p>5047.2</text:p>
              </table:table-cell>
              <table:table-cell office:value-type="float" office:value="4789">
                <text:p>4789</text:p>
              </table:table-cell>
              <table:table-cell office:value-type="float" office:value="5088.3">
                <text:p>5088.3</text:p>
              </table:table-cell>
              <table:table-cell office:value-type="float" office:value="5477">
                <text:p>5477</text:p>
              </table:table-cell>
              <table:table-cell office:value-type="float" office:value="5366.9">
                <text:p>5366.9</text:p>
              </table:table-cell>
              <table:table-cell office:value-type="float" office:value="5055">
                <text:p>5055</text:p>
              </table:table-cell>
              <table:table-cell office:value-type="float" office:value="4789">
                <text:p>4789</text:p>
              </table:table-cell>
              <table:table-cell office:value-type="float" office:value="5009.1">
                <text:p>5009.1</text:p>
              </table:table-cell>
              <table:table-cell office:value-type="float" office:value="5074">
                <text:p>5074</text:p>
              </table:table-cell>
              <table:table-cell office:value-type="float" office:value="4789">
                <text:p>4789</text:p>
              </table:table-cell>
              <table:table-cell office:value-type="float" office:value="4846">
                <text:p>4846</text:p>
              </table:table-cell>
              <table:table-cell office:value-type="float" office:value="4760.5">
                <text:p>4760.5</text:p>
              </table:table-cell>
              <table:table-cell office:value-type="float" office:value="5204">
                <text:p>5204</text:p>
              </table:table-cell>
              <table:table-cell office:value-type="float" office:value="5108.2">
                <text:p>5108.2</text:p>
              </table:table-cell>
              <table:table-cell office:value-type="float" office:value="5012.4">
                <text:p>5012.4</text:p>
              </table:table-cell>
              <table:table-cell office:value-type="float" office:value="4727.6">
                <text:p>4727.6</text:p>
              </table:table-cell>
              <table:table-cell office:value-type="float" office:value="4635.5">
                <text:p>4635.5</text:p>
              </table:table-cell>
              <table:table-cell office:value-type="float" office:value="4543.4">
                <text:p>4543.4</text:p>
              </table:table-cell>
              <table:table-cell office:value-type="float" office:value="4855.5">
                <text:p>4855.5</text:p>
              </table:table-cell>
              <table:table-cell office:value-type="float" office:value="4962.5">
                <text:p>4962.5</text:p>
              </table:table-cell>
              <table:table-cell office:value-type="float" office:value="4689.2">
                <text:p>4689.2</text:p>
              </table:table-cell>
              <table:table-cell office:value-type="float" office:value="4589.4">
                <text:p>4589.4</text:p>
              </table:table-cell>
              <table:table-cell office:value-type="float" office:value="4342">
                <text:p>4342</text:p>
              </table:table-cell>
              <table:table-cell office:value-type="float" office:value="4650.2">
                <text:p>4650.2</text:p>
              </table:table-cell>
              <table:table-cell office:value-type="float" office:value="4580.7">
                <text:p>4580.7</text:p>
              </table:table-cell>
              <table:table-cell office:value-type="float" office:value="5461.1">
                <text:p>5461.1</text:p>
              </table:table-cell>
              <table:table-cell office:value-type="float" office:value="5108.2">
                <text:p>5108.2</text:p>
              </table:table-cell>
            </table:table-row>
            <table:table-row>
              <table:table-cell office:value-type="string">
                <text:p>4K</text:p>
                <draw:g>
                  <svg:desc>Sheet1.A16:Sheet1.A16</svg:desc>
                </draw:g>
              </table:table-cell>
              <table:table-cell office:value-type="float" office:value="4223.9">
                <text:p>4223.9</text:p>
                <draw:g>
                  <svg:desc>Sheet1.B16:Sheet1.BM16</svg:desc>
                </draw:g>
              </table:table-cell>
              <table:table-cell office:value-type="float" office:value="4191.4">
                <text:p>4191.4</text:p>
              </table:table-cell>
              <table:table-cell office:value-type="float" office:value="4126.9">
                <text:p>4126.9</text:p>
              </table:table-cell>
              <table:table-cell office:value-type="float" office:value="4127.9">
                <text:p>4127.9</text:p>
              </table:table-cell>
              <table:table-cell office:value-type="float" office:value="4111.3">
                <text:p>4111.3</text:p>
              </table:table-cell>
              <table:table-cell office:value-type="float" office:value="4092.8">
                <text:p>4092.8</text:p>
              </table:table-cell>
              <table:table-cell office:value-type="float" office:value="4060.2">
                <text:p>4060.2</text:p>
              </table:table-cell>
              <table:table-cell office:value-type="float" office:value="4006.5">
                <text:p>4006.5</text:p>
              </table:table-cell>
              <table:table-cell office:value-type="float" office:value="4035.1">
                <text:p>4035.1</text:p>
              </table:table-cell>
              <table:table-cell office:value-type="float" office:value="3933.1">
                <text:p>3933.1</text:p>
              </table:table-cell>
              <table:table-cell office:value-type="float" office:value="3856">
                <text:p>3856</text:p>
              </table:table-cell>
              <table:table-cell office:value-type="float" office:value="3780.2">
                <text:p>3780.2</text:p>
              </table:table-cell>
              <table:table-cell office:value-type="float" office:value="3868">
                <text:p>3868</text:p>
              </table:table-cell>
              <table:table-cell office:value-type="float" office:value="3820.7">
                <text:p>3820.7</text:p>
              </table:table-cell>
              <table:table-cell office:value-type="float" office:value="3756.9">
                <text:p>3756.9</text:p>
              </table:table-cell>
              <table:table-cell office:value-type="float" office:value="5108.2">
                <text:p>5108.2</text:p>
              </table:table-cell>
              <table:table-cell office:value-type="float" office:value="4789">
                <text:p>4789</text:p>
              </table:table-cell>
              <table:table-cell office:value-type="float" office:value="5032.8">
                <text:p>5032.8</text:p>
              </table:table-cell>
              <table:table-cell office:value-type="float" office:value="5047.2">
                <text:p>5047.2</text:p>
              </table:table-cell>
              <table:table-cell office:value-type="float" office:value="5088.3">
                <text:p>5088.3</text:p>
              </table:table-cell>
              <table:table-cell office:value-type="float" office:value="5366.9">
                <text:p>5366.9</text:p>
              </table:table-cell>
              <table:table-cell office:value-type="float" office:value="4948.6">
                <text:p>4948.6</text:p>
              </table:table-cell>
              <table:table-cell office:value-type="float" office:value="4899.1">
                <text:p>4899.1</text:p>
              </table:table-cell>
              <table:table-cell office:value-type="float" office:value="4678.9">
                <text:p>4678.9</text:p>
              </table:table-cell>
              <table:table-cell office:value-type="float" office:value="5204">
                <text:p>5204</text:p>
              </table:table-cell>
              <table:table-cell office:value-type="float" office:value="4819.7">
                <text:p>4819.7</text:p>
              </table:table-cell>
              <table:table-cell office:value-type="float" office:value="4635.5">
                <text:p>4635.5</text:p>
              </table:table-cell>
              <table:table-cell office:value-type="float" office:value="4482">
                <text:p>4482</text:p>
              </table:table-cell>
              <table:table-cell office:value-type="float" office:value="4893.1">
                <text:p>4893.1</text:p>
              </table:table-cell>
              <table:table-cell office:value-type="float" office:value="4719.6">
                <text:p>4719.6</text:p>
              </table:table-cell>
              <table:table-cell office:value-type="float" office:value="5267.9">
                <text:p>5267.9</text:p>
              </table:table-cell>
              <table:table-cell office:value-type="float" office:value="5377.1">
                <text:p>5377.1</text:p>
              </table:table-cell>
              <table:table-cell office:value-type="float" office:value="4303.1">
                <text:p>4303.1</text:p>
              </table:table-cell>
              <table:table-cell office:value-type="float" office:value="4789">
                <text:p>4789</text:p>
              </table:table-cell>
              <table:table-cell office:value-type="float" office:value="5188">
                <text:p>5188</text:p>
              </table:table-cell>
              <table:table-cell office:value-type="float" office:value="5010.7">
                <text:p>5010.7</text:p>
              </table:table-cell>
              <table:table-cell office:value-type="float" office:value="5164.6">
                <text:p>5164.6</text:p>
              </table:table-cell>
              <table:table-cell office:value-type="float" office:value="5337.7">
                <text:p>5337.7</text:p>
              </table:table-cell>
              <table:table-cell office:value-type="float" office:value="3809.4">
                <text:p>3809.4</text:p>
              </table:table-cell>
              <table:table-cell office:value-type="float" office:value="5088.3">
                <text:p>5088.3</text:p>
              </table:table-cell>
              <table:table-cell office:value-type="float" office:value="5267.9">
                <text:p>5267.9</text:p>
              </table:table-cell>
              <table:table-cell office:value-type="float" office:value="5161.4">
                <text:p>5161.4</text:p>
              </table:table-cell>
              <table:table-cell office:value-type="float" office:value="4739.1">
                <text:p>4739.1</text:p>
              </table:table-cell>
              <table:table-cell office:value-type="float" office:value="5302.1">
                <text:p>5302.1</text:p>
              </table:table-cell>
              <table:table-cell office:value-type="float" office:value="4842.2">
                <text:p>4842.2</text:p>
              </table:table-cell>
              <table:table-cell office:value-type="float" office:value="4735.8">
                <text:p>4735.8</text:p>
              </table:table-cell>
              <table:table-cell office:value-type="float" office:value="5341.5">
                <text:p>5341.5</text:p>
              </table:table-cell>
              <table:table-cell office:value-type="float" office:value="5218.7">
                <text:p>5218.7</text:p>
              </table:table-cell>
              <table:table-cell office:value-type="float" office:value="4416.5">
                <text:p>4416.5</text:p>
              </table:table-cell>
              <table:table-cell office:value-type="float" office:value="2693.8">
                <text:p>2693.8</text:p>
              </table:table-cell>
              <table:table-cell office:value-type="float" office:value="2660.5">
                <text:p>2660.5</text:p>
              </table:table-cell>
              <table:table-cell office:value-type="float" office:value="5188">
                <text:p>5188</text:p>
              </table:table-cell>
              <table:table-cell office:value-type="float" office:value="5121.5">
                <text:p>5121.5</text:p>
              </table:table-cell>
              <table:table-cell office:value-type="float" office:value="4604.8">
                <text:p>4604.8</text:p>
              </table:table-cell>
              <table:table-cell office:value-type="float" office:value="4543.4">
                <text:p>4543.4</text:p>
              </table:table-cell>
              <table:table-cell office:value-type="float" office:value="4482">
                <text:p>4482</text:p>
              </table:table-cell>
              <table:table-cell office:value-type="float" office:value="4722.4">
                <text:p>4722.4</text:p>
              </table:table-cell>
              <table:table-cell office:value-type="float" office:value="4655.9">
                <text:p>4655.9</text:p>
              </table:table-cell>
              <table:table-cell office:value-type="float" office:value="4589.4">
                <text:p>4589.4</text:p>
              </table:table-cell>
              <table:table-cell office:value-type="float" office:value="4522.9">
                <text:p>4522.9</text:p>
              </table:table-cell>
              <table:table-cell office:value-type="float" office:value="4861.5">
                <text:p>4861.5</text:p>
              </table:table-cell>
              <table:table-cell office:value-type="float" office:value="4389.9">
                <text:p>4389.9</text:p>
              </table:table-cell>
              <table:table-cell office:value-type="float" office:value="4323.4">
                <text:p>4323.4</text:p>
              </table:table-cell>
              <table:table-cell office:value-type="float" office:value="5108.2">
                <text:p>5108.2</text:p>
              </table:table-cell>
            </table:table-row>
            <table:table-row>
              <table:table-cell office:value-type="string">
                <text:p>2K</text:p>
                <draw:g>
                  <svg:desc>Sheet1.A17:Sheet1.A17</svg:desc>
                </draw:g>
              </table:table-cell>
              <table:table-cell office:value-type="float" office:value="4191.4">
                <text:p>4191.4</text:p>
                <draw:g>
                  <svg:desc>Sheet1.B17:Sheet1.BM17</svg:desc>
                </draw:g>
              </table:table-cell>
              <table:table-cell office:value-type="float" office:value="4127.9">
                <text:p>4127.9</text:p>
              </table:table-cell>
              <table:table-cell office:value-type="float" office:value="4062.3">
                <text:p>4062.3</text:p>
              </table:table-cell>
              <table:table-cell office:value-type="float" office:value="4006.5">
                <text:p>4006.5</text:p>
              </table:table-cell>
              <table:table-cell office:value-type="float" office:value="3933.1">
                <text:p>3933.1</text:p>
              </table:table-cell>
              <table:table-cell office:value-type="float" office:value="3780.2">
                <text:p>3780.2</text:p>
              </table:table-cell>
              <table:table-cell office:value-type="float" office:value="3820.7">
                <text:p>3820.7</text:p>
              </table:table-cell>
              <table:table-cell office:value-type="float" office:value="5377.1">
                <text:p>5377.1</text:p>
              </table:table-cell>
              <table:table-cell office:value-type="float" office:value="5032.8">
                <text:p>5032.8</text:p>
              </table:table-cell>
              <table:table-cell office:value-type="float" office:value="5088.3">
                <text:p>5088.3</text:p>
              </table:table-cell>
              <table:table-cell office:value-type="float" office:value="4789">
                <text:p>4789</text:p>
              </table:table-cell>
              <table:table-cell office:value-type="float" office:value="5218.7">
                <text:p>5218.7</text:p>
              </table:table-cell>
              <table:table-cell office:value-type="float" office:value="4819.7">
                <text:p>4819.7</text:p>
              </table:table-cell>
              <table:table-cell office:value-type="float" office:value="4482">
                <text:p>4482</text:p>
              </table:table-cell>
              <table:table-cell office:value-type="float" office:value="4719.6">
                <text:p>4719.6</text:p>
              </table:table-cell>
              <table:table-cell office:value-type="float" office:value="4441.9">
                <text:p>4441.9</text:p>
              </table:table-cell>
              <table:table-cell office:value-type="float" office:value="5041">
                <text:p>5041</text:p>
              </table:table-cell>
              <table:table-cell office:value-type="float" office:value="5305.4">
                <text:p>5305.4</text:p>
              </table:table-cell>
              <table:table-cell office:value-type="float" office:value="5337.7">
                <text:p>5337.7</text:p>
              </table:table-cell>
              <table:table-cell office:value-type="float" office:value="5088.3">
                <text:p>5088.3</text:p>
              </table:table-cell>
              <table:table-cell office:value-type="float" office:value="5161.4">
                <text:p>5161.4</text:p>
              </table:table-cell>
              <table:table-cell office:value-type="float" office:value="5302.1">
                <text:p>5302.1</text:p>
              </table:table-cell>
              <table:table-cell office:value-type="float" office:value="4735.8">
                <text:p>4735.8</text:p>
              </table:table-cell>
              <table:table-cell office:value-type="float" office:value="4846">
                <text:p>4846</text:p>
              </table:table-cell>
              <table:table-cell office:value-type="float" office:value="4040.7">
                <text:p>4040.7</text:p>
              </table:table-cell>
              <table:table-cell office:value-type="float" office:value="5188">
                <text:p>5188</text:p>
              </table:table-cell>
              <table:table-cell office:value-type="float" office:value="4604.8">
                <text:p>4604.8</text:p>
              </table:table-cell>
              <table:table-cell office:value-type="float" office:value="4482">
                <text:p>4482</text:p>
              </table:table-cell>
              <table:table-cell office:value-type="float" office:value="4655.9">
                <text:p>4655.9</text:p>
              </table:table-cell>
              <table:table-cell office:value-type="float" office:value="4522.9">
                <text:p>4522.9</text:p>
              </table:table-cell>
              <table:table-cell office:value-type="float" office:value="4389.9">
                <text:p>4389.9</text:p>
              </table:table-cell>
              <table:table-cell office:value-type="float" office:value="4256.9">
                <text:p>4256.9</text:p>
              </table:table-cell>
              <table:table-cell office:value-type="float" office:value="4948.6">
                <text:p>4948.6</text:p>
              </table:table-cell>
              <table:table-cell office:value-type="float" office:value="4789">
                <text:p>4789</text:p>
              </table:table-cell>
              <table:table-cell office:value-type="float" office:value="4208.5">
                <text:p>4208.5</text:p>
              </table:table-cell>
              <table:table-cell office:value-type="float" office:value="4469.7">
                <text:p>4469.7</text:p>
              </table:table-cell>
              <table:table-cell office:value-type="float" office:value="4877.6">
                <text:p>4877.6</text:p>
              </table:table-cell>
              <table:table-cell office:value-type="float" office:value="4230.2">
                <text:p>4230.2</text:p>
              </table:table-cell>
              <table:table-cell office:value-type="float" office:value="4150.4">
                <text:p>4150.4</text:p>
              </table:table-cell>
              <table:table-cell office:value-type="float" office:value="4522.9">
                <text:p>4522.9</text:p>
              </table:table-cell>
              <table:table-cell office:value-type="float" office:value="4345.5">
                <text:p>4345.5</text:p>
              </table:table-cell>
              <table:table-cell office:value-type="float" office:value="4256.9">
                <text:p>4256.9</text:p>
              </table:table-cell>
              <table:table-cell office:value-type="float" office:value="4168.2">
                <text:p>4168.2</text:p>
              </table:table-cell>
              <table:table-cell office:value-type="float" office:value="4589.4">
                <text:p>4589.4</text:p>
              </table:table-cell>
              <table:table-cell office:value-type="float" office:value="4489.7">
                <text:p>4489.7</text:p>
              </table:table-cell>
              <table:table-cell office:value-type="float" office:value="3511.9">
                <text:p>3511.9</text:p>
              </table:table-cell>
              <table:table-cell office:value-type="float" office:value="4903">
                <text:p>4903</text:p>
              </table:table-cell>
              <table:table-cell office:value-type="float" office:value="4190.3">
                <text:p>4190.3</text:p>
              </table:table-cell>
              <table:table-cell office:value-type="float" office:value="3272.5">
                <text:p>3272.5</text:p>
              </table:table-cell>
              <table:table-cell office:value-type="float" office:value="3192.6">
                <text:p>3192.6</text:p>
              </table:table-cell>
              <table:table-cell office:value-type="float" office:value="3192.6">
                <text:p>3192.6</text:p>
              </table:table-cell>
              <table:table-cell office:value-type="float" office:value="3458.7">
                <text:p>3458.7</text:p>
              </table:table-cell>
              <table:table-cell office:value-type="float" office:value="3370">
                <text:p>3370</text:p>
              </table:table-cell>
              <table:table-cell office:value-type="float" office:value="3691.5">
                <text:p>3691.5</text:p>
              </table:table-cell>
              <table:table-cell office:value-type="float" office:value="3691.5">
                <text:p>3691.5</text:p>
              </table:table-cell>
              <table:table-cell office:value-type="float" office:value="3192.6">
                <text:p>3192.6</text:p>
              </table:table-cell>
              <table:table-cell office:value-type="float" office:value="3990.8">
                <text:p>3990.8</text:p>
              </table:table-cell>
              <table:table-cell office:value-type="float" office:value="3492">
                <text:p>3492</text:p>
              </table:table-cell>
              <table:table-cell office:value-type="float" office:value="3392.2">
                <text:p>3392.2</text:p>
              </table:table-cell>
              <table:table-cell office:value-type="float" office:value="3876.8">
                <text:p>3876.8</text:p>
              </table:table-cell>
              <table:table-cell office:value-type="float" office:value="3762.8">
                <text:p>3762.8</text:p>
              </table:table-cell>
              <table:table-cell office:value-type="float" office:value="3292.4">
                <text:p>3292.4</text:p>
              </table:table-cell>
              <table:table-cell office:value-type="float" office:value="3192.6">
                <text:p>3192.6</text:p>
              </table:table-cell>
              <table:table-cell office:value-type="float" office:value="3648.7">
                <text:p>3648.7</text:p>
              </table:table-cell>
            </table:table-row>
            <table:table-row>
              <table:table-cell office:value-type="string">
                <text:p>1K</text:p>
                <draw:g>
                  <svg:desc>Sheet1.A18:Sheet1.A18</svg:desc>
                </draw:g>
              </table:table-cell>
              <table:table-cell office:value-type="float" office:value="4127.9">
                <text:p>4127.9</text:p>
                <draw:g>
                  <svg:desc>Sheet1.B18:Sheet1.BM18</svg:desc>
                </draw:g>
              </table:table-cell>
              <table:table-cell office:value-type="float" office:value="4006.5">
                <text:p>4006.5</text:p>
              </table:table-cell>
              <table:table-cell office:value-type="float" office:value="3780.2">
                <text:p>3780.2</text:p>
              </table:table-cell>
              <table:table-cell office:value-type="float" office:value="5108.2">
                <text:p>5108.2</text:p>
              </table:table-cell>
              <table:table-cell office:value-type="float" office:value="5088.3">
                <text:p>5088.3</text:p>
              </table:table-cell>
              <table:table-cell office:value-type="float" office:value="4846">
                <text:p>4846</text:p>
              </table:table-cell>
              <table:table-cell office:value-type="float" office:value="4482">
                <text:p>4482</text:p>
              </table:table-cell>
              <table:table-cell office:value-type="float" office:value="4441.9">
                <text:p>4441.9</text:p>
              </table:table-cell>
              <table:table-cell office:value-type="float" office:value="4294.9">
                <text:p>4294.9</text:p>
              </table:table-cell>
              <table:table-cell office:value-type="float" office:value="4789">
                <text:p>4789</text:p>
              </table:table-cell>
              <table:table-cell office:value-type="float" office:value="4948.6">
                <text:p>4948.6</text:p>
              </table:table-cell>
              <table:table-cell office:value-type="float" office:value="5218.7">
                <text:p>5218.7</text:p>
              </table:table-cell>
              <table:table-cell office:value-type="float" office:value="4446.9">
                <text:p>4446.9</text:p>
              </table:table-cell>
              <table:table-cell office:value-type="float" office:value="4482">
                <text:p>4482</text:p>
              </table:table-cell>
              <table:table-cell office:value-type="float" office:value="4522.9">
                <text:p>4522.9</text:p>
              </table:table-cell>
              <table:table-cell office:value-type="float" office:value="4643.8">
                <text:p>4643.8</text:p>
              </table:table-cell>
              <table:table-cell office:value-type="float" office:value="5321.1">
                <text:p>5321.1</text:p>
              </table:table-cell>
              <table:table-cell office:value-type="float" office:value="4063.4">
                <text:p>4063.4</text:p>
              </table:table-cell>
              <table:table-cell office:value-type="float" office:value="4700.3">
                <text:p>4700.3</text:p>
              </table:table-cell>
              <table:table-cell office:value-type="float" office:value="4070.6">
                <text:p>4070.6</text:p>
              </table:table-cell>
              <table:table-cell office:value-type="float" office:value="4789">
                <text:p>4789</text:p>
              </table:table-cell>
              <table:table-cell office:value-type="float" office:value="4079.5">
                <text:p>4079.5</text:p>
              </table:table-cell>
              <table:table-cell office:value-type="float" office:value="4389.9">
                <text:p>4389.9</text:p>
              </table:table-cell>
              <table:table-cell office:value-type="float" office:value="4789">
                <text:p>4789</text:p>
              </table:table-cell>
              <table:table-cell office:value-type="float" office:value="4560.9">
                <text:p>4560.9</text:p>
              </table:table-cell>
              <table:table-cell office:value-type="float" office:value="4446.9">
                <text:p>4446.9</text:p>
              </table:table-cell>
              <table:table-cell office:value-type="float" office:value="3691.5">
                <text:p>3691.5</text:p>
              </table:table-cell>
              <table:table-cell office:value-type="float" office:value="3591.7">
                <text:p>3591.7</text:p>
              </table:table-cell>
              <table:table-cell office:value-type="float" office:value="3492">
                <text:p>3492</text:p>
              </table:table-cell>
              <table:table-cell office:value-type="float" office:value="3392.2">
                <text:p>3392.2</text:p>
              </table:table-cell>
              <table:table-cell office:value-type="float" office:value="3762.8">
                <text:p>3762.8</text:p>
              </table:table-cell>
              <table:table-cell office:value-type="float" office:value="2837.9">
                <text:p>2837.9</text:p>
              </table:table-cell>
              <table:table-cell office:value-type="float" office:value="3092.9">
                <text:p>3092.9</text:p>
              </table:table-cell>
              <table:table-cell office:value-type="float" office:value="2660.5">
                <text:p>2660.5</text:p>
              </table:table-cell>
              <table:table-cell office:value-type="float" office:value="2893.3">
                <text:p>2893.3</text:p>
              </table:table-cell>
              <table:table-cell office:value-type="float" office:value="2793.6">
                <text:p>2793.6</text:p>
              </table:table-cell>
              <table:table-cell office:value-type="float" office:value="3078.6">
                <text:p>3078.6</text:p>
              </table:table-cell>
              <table:table-cell office:value-type="float" office:value="2964.6">
                <text:p>2964.6</text:p>
              </table:table-cell>
              <table:table-cell office:value-type="float" office:value="2594">
                <text:p>2594</text:p>
              </table:table-cell>
              <table:table-cell office:value-type="float" office:value="2850.6">
                <text:p>2850.6</text:p>
              </table:table-cell>
              <table:table-cell office:value-type="float" office:value="2394.5">
                <text:p>2394.5</text:p>
              </table:table-cell>
              <table:table-cell office:value-type="float" office:value="2736.5">
                <text:p>2736.5</text:p>
              </table:table-cell>
              <table:table-cell office:value-type="float" office:value="2622.5">
                <text:p>2622.5</text:p>
              </table:table-cell>
              <table:table-cell office:value-type="float" office:value="2622.5">
                <text:p>2622.5</text:p>
              </table:table-cell>
              <table:table-cell office:value-type="float" office:value="2508.5">
                <text:p>2508.5</text:p>
              </table:table-cell>
              <table:table-cell office:value-type="float" office:value="2508.5">
                <text:p>2508.5</text:p>
              </table:table-cell>
              <table:table-cell office:value-type="float" office:value="2394.5">
                <text:p>2394.5</text:p>
              </table:table-cell>
              <table:table-cell office:value-type="float" office:value="2394.5">
                <text:p>2394.5</text:p>
              </table:table-cell>
              <table:table-cell office:value-type="float" office:value="1995.4">
                <text:p>1995.4</text:p>
              </table:table-cell>
              <table:table-cell office:value-type="float" office:value="2280.5">
                <text:p>2280.5</text:p>
              </table:table-cell>
              <table:table-cell office:value-type="float" office:value="2280.5">
                <text:p>2280.5</text:p>
              </table:table-cell>
              <table:table-cell office:value-type="float" office:value="2166.4">
                <text:p>2166.4</text:p>
              </table:table-cell>
              <table:table-cell office:value-type="float" office:value="1895.6">
                <text:p>1895.6</text:p>
              </table:table-cell>
              <table:table-cell office:value-type="float" office:value="2052.4">
                <text:p>2052.4</text:p>
              </table:table-cell>
              <table:table-cell office:value-type="float" office:value="2052.4">
                <text:p>2052.4</text:p>
              </table:table-cell>
              <table:table-cell office:value-type="float" office:value="2052.4">
                <text:p>2052.4</text:p>
              </table:table-cell>
              <table:table-cell office:value-type="float" office:value="1938.4">
                <text:p>1938.4</text:p>
              </table:table-cell>
              <table:table-cell office:value-type="float" office:value="1938.4">
                <text:p>1938.4</text:p>
              </table:table-cell>
              <table:table-cell office:value-type="float" office:value="1938.4">
                <text:p>1938.4</text:p>
              </table:table-cell>
              <table:table-cell office:value-type="float" office:value="1696.1">
                <text:p>1696.1</text:p>
              </table:table-cell>
              <table:table-cell office:value-type="float" office:value="1824.4">
                <text:p>1824.4</text:p>
              </table:table-cell>
              <table:table-cell office:value-type="float" office:value="1824.4">
                <text:p>1824.4</text:p>
              </table:table-cell>
              <table:table-cell office:value-type="float" office:value="1824.4">
                <text:p>1824.4</text:p>
              </table:table-cell>
              <table:table-cell office:value-type="float" office:value="2128.4">
                <text:p>212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